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289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3.33cm"/>
    </style:style>
    <style:style style:name="co14" style:family="table-column">
      <style:table-column-properties fo:break-before="auto" style:column-width="2.977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4.175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d7d7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 style:data-style-name="N119">
      <style:text-properties fo:font-weight="bold" style:font-weight-asian="bold" style:font-weight-complex="bold"/>
    </style:style>
    <style:style style:name="ce7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1.9m_symmetric_detailed_result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61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4" office:value-type="string" calcext:value-type="string">
            <text:p>Fixed</text:p>
          </table:table-cell>
          <table:table-cell table:style-name="ce4" office:value-type="string" calcext:value-type="string">
            <text:p>Processing_Status</text:p>
          </table:table-cell>
          <table:table-cell table:style-name="ce4" office:value-type="string" calcext:value-type="string">
            <text:p>Total_Points</text:p>
          </table:table-cell>
          <table:table-cell table:style-name="ce4" office:value-type="string" calcext:value-type="string">
            <text:p>Total_Distance_km</text:p>
          </table:table-cell>
          <table:table-cell table:style-name="ce4" office:value-type="string" calcext:value-type="string">
            <text:p>Raw_Gain_m</text:p>
          </table:table-cell>
          <table:table-cell table:style-name="ce4" office:value-type="string" calcext:value-type="string">
            <text:p>Raw_Loss_m</text:p>
          </table:table-cell>
          <table:table-cell table:style-name="ce4" office:value-type="string" calcext:value-type="string">
            <text:p>Processed_Gain_m</text:p>
          </table:table-cell>
          <table:table-cell table:style-name="ce4" office:value-type="string" calcext:value-type="string">
            <text:p>Processed_Loss_m</text:p>
          </table:table-cell>
          <table:table-cell table:style-name="ce4" office:value-type="string" calcext:value-type="string">
            <text:p>Official_Gain_m</text:p>
          </table:table-cell>
          <table:table-cell table:style-name="ce4" office:value-type="string" calcext:value-type="string">
            <text:p>Accuracy_%</text:p>
          </table:table-cell>
          <table:table-cell table:style-name="ce6" office:value-type="string" calcext:value-type="string">
            <text:p>Raw Ratio</text:p>
          </table:table-cell>
          <table:table-cell table:style-name="ce4" office:value-type="string" calcext:value-type="string">
            <text:p>Gain_Loss_Ratio</text:p>
          </table:table-cell>
          <table:table-cell table:style-name="ce4" office:value-type="string" calcext:value-type="string">
            <text:p>Ratio Ratio</text:p>
          </table:table-cell>
          <table:table-cell table:style-name="ce4" office:value-type="string" calcext:value-type="string">
            <text:p>Gain_Reduction_%</text:p>
          </table:table-cell>
          <table:table-cell table:style-name="ce4" office:value-type="string" calcext:value-type="string">
            <text:p>Loss_Reduction_%</text:p>
          </table:table-cell>
          <table:table-cell table:style-name="ce4" office:value-type="string" calcext:value-type="string">
            <text:p>Interval_Used_m</text:p>
          </table:table-cell>
          <table:table-cell table:style-name="ce4" office:value-type="string" calcext:value-type="string">
            <text:p>Smoothing_Variant</text:p>
          </table:table-cell>
          <table:table-cell table:style-name="ce4" office:value-type="string" calcext:value-type="string">
            <text:p>Deadband_Filtering</text:p>
          </table:table-cell>
          <table:table-cell table:style-name="ce4" office:value-type="string" calcext:value-type="string">
            <text:p>Similarity_to_Official</text:p>
          </table:table-cell>
          <table:table-cell table:style-name="ce4" office:value-type="string" calcext:value-type="string">
            <text:p>Accuracy_Rating</text:p>
          </table:table-cell>
          <table:table-cell table:style-name="ce4" office:value-type="string" calcext:value-type="string">
            <text:p>Balance_Rating</text:p>
          </table:table-cell>
          <table:table-cell table:style-name="ce4" office:value-type="string" calcext:value-type="string">
            <text:p>Error_Message</text:p>
          </table:table-cell>
          <table:table-cell table:style-name="ce4" table:number-columns-repeated="16361"/>
        </table:table-row>
        <table:table-row table:style-name="ro1">
          <table:table-cell table:style-name="ce2" office:value-type="string" calcext:value-type="string">
            <text:p>2024_Speedgoat_Mountain_Races_by_UTMB_10k_Course_b9ba3159b0_Fixed.gpx</text:p>
          </table:table-cell>
          <table:table-cell table:style-name="ce5" table:formula="of:=IF(ISNUMBER(SEARCH(&quot;Fixed&quot;; [.A2])); &quot;yes&quot;; IF(ISNUMBER(SEARCH(&quot;Cleaned&quot;; [.A2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0.68" calcext:value-type="float">
            <text:p>10.68</text:p>
          </table:table-cell>
          <table:table-cell table:style-name="ce5" office:value-type="float" office:value="3035.5" calcext:value-type="float">
            <text:p>3035.5</text:p>
          </table:table-cell>
          <table:table-cell table:style-name="ce5" office:value-type="float" office:value="562" calcext:value-type="float">
            <text:p>562</text:p>
          </table:table-cell>
          <table:table-cell table:style-name="ce5" office:value-type="float" office:value="2970.6" calcext:value-type="float">
            <text:p>2970.6</text:p>
          </table:table-cell>
          <table:table-cell table:style-name="ce5" office:value-type="float" office:value="494.7" calcext:value-type="float">
            <text:p>494.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2]/[.G2]" office:value-type="float" office:value="5.40124555160142" calcext:value-type="float">
            <text:p>5.401</text:p>
          </table:table-cell>
          <table:table-cell table:style-name="ce5" office:value-type="float" office:value="6.004" calcext:value-type="float">
            <text:p>6.004</text:p>
          </table:table-cell>
          <table:table-cell table:style-name="ce7" table:formula="of:=[.M2]/[.L2]" office:value-type="float" office:value="1.11159545379674" calcext:value-type="float">
            <text:p>1.112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POOR (&lt;0.5 or &gt;2.0)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calcext:value-type="string">
            <text:p>TalgarTrail25_56211738921774_Cleaned.gpx</text:p>
          </table:table-cell>
          <table:table-cell table:formula="of:=IF(ISNUMBER(SEARCH(&quot;Fixed&quot;; [.A3])); &quot;yes&quot;; IF(ISNUMBER(SEARCH(&quot;Cleaned&quot;; [.A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735" calcext:value-type="float">
            <text:p>10735</text:p>
          </table:table-cell>
          <table:table-cell office:value-type="float" office:value="19.98" calcext:value-type="float">
            <text:p>19.98</text:p>
          </table:table-cell>
          <table:table-cell office:value-type="float" office:value="2323.2" calcext:value-type="float">
            <text:p>2323.2</text:p>
          </table:table-cell>
          <table:table-cell office:value-type="float" office:value="691.2" calcext:value-type="float">
            <text:p>691.2</text:p>
          </table:table-cell>
          <table:table-cell office:value-type="float" office:value="2303" calcext:value-type="float">
            <text:p>2303</text:p>
          </table:table-cell>
          <table:table-cell office:value-type="float" office:value="670.1" calcext:value-type="float">
            <text:p>67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]/[.G3]" office:value-type="float" office:value="3.36111111111111" calcext:value-type="float">
            <text:p>3.361</text:p>
          </table:table-cell>
          <table:table-cell office:value-type="float" office:value="3.437" calcext:value-type="float">
            <text:p>3.437</text:p>
          </table:table-cell>
          <table:table-cell table:style-name="ce7" table:formula="of:=[.M3]/[.L3]" office:value-type="float" office:value="1.02257851239669" calcext:value-type="float">
            <text:p>1.023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OR (&lt;0.5 or &gt;2.0)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2024_Speedgoat_Mountain_Races_by_UTMB_28k_Course_3a1dde400f_Fixed.gpx</text:p>
          </table:table-cell>
          <table:table-cell table:style-name="ce5" table:formula="of:=IF(ISNUMBER(SEARCH(&quot;Fixed&quot;; [.A4])); &quot;yes&quot;; IF(ISNUMBER(SEARCH(&quot;Cleaned&quot;; [.A4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1072" calcext:value-type="float">
            <text:p>1072</text:p>
          </table:table-cell>
          <table:table-cell table:style-name="ce5" office:value-type="float" office:value="38.44" calcext:value-type="float">
            <text:p>38.44</text:p>
          </table:table-cell>
          <table:table-cell table:style-name="ce5" office:value-type="float" office:value="4733.4" calcext:value-type="float">
            <text:p>4733.4</text:p>
          </table:table-cell>
          <table:table-cell table:style-name="ce5" office:value-type="float" office:value="2260.6" calcext:value-type="float">
            <text:p>2260.6</text:p>
          </table:table-cell>
          <table:table-cell table:style-name="ce5" office:value-type="float" office:value="4531.7" calcext:value-type="float">
            <text:p>4531.7</text:p>
          </table:table-cell>
          <table:table-cell table:style-name="ce5" office:value-type="float" office:value="2057.8" calcext:value-type="float">
            <text:p>2057.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4]/[.G4]" office:value-type="float" office:value="2.09386888436698" calcext:value-type="float">
            <text:p>2.094</text:p>
          </table:table-cell>
          <table:table-cell table:style-name="ce5" office:value-type="float" office:value="2.202" calcext:value-type="float">
            <text:p>2.202</text:p>
          </table:table-cell>
          <table:table-cell table:style-name="ce7" table:formula="of:=[.M4]/[.L4]" office:value-type="float" office:value="1.05164177969324" calcext:value-type="float">
            <text:p>1.052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POOR (&lt;0.5 or &gt;2.0)</text:p>
          </table:table-cell>
          <table:table-cell table:style-name="ce5"/>
          <table:table-cell table:number-columns-repeated="16361"/>
        </table:table-row>
        <table:table-row table:style-name="ro1">
          <table:table-cell table:style-name="ce2" office:value-type="string" calcext:value-type="string">
            <text:p>Trail_21k_Includes_Aid_Stations_2024_db8c8ccd98_Fixed.gpx</text:p>
          </table:table-cell>
          <table:table-cell table:style-name="ce5" table:formula="of:=IF(ISNUMBER(SEARCH(&quot;Fixed&quot;; [.A5])); &quot;yes&quot;; IF(ISNUMBER(SEARCH(&quot;Cleaned&quot;; [.A5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1807" calcext:value-type="float">
            <text:p>1807</text:p>
          </table:table-cell>
          <table:table-cell table:style-name="ce5" office:value-type="float" office:value="4746.46" calcext:value-type="float">
            <text:p>4746.46</text:p>
          </table:table-cell>
          <table:table-cell table:style-name="ce5" office:value-type="float" office:value="3145.8" calcext:value-type="float">
            <text:p>3145.8</text:p>
          </table:table-cell>
          <table:table-cell table:style-name="ce5" office:value-type="float" office:value="1839.9" calcext:value-type="float">
            <text:p>1839.9</text:p>
          </table:table-cell>
          <table:table-cell table:style-name="ce5" office:value-type="float" office:value="3067.2" calcext:value-type="float">
            <text:p>3067.2</text:p>
          </table:table-cell>
          <table:table-cell table:style-name="ce5" office:value-type="float" office:value="1760.9" calcext:value-type="float">
            <text:p>1760.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5]/[.G5]" office:value-type="float" office:value="1.70976683515408" calcext:value-type="float">
            <text:p>1.710</text:p>
          </table:table-cell>
          <table:table-cell table:style-name="ce5" office:value-type="float" office:value="1.742" calcext:value-type="float">
            <text:p>1.742</text:p>
          </table:table-cell>
          <table:table-cell table:style-name="ce7" table:formula="of:=[.M5]/[.L5]" office:value-type="float" office:value="1.0188523745947" calcext:value-type="float">
            <text:p>1.019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ACCEPTABLE (0.5-2.0)</text:p>
          </table:table-cell>
          <table:table-cell table:style-name="ce5"/>
          <table:table-cell table:number-columns-repeated="16361"/>
        </table:table-row>
        <table:table-row table:style-name="ro1">
          <table:table-cell table:style-name="ce2" office:value-type="string" calcext:value-type="string">
            <text:p>2024_Speedgoat_Mountain_Races_by_UTMB_50k_Course_80b5c5f415_Fixed.gpx</text:p>
          </table:table-cell>
          <table:table-cell table:style-name="ce5" table:formula="of:=IF(ISNUMBER(SEARCH(&quot;Fixed&quot;; [.A6])); &quot;yes&quot;; IF(ISNUMBER(SEARCH(&quot;Cleaned&quot;; [.A6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1742" calcext:value-type="float">
            <text:p>1742</text:p>
          </table:table-cell>
          <table:table-cell table:style-name="ce5" office:value-type="float" office:value="71.92" calcext:value-type="float">
            <text:p>71.92</text:p>
          </table:table-cell>
          <table:table-cell table:style-name="ce5" office:value-type="float" office:value="6266.9" calcext:value-type="float">
            <text:p>6266.9</text:p>
          </table:table-cell>
          <table:table-cell table:style-name="ce5" office:value-type="float" office:value="3804.7" calcext:value-type="float">
            <text:p>3804.7</text:p>
          </table:table-cell>
          <table:table-cell table:style-name="ce5" office:value-type="float" office:value="5965.9" calcext:value-type="float">
            <text:p>5965.9</text:p>
          </table:table-cell>
          <table:table-cell table:style-name="ce5" office:value-type="float" office:value="3502.2" calcext:value-type="float">
            <text:p>3502.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6]/[.G6]" office:value-type="float" office:value="1.64714694982522" calcext:value-type="float">
            <text:p>1.647</text:p>
          </table:table-cell>
          <table:table-cell table:style-name="ce5" office:value-type="float" office:value="1.703" calcext:value-type="float">
            <text:p>1.703</text:p>
          </table:table-cell>
          <table:table-cell table:style-name="ce7" table:formula="of:=[.M6]/[.L6]" office:value-type="float" office:value="1.03390896615552" calcext:value-type="float">
            <text:p>1.034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ACCEPTABLE (0.5-2.0)</text:p>
          </table:table-cell>
          <table:table-cell table:style-name="ce5"/>
          <table:table-cell table:number-columns-repeated="16361"/>
        </table:table-row>
        <table:table-row table:style-name="ro1">
          <table:table-cell table:style-name="ce2" office:value-type="string" calcext:value-type="string">
            <text:p>Trail_50k2024_62c7002d87_Fixed.gpx</text:p>
          </table:table-cell>
          <table:table-cell table:style-name="ce5" table:formula="of:=IF(ISNUMBER(SEARCH(&quot;Fixed&quot;; [.A7])); &quot;yes&quot;; IF(ISNUMBER(SEARCH(&quot;Cleaned&quot;; [.A7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3423" calcext:value-type="float">
            <text:p>3423</text:p>
          </table:table-cell>
          <table:table-cell table:style-name="ce5" office:value-type="float" office:value="4775.81" calcext:value-type="float">
            <text:p>4775.81</text:p>
          </table:table-cell>
          <table:table-cell table:style-name="ce5" office:value-type="float" office:value="5096.4" calcext:value-type="float">
            <text:p>5096.4</text:p>
          </table:table-cell>
          <table:table-cell table:style-name="ce5" office:value-type="float" office:value="3783.1" calcext:value-type="float">
            <text:p>3783.1</text:p>
          </table:table-cell>
          <table:table-cell table:style-name="ce5" office:value-type="float" office:value="4856.1" calcext:value-type="float">
            <text:p>4856.1</text:p>
          </table:table-cell>
          <table:table-cell table:style-name="ce5" office:value-type="float" office:value="3536.6" calcext:value-type="float">
            <text:p>3536.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7]/[.G7]" office:value-type="float" office:value="1.34714916338453" calcext:value-type="float">
            <text:p>1.347</text:p>
          </table:table-cell>
          <table:table-cell table:style-name="ce5" office:value-type="float" office:value="1.373" calcext:value-type="float">
            <text:p>1.373</text:p>
          </table:table-cell>
          <table:table-cell table:style-name="ce7" table:formula="of:=[.M7]/[.L7]" office:value-type="float" office:value="1.01918929047955" calcext:value-type="float">
            <text:p>1.019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ACCEPTABLE (0.5-2.0)</text:p>
          </table:table-cell>
          <table:table-cell table:style-name="ce5" table:number-columns-repeated="16362"/>
        </table:table-row>
        <table:table-row table:style-name="ro1">
          <table:table-cell office:value-type="string" calcext:value-type="string">
            <text:p>vut13_Cleaned.gpx</text:p>
          </table:table-cell>
          <table:table-cell table:formula="of:=IF(ISNUMBER(SEARCH(&quot;Fixed&quot;; [.A8])); &quot;yes&quot;; IF(ISNUMBER(SEARCH(&quot;Cleaned&quot;; [.A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12" calcext:value-type="float">
            <text:p>1012</text:p>
          </table:table-cell>
          <table:table-cell office:value-type="float" office:value="12.71" calcext:value-type="float">
            <text:p>12.71</text:p>
          </table:table-cell>
          <table:table-cell office:value-type="float" office:value="1160.9" calcext:value-type="float">
            <text:p>1160.9</text:p>
          </table:table-cell>
          <table:table-cell office:value-type="float" office:value="871.1" calcext:value-type="float">
            <text:p>871.1</text:p>
          </table:table-cell>
          <table:table-cell office:value-type="float" office:value="1045.6" calcext:value-type="float">
            <text:p>1045.6</text:p>
          </table:table-cell>
          <table:table-cell office:value-type="float" office:value="756.6" calcext:value-type="float">
            <text:p>756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]/[.G8]" office:value-type="float" office:value="1.33268281483182" calcext:value-type="float">
            <text:p>1.333</text:p>
          </table:table-cell>
          <table:table-cell office:value-type="float" office:value="1.382" calcext:value-type="float">
            <text:p>1.382</text:p>
          </table:table-cell>
          <table:table-cell table:style-name="ce7" table:formula="of:=[.M8]/[.L8]" office:value-type="float" office:value="1.0370059436644" calcext:value-type="float">
            <text:p>1.037</text:p>
          </table:table-cell>
          <table:table-cell office:value-type="float" office:value="9.9" calcext:value-type="float">
            <text:p>9.9</text:p>
          </table:table-cell>
          <table:table-cell office:value-type="float" office:value="13.1" calcext:value-type="float">
            <text:p>13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PTABLE (0.5-2.0)</text:p>
          </table:table-cell>
          <table:table-cell/>
          <table:table-cell table:style-name="ce5" table:number-columns-repeated="16361"/>
        </table:table-row>
        <table:table-row table:style-name="ro1">
          <table:table-cell table:style-name="ce2" office:value-type="string" calcext:value-type="string">
            <text:p>Trail_80_K2024_Parc_Central_4454e3113a_Fixed.gpx</text:p>
          </table:table-cell>
          <table:table-cell table:style-name="ce5" table:formula="of:=IF(ISNUMBER(SEARCH(&quot;Fixed&quot;; [.A9])); &quot;yes&quot;; IF(ISNUMBER(SEARCH(&quot;Cleaned&quot;; [.A9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4027" calcext:value-type="float">
            <text:p>4027</text:p>
          </table:table-cell>
          <table:table-cell table:style-name="ce5" office:value-type="float" office:value="4817.18" calcext:value-type="float">
            <text:p>4817.18</text:p>
          </table:table-cell>
          <table:table-cell table:style-name="ce5" office:value-type="float" office:value="5699.3" calcext:value-type="float">
            <text:p>5699.3</text:p>
          </table:table-cell>
          <table:table-cell table:style-name="ce5" office:value-type="float" office:value="4391.4" calcext:value-type="float">
            <text:p>4391.4</text:p>
          </table:table-cell>
          <table:table-cell table:style-name="ce5" office:value-type="float" office:value="5401.2" calcext:value-type="float">
            <text:p>5401.2</text:p>
          </table:table-cell>
          <table:table-cell table:style-name="ce5" office:value-type="float" office:value="4093.5" calcext:value-type="float">
            <text:p>4093.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9]/[.G9]" office:value-type="float" office:value="1.29783212642893" calcext:value-type="float">
            <text:p>1.298</text:p>
          </table:table-cell>
          <table:table-cell table:style-name="ce5" office:value-type="float" office:value="1.319" calcext:value-type="float">
            <text:p>1.319</text:p>
          </table:table-cell>
          <table:table-cell table:style-name="ce7" table:formula="of:=[.M9]/[.L9]" office:value-type="float" office:value="1.01631017844297" calcext:value-type="float">
            <text:p>1.016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ACCEPTABLE (0.5-2.0)</text:p>
          </table:table-cell>
          <table:table-cell table:style-name="ce5" table:number-columns-repeated="16362"/>
        </table:table-row>
        <table:table-row table:style-name="ro1">
          <table:table-cell table:style-name="ce2" office:value-type="string" calcext:value-type="string">
            <text:p>montan-aspe-2025-la-rando-2025-bergout-via-le-poey_Fixed.gpx</text:p>
          </table:table-cell>
          <table:table-cell table:style-name="ce5" table:formula="of:=IF(ISNUMBER(SEARCH(&quot;Fixed&quot;; [.A10])); &quot;yes&quot;; IF(ISNUMBER(SEARCH(&quot;Cleaned&quot;; [.A10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593" calcext:value-type="float">
            <text:p>593</text:p>
          </table:table-cell>
          <table:table-cell table:style-name="ce5" office:value-type="float" office:value="4749.37" calcext:value-type="float">
            <text:p>4749.37</text:p>
          </table:table-cell>
          <table:table-cell table:style-name="ce5" office:value-type="float" office:value="2266" calcext:value-type="float">
            <text:p>2266</text:p>
          </table:table-cell>
          <table:table-cell table:style-name="ce5" office:value-type="float" office:value="1852" calcext:value-type="float">
            <text:p>1852</text:p>
          </table:table-cell>
          <table:table-cell table:style-name="ce5" office:value-type="float" office:value="2160.5" calcext:value-type="float">
            <text:p>2160.5</text:p>
          </table:table-cell>
          <table:table-cell table:style-name="ce5" office:value-type="float" office:value="1745.9" calcext:value-type="float">
            <text:p>1745.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10]/[.G10]" office:value-type="float" office:value="1.22354211663067" calcext:value-type="float">
            <text:p>1.224</text:p>
          </table:table-cell>
          <table:table-cell table:style-name="ce5" office:value-type="float" office:value="1.237" calcext:value-type="float">
            <text:p>1.237</text:p>
          </table:table-cell>
          <table:table-cell table:style-name="ce7" table:formula="of:=[.M10]/[.L10]" office:value-type="float" office:value="1.01099911738747" calcext:value-type="float">
            <text:p>1.011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ACCEPTABLE (0.5-2.0)</text:p>
          </table:table-cell>
          <table:table-cell table:style-name="ce5"/>
          <table:table-cell table:number-columns-repeated="16361"/>
        </table:table-row>
        <table:table-row table:style-name="ro1">
          <table:table-cell table:style-name="ce2" office:value-type="string" calcext:value-type="string">
            <text:p>montan-aspe-2025-la-ronde-de-bergout-2025_Fixed.gpx</text:p>
          </table:table-cell>
          <table:table-cell table:style-name="ce5" table:formula="of:=IF(ISNUMBER(SEARCH(&quot;Fixed&quot;; [.A11])); &quot;yes&quot;; IF(ISNUMBER(SEARCH(&quot;Cleaned&quot;; [.A11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4751.26" calcext:value-type="float">
            <text:p>4751.26</text:p>
          </table:table-cell>
          <table:table-cell table:style-name="ce5" office:value-type="float" office:value="2319" calcext:value-type="float">
            <text:p>2319</text:p>
          </table:table-cell>
          <table:table-cell table:style-name="ce5" office:value-type="float" office:value="1905" calcext:value-type="float">
            <text:p>1905</text:p>
          </table:table-cell>
          <table:table-cell table:style-name="ce5" office:value-type="float" office:value="2199.7" calcext:value-type="float">
            <text:p>2199.7</text:p>
          </table:table-cell>
          <table:table-cell table:style-name="ce5" office:value-type="float" office:value="1785.6" calcext:value-type="float">
            <text:p>1785.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11]/[.G11]" office:value-type="float" office:value="1.21732283464567" calcext:value-type="float">
            <text:p>1.217</text:p>
          </table:table-cell>
          <table:table-cell table:style-name="ce5" office:value-type="float" office:value="1.232" calcext:value-type="float">
            <text:p>1.232</text:p>
          </table:table-cell>
          <table:table-cell table:style-name="ce7" table:formula="of:=[.M11]/[.L11]" office:value-type="float" office:value="1.01205692108668" calcext:value-type="float">
            <text:p>1.012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ACCEPTABLE (0.5-2.0)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calcext:value-type="string">
            <text:p>Arc_12_Cleaned.gpx</text:p>
          </table:table-cell>
          <table:table-cell table:formula="of:=IF(ISNUMBER(SEARCH(&quot;Fixed&quot;; [.A12])); &quot;yes&quot;; IF(ISNUMBER(SEARCH(&quot;Cleaned&quot;; [.A1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47" calcext:value-type="float">
            <text:p>247</text:p>
          </table:table-cell>
          <table:table-cell office:value-type="float" office:value="18.98" calcext:value-type="float">
            <text:p>18.98</text:p>
          </table:table-cell>
          <table:table-cell office:value-type="float" office:value="578.8" calcext:value-type="float">
            <text:p>578.8</text:p>
          </table:table-cell>
          <table:table-cell office:value-type="float" office:value="485.7" calcext:value-type="float">
            <text:p>485.7</text:p>
          </table:table-cell>
          <table:table-cell office:value-type="float" office:value="496.2" calcext:value-type="float">
            <text:p>496.2</text:p>
          </table:table-cell>
          <table:table-cell office:value-type="float" office:value="402.5" calcext:value-type="float">
            <text:p>402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]/[.G12]" office:value-type="float" office:value="1.1916821082973" calcext:value-type="float">
            <text:p>1.192</text:p>
          </table:table-cell>
          <table:table-cell office:value-type="float" office:value="1.233" calcext:value-type="float">
            <text:p>1.233</text:p>
          </table:table-cell>
          <table:table-cell table:style-name="ce7" table:formula="of:=[.M12]/[.L12]" office:value-type="float" office:value="1.03467190739461" calcext:value-type="float">
            <text:p>1.035</text:p>
          </table:table-cell>
          <table:table-cell office:value-type="float" office:value="14.3" calcext:value-type="float">
            <text:p>14.3</text:p>
          </table:table-cell>
          <table:table-cell office:value-type="float" office:value="17.1" calcext:value-type="float">
            <text:p>17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PTABLE (0.5-2.0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tmb_100k_AGG_16_mag_25_mrw_e30210677b_Cleaned.gpx</text:p>
          </table:table-cell>
          <table:table-cell table:formula="of:=IF(ISNUMBER(SEARCH(&quot;Fixed&quot;; [.A13])); &quot;yes&quot;; IF(ISNUMBER(SEARCH(&quot;Cleaned&quot;; [.A1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836" calcext:value-type="float">
            <text:p>6836</text:p>
          </table:table-cell>
          <table:table-cell office:value-type="float" office:value="80.5" calcext:value-type="float">
            <text:p>80.5</text:p>
          </table:table-cell>
          <table:table-cell office:value-type="float" office:value="6868" calcext:value-type="float">
            <text:p>6868</text:p>
          </table:table-cell>
          <table:table-cell office:value-type="float" office:value="5833.6" calcext:value-type="float">
            <text:p>5833.6</text:p>
          </table:table-cell>
          <table:table-cell office:value-type="float" office:value="6203.5" calcext:value-type="float">
            <text:p>6203.5</text:p>
          </table:table-cell>
          <table:table-cell office:value-type="float" office:value="5167.8" calcext:value-type="float">
            <text:p>5167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]/[.G13]" office:value-type="float" office:value="1.1773176083379" calcext:value-type="float">
            <text:p>1.177</text:p>
          </table:table-cell>
          <table:table-cell office:value-type="float" office:value="1.2" calcext:value-type="float">
            <text:p>1.2</text:p>
          </table:table-cell>
          <table:table-cell table:style-name="ce7" table:formula="of:=[.M13]/[.L13]" office:value-type="float" office:value="1.01926616191031" calcext:value-type="float">
            <text:p>1.019</text:p>
          </table:table-cell>
          <table:table-cell office:value-type="float" office:value="9.7" calcext:value-type="float">
            <text:p>9.7</text:p>
          </table:table-cell>
          <table:table-cell office:value-type="float" office:value="11.4" calcext:value-type="float">
            <text:p>11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PTABLE (0.5-2.0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4_wild25k_officiel_c60f18e9f4_Cleaned.gpx</text:p>
          </table:table-cell>
          <table:table-cell table:formula="of:=IF(ISNUMBER(SEARCH(&quot;Fixed&quot;; [.A14])); &quot;yes&quot;; IF(ISNUMBER(SEARCH(&quot;Cleaned&quot;; [.A1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925" calcext:value-type="float">
            <text:p>2925</text:p>
          </table:table-cell>
          <table:table-cell office:value-type="float" office:value="26.45" calcext:value-type="float">
            <text:p>26.45</text:p>
          </table:table-cell>
          <table:table-cell office:value-type="float" office:value="1281.1" calcext:value-type="float">
            <text:p>1281.1</text:p>
          </table:table-cell>
          <table:table-cell office:value-type="float" office:value="1162.3" calcext:value-type="float">
            <text:p>1162.3</text:p>
          </table:table-cell>
          <table:table-cell office:value-type="float" office:value="1165.7" calcext:value-type="float">
            <text:p>1165.7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]/[.G14]" office:value-type="float" office:value="1.10221113309817" calcext:value-type="float">
            <text:p>1.102</text:p>
          </table:table-cell>
          <table:table-cell office:value-type="float" office:value="1.114" calcext:value-type="float">
            <text:p>1.114</text:p>
          </table:table-cell>
          <table:table-cell table:style-name="ce7" table:formula="of:=[.M14]/[.L14]" office:value-type="float" office:value="1.01069565217391" calcext:value-type="float">
            <text:p>1.0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OD (0.8-1.2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rw_utmb_100_m_AGG_24_MAG_222dc89847_Cleaned.gpx</text:p>
          </table:table-cell>
          <table:table-cell table:formula="of:=IF(ISNUMBER(SEARCH(&quot;Fixed&quot;; [.A15])); &quot;yes&quot;; IF(ISNUMBER(SEARCH(&quot;Cleaned&quot;; [.A1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743" calcext:value-type="float">
            <text:p>8743</text:p>
          </table:table-cell>
          <table:table-cell office:value-type="float" office:value="119.08" calcext:value-type="float">
            <text:p>119.08</text:p>
          </table:table-cell>
          <table:table-cell office:value-type="float" office:value="8974.8" calcext:value-type="float">
            <text:p>8974.8</text:p>
          </table:table-cell>
          <table:table-cell office:value-type="float" office:value="8174.4" calcext:value-type="float">
            <text:p>8174.4</text:p>
          </table:table-cell>
          <table:table-cell office:value-type="float" office:value="8182.4" calcext:value-type="float">
            <text:p>8182.4</text:p>
          </table:table-cell>
          <table:table-cell office:value-type="float" office:value="7381.7" calcext:value-type="float">
            <text:p>7381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]/[.G15]" office:value-type="float" office:value="1.09791544333529" calcext:value-type="float">
            <text:p>1.098</text:p>
          </table:table-cell>
          <table:table-cell office:value-type="float" office:value="1.108" calcext:value-type="float">
            <text:p>1.108</text:p>
          </table:table-cell>
          <table:table-cell table:style-name="ce7" table:formula="of:=[.M15]/[.L15]" office:value-type="float" office:value="1.00918518518519" calcext:value-type="float">
            <text:p>1.009</text:p>
          </table:table-cell>
          <table:table-cell office:value-type="float" office:value="8.8" calcext:value-type="float">
            <text:p>8.8</text:p>
          </table:table-cell>
          <table:table-cell office:value-type="float" office:value="9.7" calcext:value-type="float">
            <text:p>9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OD (0.8-1.2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rw_utmb_100_m_Cleaned.gpx</text:p>
          </table:table-cell>
          <table:table-cell table:formula="of:=IF(ISNUMBER(SEARCH(&quot;Fixed&quot;; [.A16])); &quot;yes&quot;; IF(ISNUMBER(SEARCH(&quot;Cleaned&quot;; [.A1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743" calcext:value-type="float">
            <text:p>8743</text:p>
          </table:table-cell>
          <table:table-cell office:value-type="float" office:value="119.08" calcext:value-type="float">
            <text:p>119.08</text:p>
          </table:table-cell>
          <table:table-cell office:value-type="float" office:value="8974.8" calcext:value-type="float">
            <text:p>8974.8</text:p>
          </table:table-cell>
          <table:table-cell office:value-type="float" office:value="8174.4" calcext:value-type="float">
            <text:p>8174.4</text:p>
          </table:table-cell>
          <table:table-cell office:value-type="float" office:value="8182.4" calcext:value-type="float">
            <text:p>8182.4</text:p>
          </table:table-cell>
          <table:table-cell office:value-type="float" office:value="7381.7" calcext:value-type="float">
            <text:p>7381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]/[.G16]" office:value-type="float" office:value="1.09791544333529" calcext:value-type="float">
            <text:p>1.098</text:p>
          </table:table-cell>
          <table:table-cell office:value-type="float" office:value="1.108" calcext:value-type="float">
            <text:p>1.108</text:p>
          </table:table-cell>
          <table:table-cell table:style-name="ce7" table:formula="of:=[.M16]/[.L16]" office:value-type="float" office:value="1.00918518518519" calcext:value-type="float">
            <text:p>1.009</text:p>
          </table:table-cell>
          <table:table-cell office:value-type="float" office:value="8.8" calcext:value-type="float">
            <text:p>8.8</text:p>
          </table:table-cell>
          <table:table-cell office:value-type="float" office:value="9.7" calcext:value-type="float">
            <text:p>9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OD (0.8-1.2)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la-barjo-50_Fixed.gpx</text:p>
          </table:table-cell>
          <table:table-cell table:style-name="ce5" table:formula="of:=IF(ISNUMBER(SEARCH(&quot;Fixed&quot;; [.A17])); &quot;yes&quot;; IF(ISNUMBER(SEARCH(&quot;Cleaned&quot;; [.A17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2114" calcext:value-type="float">
            <text:p>2114</text:p>
          </table:table-cell>
          <table:table-cell table:style-name="ce5" office:value-type="float" office:value="5512.59" calcext:value-type="float">
            <text:p>5512.59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1857" calcext:value-type="float">
            <text:p>1857</text:p>
          </table:table-cell>
          <table:table-cell table:style-name="ce5" office:value-type="float" office:value="1562.6" calcext:value-type="float">
            <text:p>1562.6</text:p>
          </table:table-cell>
          <table:table-cell table:style-name="ce5" office:value-type="float" office:value="1402.6" calcext:value-type="float">
            <text:p>1402.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17]/[.G17]" office:value-type="float" office:value="1.08616047388261" calcext:value-type="float">
            <text:p>1.086</text:p>
          </table:table-cell>
          <table:table-cell table:style-name="ce5" office:value-type="float" office:value="1.114" calcext:value-type="float">
            <text:p>1.114</text:p>
          </table:table-cell>
          <table:table-cell table:style-name="ce7" table:formula="of:=[.M17]/[.L17]" office:value-type="float" office:value="1.02563113534953" calcext:value-type="float">
            <text:p>1.026</text:p>
          </table:table-cell>
          <table:table-cell table:style-name="ce5" office:value-type="float" office:value="22.5" calcext:value-type="float">
            <text:p>22.5</text:p>
          </table:table-cell>
          <table:table-cell table:style-name="ce5" office:value-type="float" office:value="24.5" calcext:value-type="float">
            <text:p>24.5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GOOD (0.8-1.2)</text:p>
          </table:table-cell>
          <table:table-cell table:style-name="ce5"/>
          <table:table-cell table:number-columns-repeated="16361"/>
        </table:table-row>
        <table:table-row table:style-name="ro1">
          <table:table-cell table:style-name="ce2" office:value-type="string" calcext:value-type="string">
            <text:p>montan-aspe-2025-le-defi-de-l-ourdinse-2025_Fixed.gpx</text:p>
          </table:table-cell>
          <table:table-cell table:style-name="ce5" table:formula="of:=IF(ISNUMBER(SEARCH(&quot;Fixed&quot;; [.A18])); &quot;yes&quot;; IF(ISNUMBER(SEARCH(&quot;Cleaned&quot;; [.A18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1611" calcext:value-type="float">
            <text:p>1611</text:p>
          </table:table-cell>
          <table:table-cell table:style-name="ce5" office:value-type="float" office:value="4780.08" calcext:value-type="float">
            <text:p>4780.08</text:p>
          </table:table-cell>
          <table:table-cell table:style-name="ce5" office:value-type="float" office:value="5788" calcext:value-type="float">
            <text:p>5788</text:p>
          </table:table-cell>
          <table:table-cell table:style-name="ce5" office:value-type="float" office:value="5374" calcext:value-type="float">
            <text:p>5374</text:p>
          </table:table-cell>
          <table:table-cell table:style-name="ce5" office:value-type="float" office:value="5303.4" calcext:value-type="float">
            <text:p>5303.4</text:p>
          </table:table-cell>
          <table:table-cell table:style-name="ce5" office:value-type="float" office:value="4888.9" calcext:value-type="float">
            <text:p>4888.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18]/[.G18]" office:value-type="float" office:value="1.07703758838854" calcext:value-type="float">
            <text:p>1.077</text:p>
          </table:table-cell>
          <table:table-cell table:style-name="ce5" office:value-type="float" office:value="1.085" calcext:value-type="float">
            <text:p>1.085</text:p>
          </table:table-cell>
          <table:table-cell table:style-name="ce7" table:formula="of:=[.M18]/[.L18]" office:value-type="float" office:value="1.00739288182446" calcext:value-type="float">
            <text:p>1.007</text:p>
          </table:table-cell>
          <table:table-cell table:style-name="ce5" office:value-type="float" office:value="8.4" calcext:value-type="float">
            <text:p>8.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VERY_GOOD (0.9-1.1)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calcext:value-type="string">
            <text:p>2024_wild70k_officiel_f753e23b7c_Cleaned.gpx</text:p>
          </table:table-cell>
          <table:table-cell table:formula="of:=IF(ISNUMBER(SEARCH(&quot;Fixed&quot;; [.A19])); &quot;yes&quot;; IF(ISNUMBER(SEARCH(&quot;Cleaned&quot;; [.A1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761" calcext:value-type="float">
            <text:p>6761</text:p>
          </table:table-cell>
          <table:table-cell office:value-type="float" office:value="68.56" calcext:value-type="float">
            <text:p>68.56</text:p>
          </table:table-cell>
          <table:table-cell office:value-type="float" office:value="4643.5" calcext:value-type="float">
            <text:p>4643.5</text:p>
          </table:table-cell>
          <table:table-cell office:value-type="float" office:value="4315.8" calcext:value-type="float">
            <text:p>4315.8</text:p>
          </table:table-cell>
          <table:table-cell office:value-type="float" office:value="4412.6" calcext:value-type="float">
            <text:p>4412.6</text:p>
          </table:table-cell>
          <table:table-cell office:value-type="float" office:value="4083.5" calcext:value-type="float">
            <text:p>4083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]/[.G19]" office:value-type="float" office:value="1.07593030260902" calcext:value-type="float">
            <text:p>1.076</text:p>
          </table:table-cell>
          <table:table-cell office:value-type="float" office:value="1.081" calcext:value-type="float">
            <text:p>1.081</text:p>
          </table:table-cell>
          <table:table-cell table:style-name="ce7" table:formula="of:=[.M19]/[.L19]" office:value-type="float" office:value="1.00471191988802" calcext:value-type="float">
            <text:p>1.005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JAT_80_km_b683bd5621_Cleaned.gpx</text:p>
          </table:table-cell>
          <table:table-cell table:formula="of:=IF(ISNUMBER(SEARCH(&quot;Fixed&quot;; [.A20])); &quot;yes&quot;; IF(ISNUMBER(SEARCH(&quot;Cleaned&quot;; [.A2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311" calcext:value-type="float">
            <text:p>3311</text:p>
          </table:table-cell>
          <table:table-cell office:value-type="float" office:value="78.4" calcext:value-type="float">
            <text:p>78.4</text:p>
          </table:table-cell>
          <table:table-cell office:value-type="float" office:value="4823.9" calcext:value-type="float">
            <text:p>4823.9</text:p>
          </table:table-cell>
          <table:table-cell office:value-type="float" office:value="4490.6" calcext:value-type="float">
            <text:p>4490.6</text:p>
          </table:table-cell>
          <table:table-cell office:value-type="float" office:value="4143.8" calcext:value-type="float">
            <text:p>4143.8</text:p>
          </table:table-cell>
          <table:table-cell office:value-type="float" office:value="3811.6" calcext:value-type="float">
            <text:p>3811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]/[.G20]" office:value-type="float" office:value="1.07422170756692" calcext:value-type="float">
            <text:p>1.074</text:p>
          </table:table-cell>
          <table:table-cell office:value-type="float" office:value="1.087" calcext:value-type="float">
            <text:p>1.087</text:p>
          </table:table-cell>
          <table:table-cell table:style-name="ce7" table:formula="of:=[.M20]/[.L20]" office:value-type="float" office:value="1.01189539584154" calcext:value-type="float">
            <text:p>1.012</text:p>
          </table:table-cell>
          <table:table-cell office:value-type="float" office:value="14.1" calcext:value-type="float">
            <text:p>14.1</text:p>
          </table:table-cell>
          <table:table-cell office:value-type="float" office:value="15.1" calcext:value-type="float">
            <text:p>1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v9_2024_UTK_by_UTMB_Miler_RACE_ALIGNMENT_WEB_c82fc5e149_Cleaned.gpx</text:p>
          </table:table-cell>
          <table:table-cell table:formula="of:=IF(ISNUMBER(SEARCH(&quot;Fixed&quot;; [.A21])); &quot;yes&quot;; IF(ISNUMBER(SEARCH(&quot;Cleaned&quot;; [.A2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1312" calcext:value-type="float">
            <text:p>11312</text:p>
          </table:table-cell>
          <table:table-cell office:value-type="float" office:value="161.03" calcext:value-type="float">
            <text:p>161.03</text:p>
          </table:table-cell>
          <table:table-cell office:value-type="float" office:value="7660.2" calcext:value-type="float">
            <text:p>7660.2</text:p>
          </table:table-cell>
          <table:table-cell office:value-type="float" office:value="7198.1" calcext:value-type="float">
            <text:p>7198.1</text:p>
          </table:table-cell>
          <table:table-cell office:value-type="float" office:value="6055.3" calcext:value-type="float">
            <text:p>6055.3</text:p>
          </table:table-cell>
          <table:table-cell office:value-type="float" office:value="5589.9" calcext:value-type="float">
            <text:p>5589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]/[.G21]" office:value-type="float" office:value="1.06419749656159" calcext:value-type="float">
            <text:p>1.064</text:p>
          </table:table-cell>
          <table:table-cell office:value-type="float" office:value="1.083" calcext:value-type="float">
            <text:p>1.083</text:p>
          </table:table-cell>
          <table:table-cell table:style-name="ce7" table:formula="of:=[.M21]/[.L21]" office:value-type="float" office:value="1.01766824625989" calcext:value-type="float">
            <text:p>1.018</text:p>
          </table:table-cell>
          <table:table-cell office:value-type="float" office:value="21" calcext:value-type="float">
            <text:p>21</text:p>
          </table:table-cell>
          <table:table-cell office:value-type="float" office:value="22.3" calcext:value-type="float">
            <text:p>22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JAT_50_km_2024_start_Zavrsnica_jezero_A1_2f19894782_Cleaned.gpx</text:p>
          </table:table-cell>
          <table:table-cell table:formula="of:=IF(ISNUMBER(SEARCH(&quot;Fixed&quot;; [.A22])); &quot;yes&quot;; IF(ISNUMBER(SEARCH(&quot;Cleaned&quot;; [.A2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327" calcext:value-type="float">
            <text:p>2327</text:p>
          </table:table-cell>
          <table:table-cell office:value-type="float" office:value="52.26" calcext:value-type="float">
            <text:p>52.26</text:p>
          </table:table-cell>
          <table:table-cell office:value-type="float" office:value="3330.4" calcext:value-type="float">
            <text:p>3330.4</text:p>
          </table:table-cell>
          <table:table-cell office:value-type="float" office:value="3153" calcext:value-type="float">
            <text:p>3153</text:p>
          </table:table-cell>
          <table:table-cell office:value-type="float" office:value="2870.4" calcext:value-type="float">
            <text:p>2870.4</text:p>
          </table:table-cell>
          <table:table-cell office:value-type="float" office:value="2694.3" calcext:value-type="float">
            <text:p>2694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]/[.G22]" office:value-type="float" office:value="1.05626387567396" calcext:value-type="float">
            <text:p>1.056</text:p>
          </table:table-cell>
          <table:table-cell office:value-type="float" office:value="1.065" calcext:value-type="float">
            <text:p>1.065</text:p>
          </table:table-cell>
          <table:table-cell table:style-name="ce7" table:formula="of:=[.M22]/[.L22]" office:value-type="float" office:value="1.00827077828489" calcext:value-type="float">
            <text:p>1.008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35_2024_696106d690_Cleaned.gpx</text:p>
          </table:table-cell>
          <table:table-cell table:formula="of:=IF(ISNUMBER(SEARCH(&quot;Fixed&quot;; [.A23])); &quot;yes&quot;; IF(ISNUMBER(SEARCH(&quot;Cleaned&quot;; [.A2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76" calcext:value-type="float">
            <text:p>1276</text:p>
          </table:table-cell>
          <table:table-cell office:value-type="float" office:value="34.57" calcext:value-type="float">
            <text:p>34.57</text:p>
          </table:table-cell>
          <table:table-cell office:value-type="float" office:value="2542" calcext:value-type="float">
            <text:p>2542</text:p>
          </table:table-cell>
          <table:table-cell office:value-type="float" office:value="2411" calcext:value-type="float">
            <text:p>2411</text:p>
          </table:table-cell>
          <table:table-cell office:value-type="float" office:value="2435.8" calcext:value-type="float">
            <text:p>2435.8</text:p>
          </table:table-cell>
          <table:table-cell office:value-type="float" office:value="2305.5" calcext:value-type="float">
            <text:p>2305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]/[.G23]" office:value-type="float" office:value="1.05433430111987" calcext:value-type="float">
            <text:p>1.054</text:p>
          </table:table-cell>
          <table:table-cell office:value-type="float" office:value="1.056" calcext:value-type="float">
            <text:p>1.056</text:p>
          </table:table-cell>
          <table:table-cell table:style-name="ce7" table:formula="of:=[.M23]/[.L23]" office:value-type="float" office:value="1.00157985837923" calcext:value-type="float">
            <text:p>1.002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la-barjo-et-le-raid-de-l-archange-2025-raid-de-l-archange-etape-3_Fixed.gpx</text:p>
          </table:table-cell>
          <table:table-cell table:style-name="ce5" table:formula="of:=IF(ISNUMBER(SEARCH(&quot;Fixed&quot;; [.A24])); &quot;yes&quot;; IF(ISNUMBER(SEARCH(&quot;Cleaned&quot;; [.A24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4480" calcext:value-type="float">
            <text:p>4480</text:p>
          </table:table-cell>
          <table:table-cell table:style-name="ce5" office:value-type="float" office:value="5718.62" calcext:value-type="float">
            <text:p>5718.62</text:p>
          </table:table-cell>
          <table:table-cell table:style-name="ce5" office:value-type="float" office:value="3301" calcext:value-type="float">
            <text:p>3301</text:p>
          </table:table-cell>
          <table:table-cell table:style-name="ce5" office:value-type="float" office:value="3136" calcext:value-type="float">
            <text:p>3136</text:p>
          </table:table-cell>
          <table:table-cell table:style-name="ce5" office:value-type="float" office:value="2051.3" calcext:value-type="float">
            <text:p>2051.3</text:p>
          </table:table-cell>
          <table:table-cell table:style-name="ce5" office:value-type="float" office:value="1886.6" calcext:value-type="float">
            <text:p>1886.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24]/[.G24]" office:value-type="float" office:value="1.05261479591837" calcext:value-type="float">
            <text:p>1.053</text:p>
          </table:table-cell>
          <table:table-cell table:style-name="ce5" office:value-type="float" office:value="1.087" calcext:value-type="float">
            <text:p>1.087</text:p>
          </table:table-cell>
          <table:table-cell table:style-name="ce7" table:formula="of:=[.M24]/[.L24]" office:value-type="float" office:value="1.03266646470766" calcext:value-type="float">
            <text:p>1.033</text:p>
          </table:table-cell>
          <table:table-cell table:style-name="ce5" office:value-type="float" office:value="37.9" calcext:value-type="float">
            <text:p>37.9</text:p>
          </table:table-cell>
          <table:table-cell table:style-name="ce5" office:value-type="float" office:value="39.8" calcext:value-type="float">
            <text:p>39.8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VERY_GOOD (0.9-1.1)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calcext:value-type="string">
            <text:p>CDH_2024_868f768a27_Cleaned.gpx</text:p>
          </table:table-cell>
          <table:table-cell table:formula="of:=IF(ISNUMBER(SEARCH(&quot;Fixed&quot;; [.A25])); &quot;yes&quot;; IF(ISNUMBER(SEARCH(&quot;Cleaned&quot;; [.A2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103" calcext:value-type="float">
            <text:p>8103</text:p>
          </table:table-cell>
          <table:table-cell office:value-type="float" office:value="108.67" calcext:value-type="float">
            <text:p>108.67</text:p>
          </table:table-cell>
          <table:table-cell office:value-type="float" office:value="6950.8" calcext:value-type="float">
            <text:p>6950.8</text:p>
          </table:table-cell>
          <table:table-cell office:value-type="float" office:value="6610.3" calcext:value-type="float">
            <text:p>6610.3</text:p>
          </table:table-cell>
          <table:table-cell office:value-type="float" office:value="6062.1" calcext:value-type="float">
            <text:p>6062.1</text:p>
          </table:table-cell>
          <table:table-cell office:value-type="float" office:value="5722.2" calcext:value-type="float">
            <text:p>5722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/[.G25]" office:value-type="float" office:value="1.05151052145894" calcext:value-type="float">
            <text:p>1.052</text:p>
          </table:table-cell>
          <table:table-cell office:value-type="float" office:value="1.059" calcext:value-type="float">
            <text:p>1.059</text:p>
          </table:table-cell>
          <table:table-cell table:style-name="ce7" table:formula="of:=[.M25]/[.L25]" office:value-type="float" office:value="1.00712259020544" calcext:value-type="float">
            <text:p>1.007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Lavaredo80_K_2025_Val_Marzon_Cortina_8000eae9e2_Cleaned.gpx</text:p>
          </table:table-cell>
          <table:table-cell table:formula="of:=IF(ISNUMBER(SEARCH(&quot;Fixed&quot;; [.A26])); &quot;yes&quot;; IF(ISNUMBER(SEARCH(&quot;Cleaned&quot;; [.A2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986" calcext:value-type="float">
            <text:p>8986</text:p>
          </table:table-cell>
          <table:table-cell office:value-type="float" office:value="79.19" calcext:value-type="float">
            <text:p>79.19</text:p>
          </table:table-cell>
          <table:table-cell office:value-type="float" office:value="4908.5" calcext:value-type="float">
            <text:p>4908.5</text:p>
          </table:table-cell>
          <table:table-cell office:value-type="float" office:value="4682.7" calcext:value-type="float">
            <text:p>4682.7</text:p>
          </table:table-cell>
          <table:table-cell office:value-type="float" office:value="4458.6" calcext:value-type="float">
            <text:p>4458.6</text:p>
          </table:table-cell>
          <table:table-cell office:value-type="float" office:value="4232.6" calcext:value-type="float">
            <text:p>4232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]/[.G26]" office:value-type="float" office:value="1.04822004399171" calcext:value-type="float">
            <text:p>1.048</text:p>
          </table:table-cell>
          <table:table-cell office:value-type="float" office:value="1.053" calcext:value-type="float">
            <text:p>1.053</text:p>
          </table:table-cell>
          <table:table-cell table:style-name="ce7" table:formula="of:=[.M26]/[.L26]" office:value-type="float" office:value="1.0045600692676" calcext:value-type="float">
            <text:p>1.005</text:p>
          </table:table-cell>
          <table:table-cell office:value-type="float" office:value="9.2" calcext:value-type="float">
            <text:p>9.2</text:p>
          </table:table-cell>
          <table:table-cell office:value-type="float" office:value="9.6" calcext:value-type="float">
            <text:p>9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4_wild50k_officiel_1826c1e0df_Cleaned.gpx</text:p>
          </table:table-cell>
          <table:table-cell table:formula="of:=IF(ISNUMBER(SEARCH(&quot;Fixed&quot;; [.A27])); &quot;yes&quot;; IF(ISNUMBER(SEARCH(&quot;Cleaned&quot;; [.A2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922" calcext:value-type="float">
            <text:p>5922</text:p>
          </table:table-cell>
          <table:table-cell office:value-type="float" office:value="52.46" calcext:value-type="float">
            <text:p>52.46</text:p>
          </table:table-cell>
          <table:table-cell office:value-type="float" office:value="3367.5" calcext:value-type="float">
            <text:p>3367.5</text:p>
          </table:table-cell>
          <table:table-cell office:value-type="float" office:value="3219.1" calcext:value-type="float">
            <text:p>3219.1</text:p>
          </table:table-cell>
          <table:table-cell office:value-type="float" office:value="3102" calcext:value-type="float">
            <text:p>3102</text:p>
          </table:table-cell>
          <table:table-cell office:value-type="float" office:value="2953.6" calcext:value-type="float">
            <text:p>2953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]/[.G27]" office:value-type="float" office:value="1.04609984157063" calcext:value-type="float">
            <text:p>1.046</text:p>
          </table:table-cell>
          <table:table-cell office:value-type="float" office:value="1.05" calcext:value-type="float">
            <text:p>1.05</text:p>
          </table:table-cell>
          <table:table-cell table:style-name="ce7" table:formula="of:=[.M27]/[.L27]" office:value-type="float" office:value="1.00372828507795" calcext:value-type="float">
            <text:p>1.004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JAT_120_km_2fc5df2fe0_Cleaned.gpx</text:p>
          </table:table-cell>
          <table:table-cell table:formula="of:=IF(ISNUMBER(SEARCH(&quot;Fixed&quot;; [.A28])); &quot;yes&quot;; IF(ISNUMBER(SEARCH(&quot;Cleaned&quot;; [.A2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146" calcext:value-type="float">
            <text:p>5146</text:p>
          </table:table-cell>
          <table:table-cell office:value-type="float" office:value="123.52" calcext:value-type="float">
            <text:p>123.52</text:p>
          </table:table-cell>
          <table:table-cell office:value-type="float" office:value="7449.6" calcext:value-type="float">
            <text:p>7449.6</text:p>
          </table:table-cell>
          <table:table-cell office:value-type="float" office:value="7124.6" calcext:value-type="float">
            <text:p>7124.6</text:p>
          </table:table-cell>
          <table:table-cell office:value-type="float" office:value="6426.6" calcext:value-type="float">
            <text:p>6426.6</text:p>
          </table:table-cell>
          <table:table-cell office:value-type="float" office:value="6103.7" calcext:value-type="float">
            <text:p>6103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]/[.G28]" office:value-type="float" office:value="1.04561659601943" calcext:value-type="float">
            <text:p>1.046</text:p>
          </table:table-cell>
          <table:table-cell office:value-type="float" office:value="1.053" calcext:value-type="float">
            <text:p>1.053</text:p>
          </table:table-cell>
          <table:table-cell table:style-name="ce7" table:formula="of:=[.M28]/[.L28]" office:value-type="float" office:value="1.00706129188144" calcext:value-type="float">
            <text:p>1.007</text:p>
          </table:table-cell>
          <table:table-cell office:value-type="float" office:value="13.7" calcext:value-type="float">
            <text:p>13.7</text:p>
          </table:table-cell>
          <table:table-cell office:value-type="float" office:value="14.3" calcext:value-type="float">
            <text:p>14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Vut35_Cleaned.gpx</text:p>
          </table:table-cell>
          <table:table-cell table:formula="of:=IF(ISNUMBER(SEARCH(&quot;Fixed&quot;; [.A29])); &quot;yes&quot;; IF(ISNUMBER(SEARCH(&quot;Cleaned&quot;; [.A2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389" calcext:value-type="float">
            <text:p>10389</text:p>
          </table:table-cell>
          <table:table-cell office:value-type="float" office:value="34.98" calcext:value-type="float">
            <text:p>34.98</text:p>
          </table:table-cell>
          <table:table-cell office:value-type="float" office:value="2583.6" calcext:value-type="float">
            <text:p>2583.6</text:p>
          </table:table-cell>
          <table:table-cell office:value-type="float" office:value="2476.7" calcext:value-type="float">
            <text:p>2476.7</text:p>
          </table:table-cell>
          <table:table-cell office:value-type="float" office:value="2209.5" calcext:value-type="float">
            <text:p>2209.5</text:p>
          </table:table-cell>
          <table:table-cell office:value-type="float" office:value="2102.9" calcext:value-type="float">
            <text:p>2102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]/[.G29]" office:value-type="float" office:value="1.04316227237857" calcext:value-type="float">
            <text:p>1.043</text:p>
          </table:table-cell>
          <table:table-cell office:value-type="float" office:value="1.051" calcext:value-type="float">
            <text:p>1.051</text:p>
          </table:table-cell>
          <table:table-cell table:style-name="ce7" table:formula="of:=[.M29]/[.L29]" office:value-type="float" office:value="1.00751343087165" calcext:value-type="float">
            <text:p>1.008</text:p>
          </table:table-cell>
          <table:table-cell office:value-type="float" office:value="14.5" calcext:value-type="float">
            <text:p>14.5</text:p>
          </table:table-cell>
          <table:table-cell office:value-type="float" office:value="15.1" calcext:value-type="float">
            <text:p>1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AOA_2025_Arc_50_V1_4_73ca714bc8_Cleaned.gpx</text:p>
          </table:table-cell>
          <table:table-cell table:formula="of:=IF(ISNUMBER(SEARCH(&quot;Fixed&quot;; [.A30])); &quot;yes&quot;; IF(ISNUMBER(SEARCH(&quot;Cleaned&quot;; [.A3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61" calcext:value-type="float">
            <text:p>1261</text:p>
          </table:table-cell>
          <table:table-cell office:value-type="float" office:value="80.83" calcext:value-type="float">
            <text:p>80.83</text:p>
          </table:table-cell>
          <table:table-cell office:value-type="float" office:value="2671.5" calcext:value-type="float">
            <text:p>2671.5</text:p>
          </table:table-cell>
          <table:table-cell office:value-type="float" office:value="2602.6" calcext:value-type="float">
            <text:p>2602.6</text:p>
          </table:table-cell>
          <table:table-cell office:value-type="float" office:value="2225.8" calcext:value-type="float">
            <text:p>2225.8</text:p>
          </table:table-cell>
          <table:table-cell office:value-type="float" office:value="2160.7" calcext:value-type="float">
            <text:p>2160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]/[.G30]" office:value-type="float" office:value="1.02647352647353" calcext:value-type="float">
            <text:p>1.026</text:p>
          </table:table-cell>
          <table:table-cell office:value-type="float" office:value="1.03" calcext:value-type="float">
            <text:p>1.03</text:p>
          </table:table-cell>
          <table:table-cell table:style-name="ce7" table:formula="of:=[.M30]/[.L30]" office:value-type="float" office:value="1.00343552311436" calcext:value-type="float">
            <text:p>1.003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vut90_2024_Cleaned.gpx</text:p>
          </table:table-cell>
          <table:table-cell table:formula="of:=IF(ISNUMBER(SEARCH(&quot;Fixed&quot;; [.A31])); &quot;yes&quot;; IF(ISNUMBER(SEARCH(&quot;Cleaned&quot;; [.A3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248" calcext:value-type="float">
            <text:p>6248</text:p>
          </table:table-cell>
          <table:table-cell office:value-type="float" office:value="89.38" calcext:value-type="float">
            <text:p>89.38</text:p>
          </table:table-cell>
          <table:table-cell office:value-type="float" office:value="6808.4" calcext:value-type="float">
            <text:p>6808.4</text:p>
          </table:table-cell>
          <table:table-cell office:value-type="float" office:value="6695.6" calcext:value-type="float">
            <text:p>6695.6</text:p>
          </table:table-cell>
          <table:table-cell office:value-type="float" office:value="6091.4" calcext:value-type="float">
            <text:p>6091.4</text:p>
          </table:table-cell>
          <table:table-cell office:value-type="float" office:value="5978.8" calcext:value-type="float">
            <text:p>5978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]/[.G31]" office:value-type="float" office:value="1.01684688452118" calcext:value-type="float">
            <text:p>1.017</text:p>
          </table:table-cell>
          <table:table-cell office:value-type="float" office:value="1.019" calcext:value-type="float">
            <text:p>1.019</text:p>
          </table:table-cell>
          <table:table-cell table:style-name="ce7" table:formula="of:=[.M31]/[.L31]" office:value-type="float" office:value="1.00211744315845" calcext:value-type="float">
            <text:p>1.002</text:p>
          </table:table-cell>
          <table:table-cell office:value-type="float" office:value="10.5" calcext:value-type="float">
            <text:p>10.5</text:p>
          </table:table-cell>
          <table:table-cell office:value-type="float" office:value="10.7" calcext:value-type="float">
            <text:p>10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Arc_100_Cleaned.gpx</text:p>
          </table:table-cell>
          <table:table-cell table:formula="of:=IF(ISNUMBER(SEARCH(&quot;Fixed&quot;; [.A32])); &quot;yes&quot;; IF(ISNUMBER(SEARCH(&quot;Cleaned&quot;; [.A3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651" calcext:value-type="float">
            <text:p>2651</text:p>
          </table:table-cell>
          <table:table-cell office:value-type="float" office:value="161.66" calcext:value-type="float">
            <text:p>161.66</text:p>
          </table:table-cell>
          <table:table-cell office:value-type="float" office:value="5277.9" calcext:value-type="float">
            <text:p>5277.9</text:p>
          </table:table-cell>
          <table:table-cell office:value-type="float" office:value="5202.1" calcext:value-type="float">
            <text:p>5202.1</text:p>
          </table:table-cell>
          <table:table-cell office:value-type="float" office:value="4396.6" calcext:value-type="float">
            <text:p>4396.6</text:p>
          </table:table-cell>
          <table:table-cell office:value-type="float" office:value="4319.9" calcext:value-type="float">
            <text:p>4319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]/[.G32]" office:value-type="float" office:value="1.01457103861902" calcext:value-type="float">
            <text:p>1.015</text:p>
          </table:table-cell>
          <table:table-cell office:value-type="float" office:value="1.018" calcext:value-type="float">
            <text:p>1.018</text:p>
          </table:table-cell>
          <table:table-cell table:style-name="ce7" table:formula="of:=[.M32]/[.L32]" office:value-type="float" office:value="1.00337971541712" calcext:value-type="float">
            <text:p>1.003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ocnyJelen_Cleaned.gpx</text:p>
          </table:table-cell>
          <table:table-cell table:formula="of:=IF(ISNUMBER(SEARCH(&quot;Fixed&quot;; [.A33])); &quot;yes&quot;; IF(ISNUMBER(SEARCH(&quot;Cleaned&quot;; [.A3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734" calcext:value-type="float">
            <text:p>3734</text:p>
          </table:table-cell>
          <table:table-cell office:value-type="float" office:value="76.52" calcext:value-type="float">
            <text:p>76.52</text:p>
          </table:table-cell>
          <table:table-cell office:value-type="float" office:value="3375" calcext:value-type="float">
            <text:p>3375</text:p>
          </table:table-cell>
          <table:table-cell office:value-type="float" office:value="3339" calcext:value-type="float">
            <text:p>3339</text:p>
          </table:table-cell>
          <table:table-cell office:value-type="float" office:value="2609.4" calcext:value-type="float">
            <text:p>2609.4</text:p>
          </table:table-cell>
          <table:table-cell office:value-type="float" office:value="2572.1" calcext:value-type="float">
            <text:p>2572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]/[.G33]" office:value-type="float" office:value="1.01078167115903" calcext:value-type="float">
            <text:p>1.011</text:p>
          </table:table-cell>
          <table:table-cell office:value-type="float" office:value="1.015" calcext:value-type="float">
            <text:p>1.015</text:p>
          </table:table-cell>
          <table:table-cell table:style-name="ce7" table:formula="of:=[.M33]/[.L33]" office:value-type="float" office:value="1.00417333333333" calcext:value-type="float">
            <text:p>1.004</text:p>
          </table:table-cell>
          <table:table-cell office:value-type="float" office:value="22.7" calcext:value-type="float">
            <text:p>22.7</text:p>
          </table:table-cell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GPX 2025 O-SEE 16k 2025_Cleaned.gpx</text:p>
          </table:table-cell>
          <table:table-cell table:formula="of:=IF(ISNUMBER(SEARCH(&quot;Fixed&quot;; [.A34])); &quot;yes&quot;; IF(ISNUMBER(SEARCH(&quot;Cleaned&quot;; [.A3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11" calcext:value-type="float">
            <text:p>711</text:p>
          </table:table-cell>
          <table:table-cell office:value-type="float" office:value="16.88" calcext:value-type="float">
            <text:p>16.88</text:p>
          </table:table-cell>
          <table:table-cell office:value-type="float" office:value="897" calcext:value-type="float">
            <text:p>897</text:p>
          </table:table-cell>
          <table:table-cell office:value-type="float" office:value="888" calcext:value-type="float">
            <text:p>888</text:p>
          </table:table-cell>
          <table:table-cell office:value-type="float" office:value="730.5" calcext:value-type="float">
            <text:p>730.5</text:p>
          </table:table-cell>
          <table:table-cell office:value-type="float" office:value="721.5" calcext:value-type="float">
            <text:p>72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]/[.G34]" office:value-type="float" office:value="1.01013513513514" calcext:value-type="float">
            <text:p>1.010</text:p>
          </table:table-cell>
          <table:table-cell office:value-type="float" office:value="1.012" calcext:value-type="float">
            <text:p>1.012</text:p>
          </table:table-cell>
          <table:table-cell table:style-name="ce7" table:formula="of:=[.M34]/[.L34]" office:value-type="float" office:value="1.00184615384615" calcext:value-type="float">
            <text:p>1.002</text:p>
          </table:table-cell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laudia_Augusta_Altinate_Trail_21_Cleaned.gpx</text:p>
          </table:table-cell>
          <table:table-cell table:formula="of:=IF(ISNUMBER(SEARCH(&quot;Fixed&quot;; [.A35])); &quot;yes&quot;; IF(ISNUMBER(SEARCH(&quot;Cleaned&quot;; [.A3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879" calcext:value-type="float">
            <text:p>7879</text:p>
          </table:table-cell>
          <table:table-cell office:value-type="float" office:value="21.01" calcext:value-type="float">
            <text:p>21.01</text:p>
          </table:table-cell>
          <table:table-cell office:value-type="float" office:value="1129.6" calcext:value-type="float">
            <text:p>1129.6</text:p>
          </table:table-cell>
          <table:table-cell office:value-type="float" office:value="1118.4" calcext:value-type="float">
            <text:p>1118.4</text:p>
          </table:table-cell>
          <table:table-cell office:value-type="float" office:value="1082.5" calcext:value-type="float">
            <text:p>1082.5</text:p>
          </table:table-cell>
          <table:table-cell office:value-type="float" office:value="1069.1" calcext:value-type="float">
            <text:p>1069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5]/[.G35]" office:value-type="float" office:value="1.01001430615165" calcext:value-type="float">
            <text:p>1.010</text:p>
          </table:table-cell>
          <table:table-cell office:value-type="float" office:value="1.013" calcext:value-type="float">
            <text:p>1.013</text:p>
          </table:table-cell>
          <table:table-cell table:style-name="ce7" table:formula="of:=[.M35]/[.L35]" office:value-type="float" office:value="1.00295609065156" calcext:value-type="float">
            <text:p>1.003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JA_Tral_10_km_2024_b2b15fa87b_Cleaned.gpx</text:p>
          </table:table-cell>
          <table:table-cell table:formula="of:=IF(ISNUMBER(SEARCH(&quot;Fixed&quot;; [.A36])); &quot;yes&quot;; IF(ISNUMBER(SEARCH(&quot;Cleaned&quot;; [.A3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96" calcext:value-type="float">
            <text:p>496</text:p>
          </table:table-cell>
          <table:table-cell office:value-type="float" office:value="11.15" calcext:value-type="float">
            <text:p>11.15</text:p>
          </table:table-cell>
          <table:table-cell office:value-type="float" office:value="483.7" calcext:value-type="float">
            <text:p>483.7</text:p>
          </table:table-cell>
          <table:table-cell office:value-type="float" office:value="479.9" calcext:value-type="float">
            <text:p>479.9</text:p>
          </table:table-cell>
          <table:table-cell office:value-type="float" office:value="388.9" calcext:value-type="float">
            <text:p>388.9</text:p>
          </table:table-cell>
          <table:table-cell office:value-type="float" office:value="386.3" calcext:value-type="float">
            <text:p>386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6]/[.G36]" office:value-type="float" office:value="1.0079183163159" calcext:value-type="float">
            <text:p>1.008</text:p>
          </table:table-cell>
          <table:table-cell office:value-type="float" office:value="1.007" calcext:value-type="float">
            <text:p>1.007</text:p>
          </table:table-cell>
          <table:table-cell table:style-name="ce7" table:formula="of:=[.M36]/[.L36]" office:value-type="float" office:value="0.999088898077321" calcext:value-type="float">
            <text:p>0.999</text:p>
          </table:table-cell>
          <table:table-cell office:value-type="float" office:value="19.6" calcext:value-type="float">
            <text:p>19.6</text:p>
          </table:table-cell>
          <table:table-cell office:value-type="float" office:value="19.5" calcext:value-type="float">
            <text:p>19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ravaman_Cleaned.gpx</text:p>
          </table:table-cell>
          <table:table-cell table:formula="of:=IF(ISNUMBER(SEARCH(&quot;Fixed&quot;; [.A37])); &quot;yes&quot;; IF(ISNUMBER(SEARCH(&quot;Cleaned&quot;; [.A3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049" calcext:value-type="float">
            <text:p>4049</text:p>
          </table:table-cell>
          <table:table-cell office:value-type="float" office:value="19.36" calcext:value-type="float">
            <text:p>19.36</text:p>
          </table:table-cell>
          <table:table-cell office:value-type="float" office:value="1261.6" calcext:value-type="float">
            <text:p>1261.6</text:p>
          </table:table-cell>
          <table:table-cell office:value-type="float" office:value="1252.2" calcext:value-type="float">
            <text:p>1252.2</text:p>
          </table:table-cell>
          <table:table-cell office:value-type="float" office:value="1226.6" calcext:value-type="float">
            <text:p>1226.6</text:p>
          </table:table-cell>
          <table:table-cell office:value-type="float" office:value="1216.2" calcext:value-type="float">
            <text:p>1216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7]/[.G37]" office:value-type="float" office:value="1.00750678805303" calcext:value-type="float">
            <text:p>1.008</text:p>
          </table:table-cell>
          <table:table-cell office:value-type="float" office:value="1.009" calcext:value-type="float">
            <text:p>1.009</text:p>
          </table:table-cell>
          <table:table-cell table:style-name="ce7" table:formula="of:=[.M37]/[.L37]" office:value-type="float" office:value="1.0014820862397" calcext:value-type="float">
            <text:p>1.001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ltrak18_Cleaned.gpx</text:p>
          </table:table-cell>
          <table:table-cell table:formula="of:=IF(ISNUMBER(SEARCH(&quot;Fixed&quot;; [.A38])); &quot;yes&quot;; IF(ISNUMBER(SEARCH(&quot;Cleaned&quot;; [.A3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529" calcext:value-type="float">
            <text:p>3529</text:p>
          </table:table-cell>
          <table:table-cell office:value-type="float" office:value="18.8" calcext:value-type="float">
            <text:p>18.8</text:p>
          </table:table-cell>
          <table:table-cell office:value-type="float" office:value="1101.6" calcext:value-type="float">
            <text:p>1101.6</text:p>
          </table:table-cell>
          <table:table-cell office:value-type="float" office:value="1093.6" calcext:value-type="float">
            <text:p>1093.6</text:p>
          </table:table-cell>
          <table:table-cell office:value-type="float" office:value="1084.3" calcext:value-type="float">
            <text:p>1084.3</text:p>
          </table:table-cell>
          <table:table-cell office:value-type="float" office:value="1076.4" calcext:value-type="float">
            <text:p>1076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8]/[.G38]" office:value-type="float" office:value="1.00731528895391" calcext:value-type="float">
            <text:p>1.007</text:p>
          </table:table-cell>
          <table:table-cell office:value-type="float" office:value="1.007" calcext:value-type="float">
            <text:p>1.007</text:p>
          </table:table-cell>
          <table:table-cell table:style-name="ce7" table:formula="of:=[.M38]/[.L38]" office:value-type="float" office:value="0.999687000726216" calcext:value-type="float">
            <text:p>1.00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JAT_15_km_2024_243cdd0d29_Cleaned.gpx</text:p>
          </table:table-cell>
          <table:table-cell table:formula="of:=IF(ISNUMBER(SEARCH(&quot;Fixed&quot;; [.A39])); &quot;yes&quot;; IF(ISNUMBER(SEARCH(&quot;Cleaned&quot;; [.A3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88" calcext:value-type="float">
            <text:p>688</text:p>
          </table:table-cell>
          <table:table-cell office:value-type="float" office:value="17.17" calcext:value-type="float">
            <text:p>17.17</text:p>
          </table:table-cell>
          <table:table-cell office:value-type="float" office:value="696" calcext:value-type="float">
            <text:p>696</text:p>
          </table:table-cell>
          <table:table-cell office:value-type="float" office:value="692" calcext:value-type="float">
            <text:p>692</text:p>
          </table:table-cell>
          <table:table-cell office:value-type="float" office:value="609.6" calcext:value-type="float">
            <text:p>609.6</text:p>
          </table:table-cell>
          <table:table-cell office:value-type="float" office:value="606.7" calcext:value-type="float">
            <text:p>606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9]/[.G39]" office:value-type="float" office:value="1.00578034682081" calcext:value-type="float">
            <text:p>1.006</text:p>
          </table:table-cell>
          <table:table-cell office:value-type="float" office:value="1.005" calcext:value-type="float">
            <text:p>1.005</text:p>
          </table:table-cell>
          <table:table-cell table:style-name="ce7" table:formula="of:=[.M39]/[.L39]" office:value-type="float" office:value="0.999224137931034" calcext:value-type="float">
            <text:p>0.999</text:p>
          </table:table-cell>
          <table:table-cell office:value-type="float" office:value="12.4" calcext:value-type="float">
            <text:p>12.4</text:p>
          </table:table-cell>
          <table:table-cell office:value-type="float" office:value="12.3" calcext:value-type="float">
            <text:p>12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la-barjo-et-le-raid-de-l-archange-2025-raid-de-l-archange-etape-2_Fixed.gpx</text:p>
          </table:table-cell>
          <table:table-cell table:style-name="ce5" table:formula="of:=IF(ISNUMBER(SEARCH(&quot;Fixed&quot;; [.A40])); &quot;yes&quot;; IF(ISNUMBER(SEARCH(&quot;Cleaned&quot;; [.A40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2418" calcext:value-type="float">
            <text:p>2418</text:p>
          </table:table-cell>
          <table:table-cell table:style-name="ce5" office:value-type="float" office:value="5635.81" calcext:value-type="float">
            <text:p>5635.81</text:p>
          </table:table-cell>
          <table:table-cell table:style-name="ce5" office:value-type="float" office:value="770" calcext:value-type="float">
            <text:p>770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669.6" calcext:value-type="float">
            <text:p>669.6</text:p>
          </table:table-cell>
          <table:table-cell table:style-name="ce5" office:value-type="float" office:value="666.8" calcext:value-type="float">
            <text:p>666.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40]/[.G40]" office:value-type="float" office:value="1.00391134289439" calcext:value-type="float">
            <text:p>1.004</text:p>
          </table:table-cell>
          <table:table-cell table:style-name="ce5" office:value-type="float" office:value="1.004" calcext:value-type="float">
            <text:p>1.004</text:p>
          </table:table-cell>
          <table:table-cell table:style-name="ce7" table:formula="of:=[.M40]/[.L40]" office:value-type="float" office:value="1.00008831168831" calcext:value-type="float">
            <text:p>1.00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3.1" calcext:value-type="float">
            <text:p>13.1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EXCELLENT (0.95-1.05)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calcext:value-type="string">
            <text:p>Lavaredo50_K_6b9b57cbde_Cleaned.gpx</text:p>
          </table:table-cell>
          <table:table-cell table:formula="of:=IF(ISNUMBER(SEARCH(&quot;Fixed&quot;; [.A41])); &quot;yes&quot;; IF(ISNUMBER(SEARCH(&quot;Cleaned&quot;; [.A4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058" calcext:value-type="float">
            <text:p>6058</text:p>
          </table:table-cell>
          <table:table-cell office:value-type="float" office:value="47.77" calcext:value-type="float">
            <text:p>47.77</text:p>
          </table:table-cell>
          <table:table-cell office:value-type="float" office:value="2823.4" calcext:value-type="float">
            <text:p>2823.4</text:p>
          </table:table-cell>
          <table:table-cell office:value-type="float" office:value="2812.9" calcext:value-type="float">
            <text:p>2812.9</text:p>
          </table:table-cell>
          <table:table-cell office:value-type="float" office:value="2564.3" calcext:value-type="float">
            <text:p>2564.3</text:p>
          </table:table-cell>
          <table:table-cell office:value-type="float" office:value="2552.3" calcext:value-type="float">
            <text:p>255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1]/[.G41]" office:value-type="float" office:value="1.00373280244587" calcext:value-type="float">
            <text:p>1.004</text:p>
          </table:table-cell>
          <table:table-cell office:value-type="float" office:value="1.005" calcext:value-type="float">
            <text:p>1.005</text:p>
          </table:table-cell>
          <table:table-cell table:style-name="ce7" table:formula="of:=[.M41]/[.L41]" office:value-type="float" office:value="1.00126248494723" calcext:value-type="float">
            <text:p>1.001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TMB_24_107k_pasto_areal_e_janela_chegada_ok_001_1_94e545f2d1_Cleaned.gpx</text:p>
          </table:table-cell>
          <table:table-cell table:formula="of:=IF(ISNUMBER(SEARCH(&quot;Fixed&quot;; [.A42])); &quot;yes&quot;; IF(ISNUMBER(SEARCH(&quot;Cleaned&quot;; [.A4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8689" calcext:value-type="float">
            <text:p>18689</text:p>
          </table:table-cell>
          <table:table-cell office:value-type="float" office:value="106.73" calcext:value-type="float">
            <text:p>106.73</text:p>
          </table:table-cell>
          <table:table-cell office:value-type="float" office:value="5057.7" calcext:value-type="float">
            <text:p>5057.7</text:p>
          </table:table-cell>
          <table:table-cell office:value-type="float" office:value="5040.9" calcext:value-type="float">
            <text:p>5040.9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14.9" calcext:value-type="float">
            <text:p>4514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2]/[.G42]" office:value-type="float" office:value="1.00333273820151" calcext:value-type="float">
            <text:p>1.003</text:p>
          </table:table-cell>
          <table:table-cell office:value-type="float" office:value="1.004" calcext:value-type="float">
            <text:p>1.004</text:p>
          </table:table-cell>
          <table:table-cell table:style-name="ce7" table:formula="of:=[.M42]/[.L42]" office:value-type="float" office:value="1.00066504537636" calcext:value-type="float">
            <text:p>1.001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ozart100_CITY_Cleaned.gpx</text:p>
          </table:table-cell>
          <table:table-cell table:formula="of:=IF(ISNUMBER(SEARCH(&quot;Fixed&quot;; [.A43])); &quot;yes&quot;; IF(ISNUMBER(SEARCH(&quot;Cleaned&quot;; [.A4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31" calcext:value-type="float">
            <text:p>531</text:p>
          </table:table-cell>
          <table:table-cell office:value-type="float" office:value="9.11" calcext:value-type="float">
            <text:p>9.11</text:p>
          </table:table-cell>
          <table:table-cell office:value-type="float" office:value="429.6" calcext:value-type="float">
            <text:p>429.6</text:p>
          </table:table-cell>
          <table:table-cell office:value-type="float" office:value="428.2" calcext:value-type="float">
            <text:p>428.2</text:p>
          </table:table-cell>
          <table:table-cell office:value-type="float" office:value="350.5" calcext:value-type="float">
            <text:p>350.5</text:p>
          </table:table-cell>
          <table:table-cell office:value-type="float" office:value="347.4" calcext:value-type="float">
            <text:p>347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3]/[.G43]" office:value-type="float" office:value="1.00326950023354" calcext:value-type="float">
            <text:p>1.003</text:p>
          </table:table-cell>
          <table:table-cell office:value-type="float" office:value="1.009" calcext:value-type="float">
            <text:p>1.009</text:p>
          </table:table-cell>
          <table:table-cell table:style-name="ce7" table:formula="of:=[.M43]/[.L43]" office:value-type="float" office:value="1.00571182495344" calcext:value-type="float">
            <text:p>1.006</text:p>
          </table:table-cell>
          <table:table-cell office:value-type="float" office:value="18.4" calcext:value-type="float">
            <text:p>18.4</text:p>
          </table:table-cell>
          <table:table-cell office:value-type="float" office:value="18.9" calcext:value-type="float">
            <text:p>18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XP_2024_V1_d870334997_Cleaned.gpx</text:p>
          </table:table-cell>
          <table:table-cell table:formula="of:=IF(ISNUMBER(SEARCH(&quot;Fixed&quot;; [.A44])); &quot;yes&quot;; IF(ISNUMBER(SEARCH(&quot;Cleaned&quot;; [.A4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3621" calcext:value-type="float">
            <text:p>13621</text:p>
          </table:table-cell>
          <table:table-cell office:value-type="float" office:value="31.87" calcext:value-type="float">
            <text:p>31.87</text:p>
          </table:table-cell>
          <table:table-cell office:value-type="float" office:value="2364.8" calcext:value-type="float">
            <text:p>2364.8</text:p>
          </table:table-cell>
          <table:table-cell office:value-type="float" office:value="2357.9" calcext:value-type="float">
            <text:p>2357.9</text:p>
          </table:table-cell>
          <table:table-cell office:value-type="float" office:value="2127.5" calcext:value-type="float">
            <text:p>2127.5</text:p>
          </table:table-cell>
          <table:table-cell office:value-type="float" office:value="2120.4" calcext:value-type="float">
            <text:p>212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4]/[.G44]" office:value-type="float" office:value="1.00292633275372" calcext:value-type="float">
            <text:p>1.003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44]/[.L44]" office:value-type="float" office:value="1.00007345230041" calcext:value-type="float">
            <text:p>1.000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JAT_25_km_f113f19ff7_Cleaned.gpx</text:p>
          </table:table-cell>
          <table:table-cell table:formula="of:=IF(ISNUMBER(SEARCH(&quot;Fixed&quot;; [.A45])); &quot;yes&quot;; IF(ISNUMBER(SEARCH(&quot;Cleaned&quot;; [.A4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47" calcext:value-type="float">
            <text:p>1247</text:p>
          </table:table-cell>
          <table:table-cell office:value-type="float" office:value="24.33" calcext:value-type="float">
            <text:p>24.33</text:p>
          </table:table-cell>
          <table:table-cell office:value-type="float" office:value="1411.8" calcext:value-type="float">
            <text:p>1411.8</text:p>
          </table:table-cell>
          <table:table-cell office:value-type="float" office:value="1407.9" calcext:value-type="float">
            <text:p>1407.9</text:p>
          </table:table-cell>
          <table:table-cell office:value-type="float" office:value="1215.7" calcext:value-type="float">
            <text:p>1215.7</text:p>
          </table:table-cell>
          <table:table-cell office:value-type="float" office:value="1212.2" calcext:value-type="float">
            <text:p>1212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5]/[.G45]" office:value-type="float" office:value="1.00277008310249" calcext:value-type="float">
            <text:p>1.003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45]/[.L45]" office:value-type="float" office:value="1.00022928176796" calcext:value-type="float">
            <text:p>1.000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TC_2025_d905fb7c2a_Cleaned.gpx</text:p>
          </table:table-cell>
          <table:table-cell table:formula="of:=IF(ISNUMBER(SEARCH(&quot;Fixed&quot;; [.A46])); &quot;yes&quot;; IF(ISNUMBER(SEARCH(&quot;Cleaned&quot;; [.A4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3506" calcext:value-type="float">
            <text:p>13506</text:p>
          </table:table-cell>
          <table:table-cell office:value-type="float" office:value="108.47" calcext:value-type="float">
            <text:p>108.47</text:p>
          </table:table-cell>
          <table:table-cell office:value-type="float" office:value="8001.8" calcext:value-type="float">
            <text:p>8001.8</text:p>
          </table:table-cell>
          <table:table-cell office:value-type="float" office:value="7979.8" calcext:value-type="float">
            <text:p>7979.8</text:p>
          </table:table-cell>
          <table:table-cell office:value-type="float" office:value="6929" calcext:value-type="float">
            <text:p>6929</text:p>
          </table:table-cell>
          <table:table-cell office:value-type="float" office:value="6906.2" calcext:value-type="float">
            <text:p>6906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6]/[.G46]" office:value-type="float" office:value="1.00275696132735" calcext:value-type="float">
            <text:p>1.003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46]/[.L46]" office:value-type="float" office:value="1.00024237046665" calcext:value-type="float">
            <text:p>1.000</text:p>
          </table:table-cell>
          <table:table-cell office:value-type="float" office:value="13.4" calcext:value-type="float">
            <text:p>13.4</text:p>
          </table:table-cell>
          <table:table-cell office:value-type="float" office:value="13.5" calcext:value-type="float">
            <text:p>13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AktasTrail25_45001738921894_Cleaned.gpx</text:p>
          </table:table-cell>
          <table:table-cell table:formula="of:=IF(ISNUMBER(SEARCH(&quot;Fixed&quot;; [.A47])); &quot;yes&quot;; IF(ISNUMBER(SEARCH(&quot;Cleaned&quot;; [.A4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934" calcext:value-type="float">
            <text:p>5934</text:p>
          </table:table-cell>
          <table:table-cell office:value-type="float" office:value="16.49" calcext:value-type="float">
            <text:p>16.49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0.1" calcext:value-type="float">
            <text:p>1990.1</text:p>
          </table:table-cell>
          <table:table-cell office:value-type="float" office:value="1418.6" calcext:value-type="float">
            <text:p>1418.6</text:p>
          </table:table-cell>
          <table:table-cell office:value-type="float" office:value="1414.9" calcext:value-type="float">
            <text:p>1414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7]/[.G47]" office:value-type="float" office:value="1.00271343148586" calcext:value-type="float">
            <text:p>1.003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47]/[.L47]" office:value-type="float" office:value="1.00028579303433" calcext:value-type="float">
            <text:p>1.000</text:p>
          </table:table-cell>
          <table:table-cell table:number-columns-repeated="2" office:value-type="float" office:value="28.9" calcext:value-type="float">
            <text:p>28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la-barjo-et-le-raid-de-l-archange-2025-raid-de-l-archange-etape-1_Fixed.gpx</text:p>
          </table:table-cell>
          <table:table-cell table:style-name="ce5" table:formula="of:=IF(ISNUMBER(SEARCH(&quot;Fixed&quot;; [.A48])); &quot;yes&quot;; IF(ISNUMBER(SEARCH(&quot;Cleaned&quot;; [.A48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2678" calcext:value-type="float">
            <text:p>2678</text:p>
          </table:table-cell>
          <table:table-cell table:style-name="ce5" office:value-type="float" office:value="5613.37" calcext:value-type="float">
            <text:p>5613.37</text:p>
          </table:table-cell>
          <table:table-cell table:style-name="ce5" office:value-type="float" office:value="2240" calcext:value-type="float">
            <text:p>2240</text:p>
          </table:table-cell>
          <table:table-cell table:style-name="ce5" office:value-type="float" office:value="2234" calcext:value-type="float">
            <text:p>2234</text:p>
          </table:table-cell>
          <table:table-cell table:style-name="ce5" office:value-type="float" office:value="1935.4" calcext:value-type="float">
            <text:p>1935.4</text:p>
          </table:table-cell>
          <table:table-cell table:style-name="ce5" office:value-type="float" office:value="1929.7" calcext:value-type="float">
            <text:p>1929.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48]/[.G48]" office:value-type="float" office:value="1.00268576544315" calcext:value-type="float">
            <text:p>1.003</text:p>
          </table:table-cell>
          <table:table-cell table:style-name="ce5" office:value-type="float" office:value="1.003" calcext:value-type="float">
            <text:p>1.003</text:p>
          </table:table-cell>
          <table:table-cell table:style-name="ce7" table:formula="of:=[.M48]/[.L48]" office:value-type="float" office:value="1.00031339285714" calcext:value-type="float">
            <text:p>1.000</text:p>
          </table:table-cell>
          <table:table-cell table:number-columns-repeated="2" table:style-name="ce5" office:value-type="float" office:value="13.6" calcext:value-type="float">
            <text:p>13.6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EXCELLENT (0.95-1.05)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calcext:value-type="string">
            <text:p>TRACCIA-50KM-1jj_Cleaned.gpx</text:p>
          </table:table-cell>
          <table:table-cell table:formula="of:=IF(ISNUMBER(SEARCH(&quot;Fixed&quot;; [.A49])); &quot;yes&quot;; IF(ISNUMBER(SEARCH(&quot;Cleaned&quot;; [.A4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599" calcext:value-type="float">
            <text:p>2599</text:p>
          </table:table-cell>
          <table:table-cell office:value-type="float" office:value="48.1" calcext:value-type="float">
            <text:p>48.1</text:p>
          </table:table-cell>
          <table:table-cell office:value-type="float" office:value="3738" calcext:value-type="float">
            <text:p>3738</text:p>
          </table:table-cell>
          <table:table-cell office:value-type="float" office:value="3728" calcext:value-type="float">
            <text:p>3728</text:p>
          </table:table-cell>
          <table:table-cell office:value-type="float" office:value="3263.9" calcext:value-type="float">
            <text:p>3263.9</text:p>
          </table:table-cell>
          <table:table-cell office:value-type="float" office:value="3255.1" calcext:value-type="float">
            <text:p>3255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9]/[.G49]" office:value-type="float" office:value="1.00268240343348" calcext:value-type="float">
            <text:p>1.003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49]/[.L49]" office:value-type="float" office:value="1.00031674692349" calcext:value-type="float">
            <text:p>1.000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SKY_2024_de336280ae_Cleaned.gpx</text:p>
          </table:table-cell>
          <table:table-cell table:formula="of:=IF(ISNUMBER(SEARCH(&quot;Fixed&quot;; [.A50])); &quot;yes&quot;; IF(ISNUMBER(SEARCH(&quot;Cleaned&quot;; [.A5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879" calcext:value-type="float">
            <text:p>1879</text:p>
          </table:table-cell>
          <table:table-cell office:value-type="float" office:value="15.47" calcext:value-type="float">
            <text:p>15.47</text:p>
          </table:table-cell>
          <table:table-cell office:value-type="float" office:value="891.9" calcext:value-type="float">
            <text:p>891.9</text:p>
          </table:table-cell>
          <table:table-cell office:value-type="float" office:value="889.8" calcext:value-type="float">
            <text:p>889.8</text:p>
          </table:table-cell>
          <table:table-cell office:value-type="float" office:value="823.6" calcext:value-type="float">
            <text:p>823.6</text:p>
          </table:table-cell>
          <table:table-cell office:value-type="float" office:value="820.7" calcext:value-type="float">
            <text:p>820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0]/[.G50]" office:value-type="float" office:value="1.00236008091706" calcext:value-type="float">
            <text:p>1.002</text:p>
          </table:table-cell>
          <table:table-cell office:value-type="float" office:value="1.004" calcext:value-type="float">
            <text:p>1.004</text:p>
          </table:table-cell>
          <table:table-cell table:style-name="ce7" table:formula="of:=[.M50]/[.L50]" office:value-type="float" office:value="1.00163605785402" calcext:value-type="float">
            <text:p>1.002</text:p>
          </table:table-cell>
          <table:table-cell office:value-type="float" office:value="7.6" calcext:value-type="float">
            <text:p>7.6</text:p>
          </table:table-cell>
          <table:table-cell office:value-type="float" office:value="7.8" calcext:value-type="float">
            <text:p>7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dolomiti-extreme-trail-2025-gps-11k_Cleaned.gpx</text:p>
          </table:table-cell>
          <table:table-cell table:formula="of:=IF(ISNUMBER(SEARCH(&quot;Fixed&quot;; [.A51])); &quot;yes&quot;; IF(ISNUMBER(SEARCH(&quot;Cleaned&quot;; [.A5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86" calcext:value-type="float">
            <text:p>486</text:p>
          </table:table-cell>
          <table:table-cell office:value-type="float" office:value="11.94" calcext:value-type="float">
            <text:p>11.94</text:p>
          </table:table-cell>
          <table:table-cell office:value-type="float" office:value="466.5" calcext:value-type="float">
            <text:p>466.5</text:p>
          </table:table-cell>
          <table:table-cell office:value-type="float" office:value="465.6" calcext:value-type="float">
            <text:p>465.6</text:p>
          </table:table-cell>
          <table:table-cell office:value-type="float" office:value="460.4" calcext:value-type="float">
            <text:p>460.4</text:p>
          </table:table-cell>
          <table:table-cell office:value-type="float" office:value="458.7" calcext:value-type="float">
            <text:p>458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1]/[.G51]" office:value-type="float" office:value="1.00193298969072" calcext:value-type="float">
            <text:p>1.002</text:p>
          </table:table-cell>
          <table:table-cell office:value-type="float" office:value="1.004" calcext:value-type="float">
            <text:p>1.004</text:p>
          </table:table-cell>
          <table:table-cell table:style-name="ce7" table:formula="of:=[.M51]/[.L51]" office:value-type="float" office:value="1.00206302250804" calcext:value-type="float">
            <text:p>1.002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Oncol_Fixed.gpx</text:p>
          </table:table-cell>
          <table:table-cell table:style-name="ce5" table:formula="of:=IF(ISNUMBER(SEARCH(&quot;Fixed&quot;; [.A52])); &quot;yes&quot;; IF(ISNUMBER(SEARCH(&quot;Cleaned&quot;; [.A52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2921" calcext:value-type="float">
            <text:p>2921</text:p>
          </table:table-cell>
          <table:table-cell table:style-name="ce5" office:value-type="float" office:value="52.7" calcext:value-type="float">
            <text:p>52.7</text:p>
          </table:table-cell>
          <table:table-cell table:style-name="ce5" office:value-type="float" office:value="2279" calcext:value-type="float">
            <text:p>2279</text:p>
          </table:table-cell>
          <table:table-cell table:style-name="ce5" office:value-type="float" office:value="2275" calcext:value-type="float">
            <text:p>2275</text:p>
          </table:table-cell>
          <table:table-cell table:style-name="ce5" office:value-type="float" office:value="1958.6" calcext:value-type="float">
            <text:p>1958.6</text:p>
          </table:table-cell>
          <table:table-cell table:style-name="ce5" office:value-type="float" office:value="1954.4" calcext:value-type="float">
            <text:p>1954.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52]/[.G52]" office:value-type="float" office:value="1.00175824175824" calcext:value-type="float">
            <text:p>1.002</text:p>
          </table:table-cell>
          <table:table-cell table:style-name="ce5" office:value-type="float" office:value="1.002" calcext:value-type="float">
            <text:p>1.002</text:p>
          </table:table-cell>
          <table:table-cell table:style-name="ce7" table:formula="of:=[.M52]/[.L52]" office:value-type="float" office:value="1.00024133391839" calcext:value-type="float">
            <text:p>1.000</text:p>
          </table:table-cell>
          <table:table-cell table:number-columns-repeated="2" table:style-name="ce5" office:value-type="float" office:value="14.1" calcext:value-type="float">
            <text:p>14.1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EXCELLENT (0.95-1.05)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calcext:value-type="string">
            <text:p>Lavaredo120_K_f66dabccea_Cleaned.gpx</text:p>
          </table:table-cell>
          <table:table-cell table:formula="of:=IF(ISNUMBER(SEARCH(&quot;Fixed&quot;; [.A53])); &quot;yes&quot;; IF(ISNUMBER(SEARCH(&quot;Cleaned&quot;; [.A5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4093" calcext:value-type="float">
            <text:p>14093</text:p>
          </table:table-cell>
          <table:table-cell office:value-type="float" office:value="120.25" calcext:value-type="float">
            <text:p>120.25</text:p>
          </table:table-cell>
          <table:table-cell office:value-type="float" office:value="6311.7" calcext:value-type="float">
            <text:p>6311.7</text:p>
          </table:table-cell>
          <table:table-cell office:value-type="float" office:value="6301.1" calcext:value-type="float">
            <text:p>6301.1</text:p>
          </table:table-cell>
          <table:table-cell office:value-type="float" office:value="5742.2" calcext:value-type="float">
            <text:p>5742.2</text:p>
          </table:table-cell>
          <table:table-cell office:value-type="float" office:value="5731.9" calcext:value-type="float">
            <text:p>5731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3]/[.G53]" office:value-type="float" office:value="1.00168224595706" calcext:value-type="float">
            <text:p>1.002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53]/[.L53]" office:value-type="float" office:value="1.00031722040021" calcext:value-type="float">
            <text:p>1.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RANS_INT_160_Cleaned.gpx</text:p>
          </table:table-cell>
          <table:table-cell table:formula="of:=IF(ISNUMBER(SEARCH(&quot;Fixed&quot;; [.A54])); &quot;yes&quot;; IF(ISNUMBER(SEARCH(&quot;Cleaned&quot;; [.A5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4624" calcext:value-type="float">
            <text:p>14624</text:p>
          </table:table-cell>
          <table:table-cell office:value-type="float" office:value="169.32" calcext:value-type="float">
            <text:p>169.32</text:p>
          </table:table-cell>
          <table:table-cell office:value-type="float" office:value="11030" calcext:value-type="float">
            <text:p>11030</text:p>
          </table:table-cell>
          <table:table-cell office:value-type="float" office:value="11013.9" calcext:value-type="float">
            <text:p>11013.9</text:p>
          </table:table-cell>
          <table:table-cell office:value-type="float" office:value="9506.9" calcext:value-type="float">
            <text:p>9506.9</text:p>
          </table:table-cell>
          <table:table-cell office:value-type="float" office:value="9490" calcext:value-type="float">
            <text:p>94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4]/[.G54]" office:value-type="float" office:value="1.00146178919366" calcext:value-type="float">
            <text:p>1.001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54]/[.L54]" office:value-type="float" office:value="1.00053742520399" calcext:value-type="float">
            <text:p>1.001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la-petite-barjo_Cleaned.gpx</text:p>
          </table:table-cell>
          <table:table-cell table:formula="of:=IF(ISNUMBER(SEARCH(&quot;Fixed&quot;; [.A55])); &quot;yes&quot;; IF(ISNUMBER(SEARCH(&quot;Cleaned&quot;; [.A5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75" calcext:value-type="float">
            <text:p>775</text:p>
          </table:table-cell>
          <table:table-cell office:value-type="float" office:value="14.86" calcext:value-type="float">
            <text:p>14.86</text:p>
          </table:table-cell>
          <table:table-cell office:value-type="float" office:value="688" calcext:value-type="float">
            <text:p>688</text:p>
          </table:table-cell>
          <table:table-cell office:value-type="float" office:value="687" calcext:value-type="float">
            <text:p>687</text:p>
          </table:table-cell>
          <table:table-cell office:value-type="float" office:value="527.2" calcext:value-type="float">
            <text:p>527.2</text:p>
          </table:table-cell>
          <table:table-cell office:value-type="float" office:value="528.2" calcext:value-type="float">
            <text:p>528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5]/[.G55]" office:value-type="float" office:value="1.00145560407569" calcext:value-type="float">
            <text:p>1.001</text:p>
          </table:table-cell>
          <table:table-cell office:value-type="float" office:value="0.998" calcext:value-type="float">
            <text:p>0.998</text:p>
          </table:table-cell>
          <table:table-cell table:style-name="ce7" table:formula="of:=[.M55]/[.L55]" office:value-type="float" office:value="0.996549418604651" calcext:value-type="float">
            <text:p>0.997</text:p>
          </table:table-cell>
          <table:table-cell office:value-type="float" office:value="23.4" calcext:value-type="float">
            <text:p>23.4</text:p>
          </table:table-cell>
          <table:table-cell office:value-type="float" office:value="23.1" calcext:value-type="float">
            <text:p>23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K130-1_Cleaned.gpx</text:p>
          </table:table-cell>
          <table:table-cell table:formula="of:=IF(ISNUMBER(SEARCH(&quot;Fixed&quot;; [.A56])); &quot;yes&quot;; IF(ISNUMBER(SEARCH(&quot;Cleaned&quot;; [.A5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5504" calcext:value-type="float">
            <text:p>15504</text:p>
          </table:table-cell>
          <table:table-cell office:value-type="float" office:value="125.9" calcext:value-type="float">
            <text:p>125.9</text:p>
          </table:table-cell>
          <table:table-cell office:value-type="float" office:value="17650" calcext:value-type="float">
            <text:p>17650</text:p>
          </table:table-cell>
          <table:table-cell office:value-type="float" office:value="17626" calcext:value-type="float">
            <text:p>17626</text:p>
          </table:table-cell>
          <table:table-cell office:value-type="float" office:value="10791.3" calcext:value-type="float">
            <text:p>10791.3</text:p>
          </table:table-cell>
          <table:table-cell office:value-type="float" office:value="10767" calcext:value-type="float">
            <text:p>107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6]/[.G56]" office:value-type="float" office:value="1.00136162487235" calcext:value-type="float">
            <text:p>1.001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56]/[.L56]" office:value-type="float" office:value="1.00063750708215" calcext:value-type="float">
            <text:p>1.001</text:p>
          </table:table-cell>
          <table:table-cell table:number-columns-repeated="2" office:value-type="float" office:value="38.9" calcext:value-type="float">
            <text:p>38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15_km_utmb_2025_agg_20_mag_3089297a0b_Cleaned.gpx</text:p>
          </table:table-cell>
          <table:table-cell table:formula="of:=IF(ISNUMBER(SEARCH(&quot;Fixed&quot;; [.A57])); &quot;yes&quot;; IF(ISNUMBER(SEARCH(&quot;Cleaned&quot;; [.A5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89" calcext:value-type="float">
            <text:p>1089</text:p>
          </table:table-cell>
          <table:table-cell office:value-type="float" office:value="14.75" calcext:value-type="float">
            <text:p>14.75</text:p>
          </table:table-cell>
          <table:table-cell office:value-type="float" office:value="799.3" calcext:value-type="float">
            <text:p>799.3</text:p>
          </table:table-cell>
          <table:table-cell office:value-type="float" office:value="798.3" calcext:value-type="float">
            <text:p>798.3</text:p>
          </table:table-cell>
          <table:table-cell office:value-type="float" office:value="625.6" calcext:value-type="float">
            <text:p>625.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7]/[.G57]" office:value-type="float" office:value="1.00125266190655" calcext:value-type="float">
            <text:p>1.001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57]/[.L57]" office:value-type="float" office:value="1.00174515200801" calcext:value-type="float">
            <text:p>1.002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Kat100_speed_trail_Cleaned.gpx</text:p>
          </table:table-cell>
          <table:table-cell table:formula="of:=IF(ISNUMBER(SEARCH(&quot;Fixed&quot;; [.A58])); &quot;yes&quot;; IF(ISNUMBER(SEARCH(&quot;Cleaned&quot;; [.A5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790" calcext:value-type="float">
            <text:p>1790</text:p>
          </table:table-cell>
          <table:table-cell office:value-type="float" office:value="23.56" calcext:value-type="float">
            <text:p>23.56</text:p>
          </table:table-cell>
          <table:table-cell office:value-type="float" office:value="1658" calcext:value-type="float">
            <text:p>1658</text:p>
          </table:table-cell>
          <table:table-cell office:value-type="float" office:value="1656" calcext:value-type="float">
            <text:p>1656</text:p>
          </table:table-cell>
          <table:table-cell office:value-type="float" office:value="1614.7" calcext:value-type="float">
            <text:p>1614.7</text:p>
          </table:table-cell>
          <table:table-cell office:value-type="float" office:value="1611.2" calcext:value-type="float">
            <text:p>161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8]/[.G58]" office:value-type="float" office:value="1.0012077294686" calcext:value-type="float">
            <text:p>1.001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58]/[.L58]" office:value-type="float" office:value="1.00079131483715" calcext:value-type="float">
            <text:p>1.00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4_Kodiak_Ultra_Marathons_by_UTMB_21k_Course_b14f220920_Cleaned.gpx</text:p>
          </table:table-cell>
          <table:table-cell table:formula="of:=IF(ISNUMBER(SEARCH(&quot;Fixed&quot;; [.A59])); &quot;yes&quot;; IF(ISNUMBER(SEARCH(&quot;Cleaned&quot;; [.A5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76" calcext:value-type="float">
            <text:p>876</text:p>
          </table:table-cell>
          <table:table-cell office:value-type="float" office:value="23.08" calcext:value-type="float">
            <text:p>23.08</text:p>
          </table:table-cell>
          <table:table-cell office:value-type="float" office:value="711" calcext:value-type="float">
            <text:p>711</text:p>
          </table:table-cell>
          <table:table-cell office:value-type="float" office:value="710.2" calcext:value-type="float">
            <text:p>710.2</text:p>
          </table:table-cell>
          <table:table-cell office:value-type="float" office:value="573.1" calcext:value-type="float">
            <text:p>573.1</text:p>
          </table:table-cell>
          <table:table-cell office:value-type="float" office:value="571.8" calcext:value-type="float">
            <text:p>571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9]/[.G59]" office:value-type="float" office:value="1.00112644325542" calcext:value-type="float">
            <text:p>1.001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59]/[.L59]" office:value-type="float" office:value="1.00087257383966" calcext:value-type="float">
            <text:p>1.001</text:p>
          </table:table-cell>
          <table:table-cell office:value-type="float" office:value="19.4" calcext:value-type="float">
            <text:p>19.4</text:p>
          </table:table-cell>
          <table:table-cell office:value-type="float" office:value="19.5" calcext:value-type="float">
            <text:p>19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VIELHA_10_K_V0_814f4db3d2_Cleaned.gpx</text:p>
          </table:table-cell>
          <table:table-cell table:formula="of:=IF(ISNUMBER(SEARCH(&quot;Fixed&quot;; [.A60])); &quot;yes&quot;; IF(ISNUMBER(SEARCH(&quot;Cleaned&quot;; [.A6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14" calcext:value-type="float">
            <text:p>214</text:p>
          </table:table-cell>
          <table:table-cell office:value-type="float" office:value="8.3" calcext:value-type="float">
            <text:p>8.3</text:p>
          </table:table-cell>
          <table:table-cell office:value-type="float" office:value="552.9" calcext:value-type="float">
            <text:p>552.9</text:p>
          </table:table-cell>
          <table:table-cell office:value-type="float" office:value="552.3" calcext:value-type="float">
            <text:p>552.3</text:p>
          </table:table-cell>
          <table:table-cell office:value-type="float" office:value="534.8" calcext:value-type="float">
            <text:p>534.8</text:p>
          </table:table-cell>
          <table:table-cell office:value-type="float" office:value="533.2" calcext:value-type="float">
            <text:p>533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0]/[.G60]" office:value-type="float" office:value="1.00108636610538" calcext:value-type="float">
            <text:p>1.001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60]/[.L60]" office:value-type="float" office:value="1.00191155724362" calcext:value-type="float">
            <text:p>1.002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_Desert_Rats_Trail_Running_Festival_by_UTMB_10k_Course_e4a08e328e_Cleaned.gpx</text:p>
          </table:table-cell>
          <table:table-cell table:formula="of:=IF(ISNUMBER(SEARCH(&quot;Fixed&quot;; [.A61])); &quot;yes&quot;; IF(ISNUMBER(SEARCH(&quot;Cleaned&quot;; [.A6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11" calcext:value-type="float">
            <text:p>811</text:p>
          </table:table-cell>
          <table:table-cell office:value-type="float" office:value="9.58" calcext:value-type="float">
            <text:p>9.58</text:p>
          </table:table-cell>
          <table:table-cell office:value-type="float" office:value="281.5" calcext:value-type="float">
            <text:p>281.5</text:p>
          </table:table-cell>
          <table:table-cell office:value-type="float" office:value="281.2" calcext:value-type="float">
            <text:p>281.2</text:p>
          </table:table-cell>
          <table:table-cell office:value-type="float" office:value="210.8" calcext:value-type="float">
            <text:p>210.8</text:p>
          </table:table-cell>
          <table:table-cell office:value-type="float" office:value="211.1" calcext:value-type="float">
            <text:p>211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1]/[.G61]" office:value-type="float" office:value="1.00106685633001" calcext:value-type="float">
            <text:p>1.001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61]/[.L61]" office:value-type="float" office:value="0.997935346358792" calcext:value-type="float">
            <text:p>0.998</text:p>
          </table:table-cell>
          <table:table-cell office:value-type="float" office:value="25.1" calcext:value-type="float">
            <text:p>25.1</text:p>
          </table:table-cell>
          <table:table-cell office:value-type="float" office:value="24.9" calcext:value-type="float">
            <text:p>24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dolomiti-extreme-trail-2025-gps-22k_Cleaned.gpx</text:p>
          </table:table-cell>
          <table:table-cell table:formula="of:=IF(ISNUMBER(SEARCH(&quot;Fixed&quot;; [.A62])); &quot;yes&quot;; IF(ISNUMBER(SEARCH(&quot;Cleaned&quot;; [.A6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61" calcext:value-type="float">
            <text:p>1061</text:p>
          </table:table-cell>
          <table:table-cell office:value-type="float" office:value="21.12" calcext:value-type="float">
            <text:p>21.12</text:p>
          </table:table-cell>
          <table:table-cell office:value-type="float" office:value="971.8" calcext:value-type="float">
            <text:p>971.8</text:p>
          </table:table-cell>
          <table:table-cell office:value-type="float" office:value="970.8" calcext:value-type="float">
            <text:p>970.8</text:p>
          </table:table-cell>
          <table:table-cell office:value-type="float" office:value="957.8" calcext:value-type="float">
            <text:p>957.8</text:p>
          </table:table-cell>
          <table:table-cell office:value-type="float" office:value="954.9" calcext:value-type="float">
            <text:p>954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2]/[.G62]" office:value-type="float" office:value="1.00103007828595" calcext:value-type="float">
            <text:p>1.001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62]/[.L62]" office:value-type="float" office:value="1.00196789462852" calcext:value-type="float">
            <text:p>1.00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X-Plore_Cleaned.gpx</text:p>
          </table:table-cell>
          <table:table-cell table:formula="of:=IF(ISNUMBER(SEARCH(&quot;Fixed&quot;; [.A63])); &quot;yes&quot;; IF(ISNUMBER(SEARCH(&quot;Cleaned&quot;; [.A6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175" calcext:value-type="float">
            <text:p>4175</text:p>
          </table:table-cell>
          <table:table-cell office:value-type="float" office:value="27.69" calcext:value-type="float">
            <text:p>27.69</text:p>
          </table:table-cell>
          <table:table-cell office:value-type="float" office:value="1867.6" calcext:value-type="float">
            <text:p>1867.6</text:p>
          </table:table-cell>
          <table:table-cell office:value-type="float" office:value="1865.7" calcext:value-type="float">
            <text:p>1865.7</text:p>
          </table:table-cell>
          <table:table-cell office:value-type="float" office:value="1690.1" calcext:value-type="float">
            <text:p>1690.1</text:p>
          </table:table-cell>
          <table:table-cell office:value-type="float" office:value="1687.2" calcext:value-type="float">
            <text:p>1687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3]/[.G63]" office:value-type="float" office:value="1.00101838452056" calcext:value-type="float">
            <text:p>1.001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63]/[.L63]" office:value-type="float" office:value="1.00098061683444" calcext:value-type="float">
            <text:p>1.001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Pilolcura_Fixed.gpx</text:p>
          </table:table-cell>
          <table:table-cell table:style-name="ce5" table:formula="of:=IF(ISNUMBER(SEARCH(&quot;Fixed&quot;; [.A64])); &quot;yes&quot;; IF(ISNUMBER(SEARCH(&quot;Cleaned&quot;; [.A64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12969" calcext:value-type="float">
            <text:p>12969</text:p>
          </table:table-cell>
          <table:table-cell table:style-name="ce5" office:value-type="float" office:value="97.81" calcext:value-type="float">
            <text:p>97.81</text:p>
          </table:table-cell>
          <table:table-cell table:style-name="ce5" office:value-type="float" office:value="4970" calcext:value-type="float">
            <text:p>4970</text:p>
          </table:table-cell>
          <table:table-cell table:style-name="ce5" office:value-type="float" office:value="4966" calcext:value-type="float">
            <text:p>4966</text:p>
          </table:table-cell>
          <table:table-cell table:style-name="ce5" office:value-type="float" office:value="4173.1" calcext:value-type="float">
            <text:p>4173.1</text:p>
          </table:table-cell>
          <table:table-cell table:style-name="ce5" office:value-type="float" office:value="4167.3" calcext:value-type="float">
            <text:p>4167.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64]/[.G64]" office:value-type="float" office:value="1.00080547724527" calcext:value-type="float">
            <text:p>1.001</text:p>
          </table:table-cell>
          <table:table-cell table:style-name="ce5" office:value-type="float" office:value="1.001" calcext:value-type="float">
            <text:p>1.001</text:p>
          </table:table-cell>
          <table:table-cell table:style-name="ce7" table:formula="of:=[.M64]/[.L64]" office:value-type="float" office:value="1.00019436619718" calcext:value-type="float">
            <text:p>1.00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6.1" calcext:value-type="float">
            <text:p>16.1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EXCELLENT (0.95-1.05)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calcext:value-type="string">
            <text:p>2024_Kodiak_Ultra_Marathons_by_UTMB_10k_Course_9c5dfaf240_Cleaned.gpx</text:p>
          </table:table-cell>
          <table:table-cell table:formula="of:=IF(ISNUMBER(SEARCH(&quot;Fixed&quot;; [.A65])); &quot;yes&quot;; IF(ISNUMBER(SEARCH(&quot;Cleaned&quot;; [.A6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15" calcext:value-type="float">
            <text:p>515</text:p>
          </table:table-cell>
          <table:table-cell office:value-type="float" office:value="10.42" calcext:value-type="float">
            <text:p>10.42</text:p>
          </table:table-cell>
          <table:table-cell office:value-type="float" office:value="381.7" calcext:value-type="float">
            <text:p>381.7</text:p>
          </table:table-cell>
          <table:table-cell office:value-type="float" office:value="381.4" calcext:value-type="float">
            <text:p>381.4</text:p>
          </table:table-cell>
          <table:table-cell office:value-type="float" office:value="316.9" calcext:value-type="float">
            <text:p>316.9</text:p>
          </table:table-cell>
          <table:table-cell office:value-type="float" office:value="315.4" calcext:value-type="float">
            <text:p>315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5]/[.G65]" office:value-type="float" office:value="1.00078657577347" calcext:value-type="float">
            <text:p>1.001</text:p>
          </table:table-cell>
          <table:table-cell office:value-type="float" office:value="1.005" calcext:value-type="float">
            <text:p>1.005</text:p>
          </table:table-cell>
          <table:table-cell table:style-name="ce7" table:formula="of:=[.M65]/[.L65]" office:value-type="float" office:value="1.00421011265392" calcext:value-type="float">
            <text:p>1.004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laudia_Augusta_Altinate_Trail_14_Cleaned.gpx</text:p>
          </table:table-cell>
          <table:table-cell table:formula="of:=IF(ISNUMBER(SEARCH(&quot;Fixed&quot;; [.A66])); &quot;yes&quot;; IF(ISNUMBER(SEARCH(&quot;Cleaned&quot;; [.A6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942" calcext:value-type="float">
            <text:p>1942</text:p>
          </table:table-cell>
          <table:table-cell office:value-type="float" office:value="13.57" calcext:value-type="float">
            <text:p>13.57</text:p>
          </table:table-cell>
          <table:table-cell office:value-type="float" office:value="815.5" calcext:value-type="float">
            <text:p>815.5</text:p>
          </table:table-cell>
          <table:table-cell office:value-type="float" office:value="814.9" calcext:value-type="float">
            <text:p>814.9</text:p>
          </table:table-cell>
          <table:table-cell table:number-columns-repeated="2" office:value-type="float" office:value="786.9" calcext:value-type="float">
            <text:p>786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6]/[.G66]" office:value-type="float" office:value="1.00073628666094" calcext:value-type="float">
            <text:p>1.001</text:p>
          </table:table-cell>
          <table:table-cell office:value-type="float" office:value="1" calcext:value-type="float">
            <text:p>1</text:p>
          </table:table-cell>
          <table:table-cell table:style-name="ce7" table:formula="of:=[.M66]/[.L66]" office:value-type="float" office:value="0.999264255058247" calcext:value-type="float">
            <text:p>0.999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orrencial_37k_ok_1_b33fdba1a3_Cleaned.gpx</text:p>
          </table:table-cell>
          <table:table-cell table:formula="of:=IF(ISNUMBER(SEARCH(&quot;Fixed&quot;; [.A67])); &quot;yes&quot;; IF(ISNUMBER(SEARCH(&quot;Cleaned&quot;; [.A6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630" calcext:value-type="float">
            <text:p>1630</text:p>
          </table:table-cell>
          <table:table-cell office:value-type="float" office:value="37.2" calcext:value-type="float">
            <text:p>37.2</text:p>
          </table:table-cell>
          <table:table-cell office:value-type="float" office:value="1376" calcext:value-type="float">
            <text:p>1376</text:p>
          </table:table-cell>
          <table:table-cell office:value-type="float" office:value="1375" calcext:value-type="float">
            <text:p>1375</text:p>
          </table:table-cell>
          <table:table-cell office:value-type="float" office:value="1118.3" calcext:value-type="float">
            <text:p>1118.3</text:p>
          </table:table-cell>
          <table:table-cell office:value-type="float" office:value="1116.3" calcext:value-type="float">
            <text:p>1116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7]/[.G67]" office:value-type="float" office:value="1.00072727272727" calcext:value-type="float">
            <text:p>1.001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67]/[.L67]" office:value-type="float" office:value="1.00127180232558" calcext:value-type="float">
            <text:p>1.001</text:p>
          </table:table-cell>
          <table:table-cell office:value-type="float" office:value="18.7" calcext:value-type="float">
            <text:p>18.7</text:p>
          </table:table-cell>
          <table:table-cell office:value-type="float" office:value="18.8" calcext:value-type="float">
            <text:p>18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_Canyons_Endurance_Runs_by_UTMB_25k_Course_2ecb772884_Cleaned.gpx</text:p>
          </table:table-cell>
          <table:table-cell table:formula="of:=IF(ISNUMBER(SEARCH(&quot;Fixed&quot;; [.A68])); &quot;yes&quot;; IF(ISNUMBER(SEARCH(&quot;Cleaned&quot;; [.A6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98" calcext:value-type="float">
            <text:p>1098</text:p>
          </table:table-cell>
          <table:table-cell office:value-type="float" office:value="24.9" calcext:value-type="float">
            <text:p>24.9</text:p>
          </table:table-cell>
          <table:table-cell office:value-type="float" office:value="882.1" calcext:value-type="float">
            <text:p>882.1</text:p>
          </table:table-cell>
          <table:table-cell office:value-type="float" office:value="881.5" calcext:value-type="float">
            <text:p>881.5</text:p>
          </table:table-cell>
          <table:table-cell office:value-type="float" office:value="738.5" calcext:value-type="float">
            <text:p>738.5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8]/[.G68]" office:value-type="float" office:value="1.00068065796937" calcext:value-type="float">
            <text:p>1.001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68]/[.L68]" office:value-type="float" office:value="1.00031912481578" calcext:value-type="float">
            <text:p>1.000</text:p>
          </table:table-cell>
          <table:table-cell table:number-columns-repeated="2" office:value-type="float" office:value="16.3" calcext:value-type="float">
            <text:p>16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TMB_24_58k_trilha_Dera_1_1681834781_Cleaned.gpx</text:p>
          </table:table-cell>
          <table:table-cell table:formula="of:=IF(ISNUMBER(SEARCH(&quot;Fixed&quot;; [.A69])); &quot;yes&quot;; IF(ISNUMBER(SEARCH(&quot;Cleaned&quot;; [.A6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338" calcext:value-type="float">
            <text:p>12338</text:p>
          </table:table-cell>
          <table:table-cell office:value-type="float" office:value="57.52" calcext:value-type="float">
            <text:p>57.52</text:p>
          </table:table-cell>
          <table:table-cell office:value-type="float" office:value="3675.4" calcext:value-type="float">
            <text:p>3675.4</text:p>
          </table:table-cell>
          <table:table-cell office:value-type="float" office:value="3673" calcext:value-type="float">
            <text:p>3673</text:p>
          </table:table-cell>
          <table:table-cell office:value-type="float" office:value="3365.8" calcext:value-type="float">
            <text:p>3365.8</text:p>
          </table:table-cell>
          <table:table-cell office:value-type="float" office:value="3363" calcext:value-type="float">
            <text:p>3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9]/[.G69]" office:value-type="float" office:value="1.00065341682548" calcext:value-type="float">
            <text:p>1.001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69]/[.L69]" office:value-type="float" office:value="1.00034635685912" calcext:value-type="float">
            <text:p>1.000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dolomiti-extreme-trail-2025-gps-55k_Cleaned.gpx</text:p>
          </table:table-cell>
          <table:table-cell table:formula="of:=IF(ISNUMBER(SEARCH(&quot;Fixed&quot;; [.A70])); &quot;yes&quot;; IF(ISNUMBER(SEARCH(&quot;Cleaned&quot;; [.A7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536" calcext:value-type="float">
            <text:p>2536</text:p>
          </table:table-cell>
          <table:table-cell office:value-type="float" office:value="56.17" calcext:value-type="float">
            <text:p>56.17</text:p>
          </table:table-cell>
          <table:table-cell office:value-type="float" office:value="3122" calcext:value-type="float">
            <text:p>3122</text:p>
          </table:table-cell>
          <table:table-cell office:value-type="float" office:value="3120.3" calcext:value-type="float">
            <text:p>3120.3</text:p>
          </table:table-cell>
          <table:table-cell office:value-type="float" office:value="3083.3" calcext:value-type="float">
            <text:p>3083.3</text:p>
          </table:table-cell>
          <table:table-cell office:value-type="float" office:value="3080.1" calcext:value-type="float">
            <text:p>308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0]/[.G70]" office:value-type="float" office:value="1.00054481940839" calcext:value-type="float">
            <text:p>1.001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70]/[.L70]" office:value-type="float" office:value="1.00045493273543" calcext:value-type="float">
            <text:p>1.000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Kodiak_Ultra_Marathons_by_UTMB_100_mile_Cleaned.gpx</text:p>
          </table:table-cell>
          <table:table-cell table:formula="of:=IF(ISNUMBER(SEARCH(&quot;Fixed&quot;; [.A71])); &quot;yes&quot;; IF(ISNUMBER(SEARCH(&quot;Cleaned&quot;; [.A7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563" calcext:value-type="float">
            <text:p>4563</text:p>
          </table:table-cell>
          <table:table-cell office:value-type="float" office:value="156.24" calcext:value-type="float">
            <text:p>156.24</text:p>
          </table:table-cell>
          <table:table-cell office:value-type="float" office:value="4768.9" calcext:value-type="float">
            <text:p>4768.9</text:p>
          </table:table-cell>
          <table:table-cell office:value-type="float" office:value="4766.8" calcext:value-type="float">
            <text:p>4766.8</text:p>
          </table:table-cell>
          <table:table-cell office:value-type="float" office:value="4077.1" calcext:value-type="float">
            <text:p>4077.1</text:p>
          </table:table-cell>
          <table:table-cell office:value-type="float" office:value="4073.8" calcext:value-type="float">
            <text:p>4073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1]/[.G71]" office:value-type="float" office:value="1.00044054711756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71]/[.L71]" office:value-type="float" office:value="1.00055920652561" calcext:value-type="float">
            <text:p>1.001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Kodiak_Ultra_Marathons_by_UTMB_100k_Cleaned.gpx</text:p>
          </table:table-cell>
          <table:table-cell table:formula="of:=IF(ISNUMBER(SEARCH(&quot;Fixed&quot;; [.A72])); &quot;yes&quot;; IF(ISNUMBER(SEARCH(&quot;Cleaned&quot;; [.A7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420" calcext:value-type="float">
            <text:p>3420</text:p>
          </table:table-cell>
          <table:table-cell office:value-type="float" office:value="98.6" calcext:value-type="float">
            <text:p>98.6</text:p>
          </table:table-cell>
          <table:table-cell office:value-type="float" office:value="2983.8" calcext:value-type="float">
            <text:p>2983.8</text:p>
          </table:table-cell>
          <table:table-cell office:value-type="float" office:value="2982.5" calcext:value-type="float">
            <text:p>2982.5</text:p>
          </table:table-cell>
          <table:table-cell office:value-type="float" office:value="2403.9" calcext:value-type="float">
            <text:p>2403.9</text:p>
          </table:table-cell>
          <table:table-cell office:value-type="float" office:value="2402.1" calcext:value-type="float">
            <text:p>2402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2]/[.G72]" office:value-type="float" office:value="1.000435875943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72]/[.L72]" office:value-type="float" office:value="1.00056387827602" calcext:value-type="float">
            <text:p>1.001</text:p>
          </table:table-cell>
          <table:table-cell office:value-type="float" office:value="19.4" calcext:value-type="float">
            <text:p>19.4</text:p>
          </table:table-cell>
          <table:table-cell office:value-type="float" office:value="19.5" calcext:value-type="float">
            <text:p>19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dg12k_Cleaned.gpx</text:p>
          </table:table-cell>
          <table:table-cell table:formula="of:=IF(ISNUMBER(SEARCH(&quot;Fixed&quot;; [.A73])); &quot;yes&quot;; IF(ISNUMBER(SEARCH(&quot;Cleaned&quot;; [.A7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70" calcext:value-type="float">
            <text:p>870</text:p>
          </table:table-cell>
          <table:table-cell office:value-type="float" office:value="11.47" calcext:value-type="float">
            <text:p>11.47</text:p>
          </table:table-cell>
          <table:table-cell office:value-type="float" office:value="846.1" calcext:value-type="float">
            <text:p>846.1</text:p>
          </table:table-cell>
          <table:table-cell office:value-type="float" office:value="845.9" calcext:value-type="float">
            <text:p>845.9</text:p>
          </table:table-cell>
          <table:table-cell office:value-type="float" office:value="811.4" calcext:value-type="float">
            <text:p>811.4</text:p>
          </table:table-cell>
          <table:table-cell office:value-type="float" office:value="809.5" calcext:value-type="float">
            <text:p>809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3]/[.G73]" office:value-type="float" office:value="1.00023643456673" calcext:value-type="float">
            <text:p>1.000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73]/[.L73]" office:value-type="float" office:value="1.001763148564" calcext:value-type="float">
            <text:p>1.002</text:p>
          </table:table-cell>
          <table:table-cell office:value-type="float" office:value="4.1" calcext:value-type="float">
            <text:p>4.1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dolomiti-extreme-trail-2025-gps-72k_Cleaned.gpx</text:p>
          </table:table-cell>
          <table:table-cell table:formula="of:=IF(ISNUMBER(SEARCH(&quot;Fixed&quot;; [.A74])); &quot;yes&quot;; IF(ISNUMBER(SEARCH(&quot;Cleaned&quot;; [.A7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234" calcext:value-type="float">
            <text:p>3234</text:p>
          </table:table-cell>
          <table:table-cell office:value-type="float" office:value="74.03" calcext:value-type="float">
            <text:p>74.03</text:p>
          </table:table-cell>
          <table:table-cell office:value-type="float" office:value="4078.2" calcext:value-type="float">
            <text:p>4078.2</text:p>
          </table:table-cell>
          <table:table-cell office:value-type="float" office:value="4077.3" calcext:value-type="float">
            <text:p>4077.3</text:p>
          </table:table-cell>
          <table:table-cell office:value-type="float" office:value="4015.4" calcext:value-type="float">
            <text:p>4015.4</text:p>
          </table:table-cell>
          <table:table-cell office:value-type="float" office:value="4013.5" calcext:value-type="float">
            <text:p>4013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4]/[.G74]" office:value-type="float" office:value="1.00022073430947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74]/[.L74]" office:value-type="float" office:value="0.999779314403413" calcext:value-type="float">
            <text:p>1.000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ozart100_MOZART_100_Cleaned.gpx</text:p>
          </table:table-cell>
          <table:table-cell table:formula="of:=IF(ISNUMBER(SEARCH(&quot;Fixed&quot;; [.A75])); &quot;yes&quot;; IF(ISNUMBER(SEARCH(&quot;Cleaned&quot;; [.A7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269" calcext:value-type="float">
            <text:p>5269</text:p>
          </table:table-cell>
          <table:table-cell office:value-type="float" office:value="118.2" calcext:value-type="float">
            <text:p>118.2</text:p>
          </table:table-cell>
          <table:table-cell office:value-type="float" office:value="7620.9" calcext:value-type="float">
            <text:p>7620.9</text:p>
          </table:table-cell>
          <table:table-cell office:value-type="float" office:value="7619.3" calcext:value-type="float">
            <text:p>7619.3</text:p>
          </table:table-cell>
          <table:table-cell office:value-type="float" office:value="6573.3" calcext:value-type="float">
            <text:p>6573.3</text:p>
          </table:table-cell>
          <table:table-cell office:value-type="float" office:value="6569.1" calcext:value-type="float">
            <text:p>6569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5]/[.G75]" office:value-type="float" office:value="1.00020999304398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75]/[.L75]" office:value-type="float" office:value="1.00078984109488" calcext:value-type="float">
            <text:p>1.001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dolomiti-extreme-trail-2025-gps-103k_Cleaned.gpx</text:p>
          </table:table-cell>
          <table:table-cell table:formula="of:=IF(ISNUMBER(SEARCH(&quot;Fixed&quot;; [.A76])); &quot;yes&quot;; IF(ISNUMBER(SEARCH(&quot;Cleaned&quot;; [.A7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432" calcext:value-type="float">
            <text:p>4432</text:p>
          </table:table-cell>
          <table:table-cell office:value-type="float" office:value="102.04" calcext:value-type="float">
            <text:p>102.04</text:p>
          </table:table-cell>
          <table:table-cell office:value-type="float" office:value="5643.1" calcext:value-type="float">
            <text:p>5643.1</text:p>
          </table:table-cell>
          <table:table-cell office:value-type="float" office:value="5642.1" calcext:value-type="float">
            <text:p>5642.1</text:p>
          </table:table-cell>
          <table:table-cell office:value-type="float" office:value="5561.7" calcext:value-type="float">
            <text:p>5561.7</text:p>
          </table:table-cell>
          <table:table-cell office:value-type="float" office:value="5560" calcext:value-type="float">
            <text:p>55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6]/[.G76]" office:value-type="float" office:value="1.0001772389713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76]/[.L76]" office:value-type="float" office:value="0.999822792436781" calcext:value-type="float">
            <text:p>1.000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Grindstone_UTMB_100_mile_Cleaned.gpx</text:p>
          </table:table-cell>
          <table:table-cell table:formula="of:=IF(ISNUMBER(SEARCH(&quot;Fixed&quot;; [.A77])); &quot;yes&quot;; IF(ISNUMBER(SEARCH(&quot;Cleaned&quot;; [.A7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230" calcext:value-type="float">
            <text:p>4230</text:p>
          </table:table-cell>
          <table:table-cell office:value-type="float" office:value="167.77" calcext:value-type="float">
            <text:p>167.77</text:p>
          </table:table-cell>
          <table:table-cell office:value-type="float" office:value="6277" calcext:value-type="float">
            <text:p>6277</text:p>
          </table:table-cell>
          <table:table-cell office:value-type="float" office:value="6276" calcext:value-type="float">
            <text:p>6276</text:p>
          </table:table-cell>
          <table:table-cell office:value-type="float" office:value="6003.7" calcext:value-type="float">
            <text:p>6003.7</text:p>
          </table:table-cell>
          <table:table-cell office:value-type="float" office:value="6002.4" calcext:value-type="float">
            <text:p>6002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7]/[.G77]" office:value-type="float" office:value="1.00015933715743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77]/[.L77]" office:value-type="float" office:value="0.99984068822686" calcext:value-type="float">
            <text:p>1.000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_Desert_Rats_Trail_Running_Festival_by_UTMB_50k_Course_8e95c5c5e7_Cleaned.gpx</text:p>
          </table:table-cell>
          <table:table-cell table:formula="of:=IF(ISNUMBER(SEARCH(&quot;Fixed&quot;; [.A78])); &quot;yes&quot;; IF(ISNUMBER(SEARCH(&quot;Cleaned&quot;; [.A7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254" calcext:value-type="float">
            <text:p>4254</text:p>
          </table:table-cell>
          <table:table-cell office:value-type="float" office:value="49.09" calcext:value-type="float">
            <text:p>49.09</text:p>
          </table:table-cell>
          <table:table-cell office:value-type="float" office:value="1948.7" calcext:value-type="float">
            <text:p>1948.7</text:p>
          </table:table-cell>
          <table:table-cell office:value-type="float" office:value="1948.4" calcext:value-type="float">
            <text:p>1948.4</text:p>
          </table:table-cell>
          <table:table-cell office:value-type="float" office:value="1278.4" calcext:value-type="float">
            <text:p>1278.4</text:p>
          </table:table-cell>
          <table:table-cell office:value-type="float" office:value="1276.1" calcext:value-type="float">
            <text:p>1276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8]/[.G78]" office:value-type="float" office:value="1.00015397249025" calcext:value-type="float">
            <text:p>1.000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78]/[.L78]" office:value-type="float" office:value="1.00184574331606" calcext:value-type="float">
            <text:p>1.002</text:p>
          </table:table-cell>
          <table:table-cell office:value-type="float" office:value="34.4" calcext:value-type="float">
            <text:p>34.4</text:p>
          </table:table-cell>
          <table:table-cell office:value-type="float" office:value="34.5" calcext:value-type="float">
            <text:p>34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TMB_24_35k_Inicio_Jabaquara_3_8bfc7df3d6_Cleaned.gpx</text:p>
          </table:table-cell>
          <table:table-cell table:formula="of:=IF(ISNUMBER(SEARCH(&quot;Fixed&quot;; [.A79])); &quot;yes&quot;; IF(ISNUMBER(SEARCH(&quot;Cleaned&quot;; [.A7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861" calcext:value-type="float">
            <text:p>12861</text:p>
          </table:table-cell>
          <table:table-cell office:value-type="float" office:value="35.43" calcext:value-type="float">
            <text:p>35.43</text:p>
          </table:table-cell>
          <table:table-cell office:value-type="float" office:value="1312.9" calcext:value-type="float">
            <text:p>1312.9</text:p>
          </table:table-cell>
          <table:table-cell office:value-type="float" office:value="1312.7" calcext:value-type="float">
            <text:p>1312.7</text:p>
          </table:table-cell>
          <table:table-cell office:value-type="float" office:value="1162.8" calcext:value-type="float">
            <text:p>1162.8</text:p>
          </table:table-cell>
          <table:table-cell office:value-type="float" office:value="1161.2" calcext:value-type="float">
            <text:p>116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9]/[.G79]" office:value-type="float" office:value="1.00015235773596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79]/[.L79]" office:value-type="float" office:value="1.00084751313885" calcext:value-type="float">
            <text:p>1.001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_Desert_Rats_Trail_Running_Festival_by_UTMB_21k_Course_fd8f191146_Cleaned.gpx</text:p>
          </table:table-cell>
          <table:table-cell table:formula="of:=IF(ISNUMBER(SEARCH(&quot;Fixed&quot;; [.A80])); &quot;yes&quot;; IF(ISNUMBER(SEARCH(&quot;Cleaned&quot;; [.A8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052" calcext:value-type="float">
            <text:p>2052</text:p>
          </table:table-cell>
          <table:table-cell office:value-type="float" office:value="21.25" calcext:value-type="float">
            <text:p>21.25</text:p>
          </table:table-cell>
          <table:table-cell office:value-type="float" office:value="825.8" calcext:value-type="float">
            <text:p>825.8</text:p>
          </table:table-cell>
          <table:table-cell office:value-type="float" office:value="825.7" calcext:value-type="float">
            <text:p>825.7</text:p>
          </table:table-cell>
          <table:table-cell office:value-type="float" office:value="575.2" calcext:value-type="float">
            <text:p>575.2</text:p>
          </table:table-cell>
          <table:table-cell office:value-type="float" office:value="576.1" calcext:value-type="float">
            <text:p>576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0]/[.G80]" office:value-type="float" office:value="1.00012110936175" calcext:value-type="float">
            <text:p>1.000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80]/[.L80]" office:value-type="float" office:value="0.998879026398644" calcext:value-type="float">
            <text:p>0.999</text:p>
          </table:table-cell>
          <table:table-cell office:value-type="float" office:value="30.3" calcext:value-type="float">
            <text:p>30.3</text:p>
          </table:table-cell>
          <table:table-cell office:value-type="float" office:value="30.2" calcext:value-type="float">
            <text:p>30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tsg-2025-50k_Cleaned.gpx</text:p>
          </table:table-cell>
          <table:table-cell table:formula="of:=IF(ISNUMBER(SEARCH(&quot;Fixed&quot;; [.A81])); &quot;yes&quot;; IF(ISNUMBER(SEARCH(&quot;Cleaned&quot;; [.A8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347" calcext:value-type="float">
            <text:p>1347</text:p>
          </table:table-cell>
          <table:table-cell office:value-type="float" office:value="52.37" calcext:value-type="float">
            <text:p>52.37</text:p>
          </table:table-cell>
          <table:table-cell office:value-type="float" office:value="1083.9" calcext:value-type="float">
            <text:p>1083.9</text:p>
          </table:table-cell>
          <table:table-cell office:value-type="float" office:value="1083.8" calcext:value-type="float">
            <text:p>1083.8</text:p>
          </table:table-cell>
          <table:table-cell office:value-type="float" office:value="911.7" calcext:value-type="float">
            <text:p>911.7</text:p>
          </table:table-cell>
          <table:table-cell office:value-type="float" office:value="910.6" calcext:value-type="float">
            <text:p>91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1]/[.G81]" office:value-type="float" office:value="1.00009226794612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81]/[.L81]" office:value-type="float" office:value="1.00090764830704" calcext:value-type="float">
            <text:p>1.001</text:p>
          </table:table-cell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TCC_120_K_Cleaned.gpx</text:p>
          </table:table-cell>
          <table:table-cell table:formula="of:=IF(ISNUMBER(SEARCH(&quot;Fixed&quot;; [.A82])); &quot;yes&quot;; IF(ISNUMBER(SEARCH(&quot;Cleaned&quot;; [.A8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9255" calcext:value-type="float">
            <text:p>29255</text:p>
          </table:table-cell>
          <table:table-cell office:value-type="float" office:value="122.46" calcext:value-type="float">
            <text:p>122.46</text:p>
          </table:table-cell>
          <table:table-cell office:value-type="float" office:value="6116.1" calcext:value-type="float">
            <text:p>6116.1</text:p>
          </table:table-cell>
          <table:table-cell office:value-type="float" office:value="6115.6" calcext:value-type="float">
            <text:p>6115.6</text:p>
          </table:table-cell>
          <table:table-cell office:value-type="float" office:value="5143.9" calcext:value-type="float">
            <text:p>5143.9</text:p>
          </table:table-cell>
          <table:table-cell office:value-type="float" office:value="5145.3" calcext:value-type="float">
            <text:p>5145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2]/[.G82]" office:value-type="float" office:value="1.00008175812676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82]/[.L82]" office:value-type="float" office:value="0.999918248557087" calcext:value-type="float">
            <text:p>1.000</text:p>
          </table:table-cell>
          <table:table-cell table:number-columns-repeated="2" office:value-type="float" office:value="15.9" calcext:value-type="float">
            <text:p>15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RACCIA-UKT-70K_Cleaned.gpx</text:p>
          </table:table-cell>
          <table:table-cell table:formula="of:=IF(ISNUMBER(SEARCH(&quot;Fixed&quot;; [.A83])); &quot;yes&quot;; IF(ISNUMBER(SEARCH(&quot;Cleaned&quot;; [.A8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726" calcext:value-type="float">
            <text:p>10726</text:p>
          </table:table-cell>
          <table:table-cell office:value-type="float" office:value="68.88" calcext:value-type="float">
            <text:p>68.88</text:p>
          </table:table-cell>
          <table:table-cell office:value-type="float" office:value="5170.8" calcext:value-type="float">
            <text:p>5170.8</text:p>
          </table:table-cell>
          <table:table-cell office:value-type="float" office:value="5170.5" calcext:value-type="float">
            <text:p>5170.5</text:p>
          </table:table-cell>
          <table:table-cell office:value-type="float" office:value="4558.2" calcext:value-type="float">
            <text:p>4558.2</text:p>
          </table:table-cell>
          <table:table-cell office:value-type="float" office:value="4557.2" calcext:value-type="float">
            <text:p>4557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3]/[.G83]" office:value-type="float" office:value="1.00005802146794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83]/[.L83]" office:value-type="float" office:value="0.999941981898352" calcext:value-type="float">
            <text:p>1.000</text:p>
          </table:table-cell>
          <table:table-cell office:value-type="float" office:value="11.8" calcext:value-type="float">
            <text:p>11.8</text:p>
          </table:table-cell>
          <table:table-cell office:value-type="float" office:value="11.9" calcext:value-type="float">
            <text:p>11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175947302_tschirgantskyrun ts26neu (2)._Cleaned.gpx</text:p>
          </table:table-cell>
          <table:table-cell table:formula="of:=IF(ISNUMBER(SEARCH(&quot;Fixed&quot;; [.A84])); &quot;yes&quot;; IF(ISNUMBER(SEARCH(&quot;Cleaned&quot;; [.A8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788" calcext:value-type="float">
            <text:p>1788</text:p>
          </table:table-cell>
          <table:table-cell office:value-type="float" office:value="26.62" calcext:value-type="float">
            <text:p>26.62</text:p>
          </table:table-cell>
          <table:table-cell office:value-type="float" office:value="2014.9" calcext:value-type="float">
            <text:p>2014.9</text:p>
          </table:table-cell>
          <table:table-cell office:value-type="float" office:value="2014.8" calcext:value-type="float">
            <text:p>2014.8</text:p>
          </table:table-cell>
          <table:table-cell office:value-type="float" office:value="1850.6" calcext:value-type="float">
            <text:p>1850.6</text:p>
          </table:table-cell>
          <table:table-cell office:value-type="float" office:value="1851.8" calcext:value-type="float">
            <text:p>1851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4]/[.G84]" office:value-type="float" office:value="1.00004963271789" calcext:value-type="float">
            <text:p>1.000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84]/[.L84]" office:value-type="float" office:value="0.998950419375651" calcext:value-type="float">
            <text:p>0.999</text:p>
          </table:table-cell>
          <table:table-cell office:value-type="float" office:value="8.2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GPX 2025 O-SEE 75k 2025_Cleaned.gpx</text:p>
          </table:table-cell>
          <table:table-cell table:formula="of:=IF(ISNUMBER(SEARCH(&quot;Fixed&quot;; [.A85])); &quot;yes&quot;; IF(ISNUMBER(SEARCH(&quot;Cleaned&quot;; [.A8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052" calcext:value-type="float">
            <text:p>2052</text:p>
          </table:table-cell>
          <table:table-cell office:value-type="float" office:value="74.85" calcext:value-type="float">
            <text:p>74.85</text:p>
          </table:table-cell>
          <table:table-cell office:value-type="float" office:value="3190" calcext:value-type="float">
            <text:p>3190</text:p>
          </table:table-cell>
          <table:table-cell office:value-type="float" office:value="3189.9" calcext:value-type="float">
            <text:p>3189.9</text:p>
          </table:table-cell>
          <table:table-cell office:value-type="float" office:value="2932.9" calcext:value-type="float">
            <text:p>2932.9</text:p>
          </table:table-cell>
          <table:table-cell office:value-type="float" office:value="2932" calcext:value-type="float">
            <text:p>29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5]/[.G85]" office:value-type="float" office:value="1.0000313489451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85]/[.L85]" office:value-type="float" office:value="0.999968652037618" calcext:value-type="float">
            <text:p>1.000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6k_torrencial_e084d18def_Cleaned.gpx</text:p>
          </table:table-cell>
          <table:table-cell table:formula="of:=IF(ISNUMBER(SEARCH(&quot;Fixed&quot;; [.A86])); &quot;yes&quot;; IF(ISNUMBER(SEARCH(&quot;Cleaned&quot;; [.A8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48" calcext:value-type="float">
            <text:p>548</text:p>
          </table:table-cell>
          <table:table-cell office:value-type="float" office:value="6.39" calcext:value-type="float">
            <text:p>6.39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148.5" calcext:value-type="float">
            <text:p>148.5</text:p>
          </table:table-cell>
          <table:table-cell office:value-type="float" office:value="147.2" calcext:value-type="float">
            <text:p>147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6]/[.G86]" office:value-type="float" office:value="1" calcext:value-type="float">
            <text:p>1.000</text:p>
          </table:table-cell>
          <table:table-cell office:value-type="float" office:value="1.009" calcext:value-type="float">
            <text:p>1.009</text:p>
          </table:table-cell>
          <table:table-cell table:style-name="ce7" table:formula="of:=[.M86]/[.L86]" office:value-type="float" office:value="1.009" calcext:value-type="float">
            <text:p>1.009</text:p>
          </table:table-cell>
          <table:table-cell office:value-type="float" office:value="26.5" calcext:value-type="float">
            <text:p>26.5</text:p>
          </table:table-cell>
          <table:table-cell office:value-type="float" office:value="27.2" calcext:value-type="float">
            <text:p>27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12k_torrencial_9b64ac410c_Cleaned.gpx</text:p>
          </table:table-cell>
          <table:table-cell table:formula="of:=IF(ISNUMBER(SEARCH(&quot;Fixed&quot;; [.A87])); &quot;yes&quot;; IF(ISNUMBER(SEARCH(&quot;Cleaned&quot;; [.A8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123" calcext:value-type="float">
            <text:p>1123</text:p>
          </table:table-cell>
          <table:table-cell office:value-type="float" office:value="12.18" calcext:value-type="float">
            <text:p>12.18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301.7" calcext:value-type="float">
            <text:p>301.7</text:p>
          </table:table-cell>
          <table:table-cell office:value-type="float" office:value="299.8" calcext:value-type="float">
            <text:p>299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7]/[.G87]" office:value-type="float" office:value="1" calcext:value-type="float">
            <text:p>1.000</text:p>
          </table:table-cell>
          <table:table-cell office:value-type="float" office:value="1.006" calcext:value-type="float">
            <text:p>1.006</text:p>
          </table:table-cell>
          <table:table-cell table:style-name="ce7" table:formula="of:=[.M87]/[.L87]" office:value-type="float" office:value="1.006" calcext:value-type="float">
            <text:p>1.006</text:p>
          </table:table-cell>
          <table:table-cell office:value-type="float" office:value="30.3" calcext:value-type="float">
            <text:p>30.3</text:p>
          </table:table-cell>
          <table:table-cell office:value-type="float" office:value="30.8" calcext:value-type="float">
            <text:p>30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ontan-aspe-2025-la-course-de-soudious-2025_Cleaned.gpx</text:p>
          </table:table-cell>
          <table:table-cell table:formula="of:=IF(ISNUMBER(SEARCH(&quot;Fixed&quot;; [.A88])); &quot;yes&quot;; IF(ISNUMBER(SEARCH(&quot;Cleaned&quot;; [.A8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20" calcext:value-type="float">
            <text:p>420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float" office:value="361.2" calcext:value-type="float">
            <text:p>361.2</text:p>
          </table:table-cell>
          <table:table-cell office:value-type="float" office:value="360.1" calcext:value-type="float">
            <text:p>36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8]/[.G88]" office:value-type="float" office:value="1" calcext:value-type="float">
            <text:p>1.000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88]/[.L88]" office:value-type="float" office:value="1.003" calcext:value-type="float">
            <text:p>1.003</text:p>
          </table:table-cell>
          <table:table-cell office:value-type="float" office:value="17.5" calcext:value-type="float">
            <text:p>17.5</text:p>
          </table:table-cell>
          <table:table-cell office:value-type="float" office:value="17.8" calcext:value-type="float">
            <text:p>17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eaks-merlin-middle-2025_Cleaned.gpx</text:p>
          </table:table-cell>
          <table:table-cell table:formula="of:=IF(ISNUMBER(SEARCH(&quot;Fixed&quot;; [.A89])); &quot;yes&quot;; IF(ISNUMBER(SEARCH(&quot;Cleaned&quot;; [.A8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25" calcext:value-type="float">
            <text:p>625</text:p>
          </table:table-cell>
          <table:table-cell office:value-type="float" office:value="28.23" calcext:value-type="float">
            <text:p>28.23</text:p>
          </table:table-cell>
          <table:table-cell table:number-columns-repeated="2" office:value-type="float" office:value="642.1" calcext:value-type="float">
            <text:p>642.1</text:p>
          </table:table-cell>
          <table:table-cell office:value-type="float" office:value="566.5" calcext:value-type="float">
            <text:p>566.5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9]/[.G89]" office:value-type="float" office:value="1" calcext:value-type="float">
            <text:p>1.000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89]/[.L89]" office:value-type="float" office:value="1.003" calcext:value-type="float">
            <text:p>1.003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eaks-merlin-short-2025_Cleaned.gpx</text:p>
          </table:table-cell>
          <table:table-cell table:formula="of:=IF(ISNUMBER(SEARCH(&quot;Fixed&quot;; [.A90])); &quot;yes&quot;; IF(ISNUMBER(SEARCH(&quot;Cleaned&quot;; [.A9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48" calcext:value-type="float">
            <text:p>248</text:p>
          </table:table-cell>
          <table:table-cell office:value-type="float" office:value="9.59" calcext:value-type="float">
            <text:p>9.59</text:p>
          </table:table-cell>
          <table:table-cell table:number-columns-repeated="2" office:value-type="float" office:value="271.8" calcext:value-type="float">
            <text:p>271.8</text:p>
          </table:table-cell>
          <table:table-cell office:value-type="float" office:value="244.8" calcext:value-type="float">
            <text:p>244.8</text:p>
          </table:table-cell>
          <table:table-cell office:value-type="float" office:value="243.9" calcext:value-type="float">
            <text:p>243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0]/[.G90]" office:value-type="float" office:value="1" calcext:value-type="float">
            <text:p>1.000</text:p>
          </table:table-cell>
          <table:table-cell office:value-type="float" office:value="1.003" calcext:value-type="float">
            <text:p>1.003</text:p>
          </table:table-cell>
          <table:table-cell table:style-name="ce7" table:formula="of:=[.M90]/[.L90]" office:value-type="float" office:value="1.003" calcext:value-type="float">
            <text:p>1.003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Vesuvio 18k-2025_Cleaned.gpx</text:p>
          </table:table-cell>
          <table:table-cell table:formula="of:=IF(ISNUMBER(SEARCH(&quot;Fixed&quot;; [.A91])); &quot;yes&quot;; IF(ISNUMBER(SEARCH(&quot;Cleaned&quot;; [.A9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42" calcext:value-type="float">
            <text:p>1242</text:p>
          </table:table-cell>
          <table:table-cell office:value-type="float" office:value="18.06" calcext:value-type="float">
            <text:p>18.06</text:p>
          </table:table-cell>
          <table:table-cell table:number-columns-repeated="2" office:value-type="float" office:value="1282.4" calcext:value-type="float">
            <text:p>1282.4</text:p>
          </table:table-cell>
          <table:table-cell office:value-type="float" office:value="1131.7" calcext:value-type="float">
            <text:p>1131.7</text:p>
          </table:table-cell>
          <table:table-cell office:value-type="float" office:value="1129.9" calcext:value-type="float">
            <text:p>1129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1]/[.G91]" office:value-type="float" office:value="1" calcext:value-type="float">
            <text:p>1.000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91]/[.L91]" office:value-type="float" office:value="1.002" calcext:value-type="float">
            <text:p>1.002</text:p>
          </table:table-cell>
          <table:table-cell office:value-type="float" office:value="11.8" calcext:value-type="float">
            <text:p>11.8</text:p>
          </table:table-cell>
          <table:table-cell office:value-type="float" office:value="11.9" calcext:value-type="float">
            <text:p>11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tsg-2025-20k_Cleaned.gpx</text:p>
          </table:table-cell>
          <table:table-cell table:formula="of:=IF(ISNUMBER(SEARCH(&quot;Fixed&quot;; [.A92])); &quot;yes&quot;; IF(ISNUMBER(SEARCH(&quot;Cleaned&quot;; [.A9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65" calcext:value-type="float">
            <text:p>665</text:p>
          </table:table-cell>
          <table:table-cell office:value-type="float" office:value="22.47" calcext:value-type="float">
            <text:p>22.47</text:p>
          </table:table-cell>
          <table:table-cell table:number-columns-repeated="2" office:value-type="float" office:value="429.9" calcext:value-type="float">
            <text:p>429.9</text:p>
          </table:table-cell>
          <table:table-cell office:value-type="float" office:value="365" calcext:value-type="float">
            <text:p>365</text:p>
          </table:table-cell>
          <table:table-cell office:value-type="float" office:value="364.5" calcext:value-type="float">
            <text:p>364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2]/[.G92]" office:value-type="float" office:value="1" calcext:value-type="float">
            <text:p>1.000</text:p>
          </table:table-cell>
          <table:table-cell office:value-type="float" office:value="1.002" calcext:value-type="float">
            <text:p>1.002</text:p>
          </table:table-cell>
          <table:table-cell table:style-name="ce7" table:formula="of:=[.M92]/[.L92]" office:value-type="float" office:value="1.002" calcext:value-type="float">
            <text:p>1.002</text:p>
          </table:table-cell>
          <table:table-cell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43_km_utmb_2025_agg_20_mag_cf7798e8a4_Cleaned.gpx</text:p>
          </table:table-cell>
          <table:table-cell table:formula="of:=IF(ISNUMBER(SEARCH(&quot;Fixed&quot;; [.A93])); &quot;yes&quot;; IF(ISNUMBER(SEARCH(&quot;Cleaned&quot;; [.A9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858" calcext:value-type="float">
            <text:p>3858</text:p>
          </table:table-cell>
          <table:table-cell office:value-type="float" office:value="40.44" calcext:value-type="float">
            <text:p>40.44</text:p>
          </table:table-cell>
          <table:table-cell table:number-columns-repeated="2" office:value-type="float" office:value="3451.3" calcext:value-type="float">
            <text:p>3451.3</text:p>
          </table:table-cell>
          <table:table-cell office:value-type="float" office:value="3013.2" calcext:value-type="float">
            <text:p>3013.2</text:p>
          </table:table-cell>
          <table:table-cell office:value-type="float" office:value="3011.3" calcext:value-type="float">
            <text:p>301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3]/[.G93]" office:value-type="float" office:value="1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93]/[.L93]" office:value-type="float" office:value="1.001" calcext:value-type="float">
            <text:p>1.001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GPX 2025 O-SEE 25k 2025_Cleaned.gpx</text:p>
          </table:table-cell>
          <table:table-cell table:formula="of:=IF(ISNUMBER(SEARCH(&quot;Fixed&quot;; [.A94])); &quot;yes&quot;; IF(ISNUMBER(SEARCH(&quot;Cleaned&quot;; [.A9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43" calcext:value-type="float">
            <text:p>743</text:p>
          </table:table-cell>
          <table:table-cell office:value-type="float" office:value="25.03" calcext:value-type="float">
            <text:p>25.03</text:p>
          </table:table-cell>
          <table:table-cell table:number-columns-repeated="2" office:value-type="float" office:value="1216" calcext:value-type="float">
            <text:p>1216</text:p>
          </table:table-cell>
          <table:table-cell office:value-type="float" office:value="1110.1" calcext:value-type="float">
            <text:p>1110.1</text:p>
          </table:table-cell>
          <table:table-cell office:value-type="float" office:value="1108.8" calcext:value-type="float">
            <text:p>1108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4]/[.G94]" office:value-type="float" office:value="1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94]/[.L94]" office:value-type="float" office:value="1.001" calcext:value-type="float">
            <text:p>1.001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K31_Cleaned.gpx</text:p>
          </table:table-cell>
          <table:table-cell table:formula="of:=IF(ISNUMBER(SEARCH(&quot;Fixed&quot;; [.A95])); &quot;yes&quot;; IF(ISNUMBER(SEARCH(&quot;Cleaned&quot;; [.A9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71" calcext:value-type="float">
            <text:p>1071</text:p>
          </table:table-cell>
          <table:table-cell office:value-type="float" office:value="29.89" calcext:value-type="float">
            <text:p>29.89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1715.2" calcext:value-type="float">
            <text:p>1715.2</text:p>
          </table:table-cell>
          <table:table-cell office:value-type="float" office:value="1713.8" calcext:value-type="float">
            <text:p>1713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5]/[.G95]" office:value-type="float" office:value="1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95]/[.L95]" office:value-type="float" office:value="1.001" calcext:value-type="float">
            <text:p>1.001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-See 50k_Cleaned.gpx</text:p>
          </table:table-cell>
          <table:table-cell table:formula="of:=IF(ISNUMBER(SEARCH(&quot;Fixed&quot;; [.A96])); &quot;yes&quot;; IF(ISNUMBER(SEARCH(&quot;Cleaned&quot;; [.A9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041" calcext:value-type="float">
            <text:p>2041</text:p>
          </table:table-cell>
          <table:table-cell office:value-type="float" office:value="50.61" calcext:value-type="float">
            <text:p>50.61</text:p>
          </table:table-cell>
          <table:table-cell table:number-columns-repeated="2" office:value-type="float" office:value="3962" calcext:value-type="float">
            <text:p>3962</text:p>
          </table:table-cell>
          <table:table-cell office:value-type="float" office:value="2259.2" calcext:value-type="float">
            <text:p>2259.2</text:p>
          </table:table-cell>
          <table:table-cell office:value-type="float" office:value="2257.4" calcext:value-type="float">
            <text:p>2257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6]/[.G96]" office:value-type="float" office:value="1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96]/[.L96]" office:value-type="float" office:value="1.001" calcext:value-type="float">
            <text:p>1.00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Trail-Hautacam-45-km_Cleaned.gpx</text:p>
          </table:table-cell>
          <table:table-cell table:formula="of:=IF(ISNUMBER(SEARCH(&quot;Fixed&quot;; [.A97])); &quot;yes&quot;; IF(ISNUMBER(SEARCH(&quot;Cleaned&quot;; [.A9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191" calcext:value-type="float">
            <text:p>2191</text:p>
          </table:table-cell>
          <table:table-cell office:value-type="float" office:value="44.36" calcext:value-type="float">
            <text:p>44.36</text:p>
          </table:table-cell>
          <table:table-cell table:number-columns-repeated="2" office:value-type="float" office:value="2704" calcext:value-type="float">
            <text:p>2704</text:p>
          </table:table-cell>
          <table:table-cell office:value-type="float" office:value="2590.5" calcext:value-type="float">
            <text:p>2590.5</text:p>
          </table:table-cell>
          <table:table-cell office:value-type="float" office:value="2589.2" calcext:value-type="float">
            <text:p>2589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7]/[.G97]" office:value-type="float" office:value="1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97]/[.L97]" office:value-type="float" office:value="1.001" calcext:value-type="float">
            <text:p>1.001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la-barjo-80_Cleaned.gpx</text:p>
          </table:table-cell>
          <table:table-cell table:formula="of:=IF(ISNUMBER(SEARCH(&quot;Fixed&quot;; [.A98])); &quot;yes&quot;; IF(ISNUMBER(SEARCH(&quot;Cleaned&quot;; [.A9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495" calcext:value-type="float">
            <text:p>4495</text:p>
          </table:table-cell>
          <table:table-cell office:value-type="float" office:value="80.84" calcext:value-type="float">
            <text:p>80.84</text:p>
          </table:table-cell>
          <table:table-cell table:number-columns-repeated="2" office:value-type="float" office:value="3004" calcext:value-type="float">
            <text:p>3004</text:p>
          </table:table-cell>
          <table:table-cell office:value-type="float" office:value="1932.8" calcext:value-type="float">
            <text:p>1932.8</text:p>
          </table:table-cell>
          <table:table-cell office:value-type="float" office:value="1931.1" calcext:value-type="float">
            <text:p>1931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8]/[.G98]" office:value-type="float" office:value="1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98]/[.L98]" office:value-type="float" office:value="1.001" calcext:value-type="float">
            <text:p>1.001</text:p>
          </table:table-cell>
          <table:table-cell table:number-columns-repeated="2" office:value-type="float" office:value="35.7" calcext:value-type="float">
            <text:p>35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l_50k_update_3fda83bc91_Cleaned.gpx</text:p>
          </table:table-cell>
          <table:table-cell table:formula="of:=IF(ISNUMBER(SEARCH(&quot;Fixed&quot;; [.A99])); &quot;yes&quot;; IF(ISNUMBER(SEARCH(&quot;Cleaned&quot;; [.A9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504" calcext:value-type="float">
            <text:p>1504</text:p>
          </table:table-cell>
          <table:table-cell office:value-type="float" office:value="50.4" calcext:value-type="float">
            <text:p>50.4</text:p>
          </table:table-cell>
          <table:table-cell table:number-columns-repeated="2" office:value-type="float" office:value="3395" calcext:value-type="float">
            <text:p>3395</text:p>
          </table:table-cell>
          <table:table-cell office:value-type="float" office:value="2758.4" calcext:value-type="float">
            <text:p>2758.4</text:p>
          </table:table-cell>
          <table:table-cell office:value-type="float" office:value="2756.8" calcext:value-type="float">
            <text:p>2756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9]/[.G99]" office:value-type="float" office:value="1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99]/[.L99]" office:value-type="float" office:value="1.001" calcext:value-type="float">
            <text:p>1.001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wild_10k_officiel_73e5668148_Cleaned.gpx</text:p>
          </table:table-cell>
          <table:table-cell table:formula="of:=IF(ISNUMBER(SEARCH(&quot;Fixed&quot;; [.A100])); &quot;yes&quot;; IF(ISNUMBER(SEARCH(&quot;Cleaned&quot;; [.A10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92" calcext:value-type="float">
            <text:p>792</text:p>
          </table:table-cell>
          <table:table-cell office:value-type="float" office:value="9.72" calcext:value-type="float">
            <text:p>9.72</text:p>
          </table:table-cell>
          <table:table-cell table:number-columns-repeated="2" office:value-type="float" office:value="505.7" calcext:value-type="float">
            <text:p>505.7</text:p>
          </table:table-cell>
          <table:table-cell office:value-type="float" office:value="465.2" calcext:value-type="float">
            <text:p>465.2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0]/[.G100]" office:value-type="float" office:value="1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100]/[.L100]" office:value-type="float" office:value="1.001" calcext:value-type="float">
            <text:p>1.001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xterra-o-see-ultra-trail-2024-50k_Cleaned.gpx</text:p>
          </table:table-cell>
          <table:table-cell table:formula="of:=IF(ISNUMBER(SEARCH(&quot;Fixed&quot;; [.A101])); &quot;yes&quot;; IF(ISNUMBER(SEARCH(&quot;Cleaned&quot;; [.A10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373" calcext:value-type="float">
            <text:p>1373</text:p>
          </table:table-cell>
          <table:table-cell office:value-type="float" office:value="50.61" calcext:value-type="float">
            <text:p>50.61</text:p>
          </table:table-cell>
          <table:table-cell table:number-columns-repeated="2" office:value-type="float" office:value="2448" calcext:value-type="float">
            <text:p>2448</text:p>
          </table:table-cell>
          <table:table-cell office:value-type="float" office:value="2238.7" calcext:value-type="float">
            <text:p>2238.7</text:p>
          </table:table-cell>
          <table:table-cell office:value-type="float" office:value="2237.2" calcext:value-type="float">
            <text:p>2237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1]/[.G101]" office:value-type="float" office:value="1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101]/[.L101]" office:value-type="float" office:value="1.001" calcext:value-type="float">
            <text:p>1.001</text:p>
          </table:table-cell>
          <table:table-cell office:value-type="float" office:value="8.5" calcext:value-type="float">
            <text:p>8.5</text:p>
          </table:table-cell>
          <table:table-cell office:value-type="float" office:value="8.6" calcext:value-type="float">
            <text:p>8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_Canyons_Endurance_Runs_by_UTMB_50k_Course_42b25d911a_Cleaned.gpx</text:p>
          </table:table-cell>
          <table:table-cell table:formula="of:=IF(ISNUMBER(SEARCH(&quot;Fixed&quot;; [.A102])); &quot;yes&quot;; IF(ISNUMBER(SEARCH(&quot;Cleaned&quot;; [.A10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192" calcext:value-type="float">
            <text:p>2192</text:p>
          </table:table-cell>
          <table:table-cell office:value-type="float" office:value="50.11" calcext:value-type="float">
            <text:p>50.11</text:p>
          </table:table-cell>
          <table:table-cell table:number-columns-repeated="2" office:value-type="float" office:value="1891.4" calcext:value-type="float">
            <text:p>1891.4</text:p>
          </table:table-cell>
          <table:table-cell office:value-type="float" office:value="1576.7" calcext:value-type="float">
            <text:p>1576.7</text:p>
          </table:table-cell>
          <table:table-cell office:value-type="float" office:value="1577.4" calcext:value-type="float">
            <text:p>1577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2]/[.G102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02]/[.L102]" office:value-type="float" office:value="1" calcext:value-type="float">
            <text:p>1.000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_Desert_Rats_Trail_Running_Festival_by_UTMB_100k_Course_4e624a1649_Cleaned.gpx</text:p>
          </table:table-cell>
          <table:table-cell table:formula="of:=IF(ISNUMBER(SEARCH(&quot;Fixed&quot;; [.A103])); &quot;yes&quot;; IF(ISNUMBER(SEARCH(&quot;Cleaned&quot;; [.A10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665" calcext:value-type="float">
            <text:p>5665</text:p>
          </table:table-cell>
          <table:table-cell office:value-type="float" office:value="102.05" calcext:value-type="float">
            <text:p>102.05</text:p>
          </table:table-cell>
          <table:table-cell table:number-columns-repeated="2" office:value-type="float" office:value="3132.4" calcext:value-type="float">
            <text:p>3132.4</text:p>
          </table:table-cell>
          <table:table-cell office:value-type="float" office:value="2251.2" calcext:value-type="float">
            <text:p>2251.2</text:p>
          </table:table-cell>
          <table:table-cell office:value-type="float" office:value="2251.4" calcext:value-type="float">
            <text:p>2251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3]/[.G103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03]/[.L103]" office:value-type="float" office:value="1" calcext:value-type="float">
            <text:p>1.000</text:p>
          </table:table-cell>
          <table:table-cell table:number-columns-repeated="2" office:value-type="float" office:value="28.1" calcext:value-type="float">
            <text:p>28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WR_10_K_Cleaned.gpx</text:p>
          </table:table-cell>
          <table:table-cell table:formula="of:=IF(ISNUMBER(SEARCH(&quot;Fixed&quot;; [.A104])); &quot;yes&quot;; IF(ISNUMBER(SEARCH(&quot;Cleaned&quot;; [.A10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077" calcext:value-type="float">
            <text:p>4077</text:p>
          </table:table-cell>
          <table:table-cell office:value-type="float" office:value="11.39" calcext:value-type="float">
            <text:p>11.39</text:p>
          </table:table-cell>
          <table:table-cell table:number-columns-repeated="2" office:value-type="float" office:value="536.6" calcext:value-type="float">
            <text:p>536.6</text:p>
          </table:table-cell>
          <table:table-cell office:value-type="float" office:value="388" calcext:value-type="float">
            <text:p>388</text:p>
          </table:table-cell>
          <table:table-cell office:value-type="float" office:value="387.9" calcext:value-type="float">
            <text:p>387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4]/[.G104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04]/[.L104]" office:value-type="float" office:value="1" calcext:value-type="float">
            <text:p>1.000</text:p>
          </table:table-cell>
          <table:table-cell table:number-columns-repeated="2" office:value-type="float" office:value="27.7" calcext:value-type="float">
            <text:p>27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16_2024_2a605ace7d_Cleaned.gpx</text:p>
          </table:table-cell>
          <table:table-cell table:formula="of:=IF(ISNUMBER(SEARCH(&quot;Fixed&quot;; [.A105])); &quot;yes&quot;; IF(ISNUMBER(SEARCH(&quot;Cleaned&quot;; [.A10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144" calcext:value-type="float">
            <text:p>2144</text:p>
          </table:table-cell>
          <table:table-cell office:value-type="float" office:value="17.06" calcext:value-type="float">
            <text:p>17.06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859.5" calcext:value-type="float">
            <text:p>859.5</text:p>
          </table:table-cell>
          <table:table-cell office:value-type="float" office:value="859.3" calcext:value-type="float">
            <text:p>859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5]/[.G105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05]/[.L105]" office:value-type="float" office:value="1" calcext:value-type="float">
            <text:p>1.000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GPX 2025 O-SEE 100k 2025_Cleaned.gpx</text:p>
          </table:table-cell>
          <table:table-cell table:formula="of:=IF(ISNUMBER(SEARCH(&quot;Fixed&quot;; [.A106])); &quot;yes&quot;; IF(ISNUMBER(SEARCH(&quot;Cleaned&quot;; [.A10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828" calcext:value-type="float">
            <text:p>2828</text:p>
          </table:table-cell>
          <table:table-cell office:value-type="float" office:value="100.1" calcext:value-type="float">
            <text:p>100.1</text:p>
          </table:table-cell>
          <table:table-cell table:number-columns-repeated="2" office:value-type="float" office:value="4133" calcext:value-type="float">
            <text:p>4133</text:p>
          </table:table-cell>
          <table:table-cell office:value-type="float" office:value="3754.8" calcext:value-type="float">
            <text:p>3754.8</text:p>
          </table:table-cell>
          <table:table-cell office:value-type="float" office:value="3753.5" calcext:value-type="float">
            <text:p>3753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6]/[.G106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06]/[.L106]" office:value-type="float" office:value="1" calcext:value-type="float">
            <text:p>1.000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GPX 2025 O-SEE 50k 2025_Cleaned.gpx</text:p>
          </table:table-cell>
          <table:table-cell table:formula="of:=IF(ISNUMBER(SEARCH(&quot;Fixed&quot;; [.A107])); &quot;yes&quot;; IF(ISNUMBER(SEARCH(&quot;Cleaned&quot;; [.A10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452" calcext:value-type="float">
            <text:p>1452</text:p>
          </table:table-cell>
          <table:table-cell office:value-type="float" office:value="50.39" calcext:value-type="float">
            <text:p>50.39</text:p>
          </table:table-cell>
          <table:table-cell table:number-columns-repeated="2" office:value-type="float" office:value="2472" calcext:value-type="float">
            <text:p>2472</text:p>
          </table:table-cell>
          <table:table-cell office:value-type="float" office:value="2246.4" calcext:value-type="float">
            <text:p>2246.4</text:p>
          </table:table-cell>
          <table:table-cell office:value-type="float" office:value="2246.3" calcext:value-type="float">
            <text:p>2246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7]/[.G107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07]/[.L107]" office:value-type="float" office:value="1" calcext:value-type="float">
            <text:p>1.00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KAT_100miles_Cleaned.gpx</text:p>
          </table:table-cell>
          <table:table-cell table:formula="of:=IF(ISNUMBER(SEARCH(&quot;Fixed&quot;; [.A108])); &quot;yes&quot;; IF(ISNUMBER(SEARCH(&quot;Cleaned&quot;; [.A10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094" calcext:value-type="float">
            <text:p>6094</text:p>
          </table:table-cell>
          <table:table-cell office:value-type="float" office:value="165.67" calcext:value-type="float">
            <text:p>165.67</text:p>
          </table:table-cell>
          <table:table-cell table:number-columns-repeated="2" office:value-type="float" office:value="10192" calcext:value-type="float">
            <text:p>10192</text:p>
          </table:table-cell>
          <table:table-cell office:value-type="float" office:value="9808.3" calcext:value-type="float">
            <text:p>9808.3</text:p>
          </table:table-cell>
          <table:table-cell office:value-type="float" office:value="9809.6" calcext:value-type="float">
            <text:p>9809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8]/[.G108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08]/[.L108]" office:value-type="float" office:value="1" calcext:value-type="float">
            <text:p>1.000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UT_100_KM_Cleaned.gpx</text:p>
          </table:table-cell>
          <table:table-cell table:formula="of:=IF(ISNUMBER(SEARCH(&quot;Fixed&quot;; [.A109])); &quot;yes&quot;; IF(ISNUMBER(SEARCH(&quot;Cleaned&quot;; [.A10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033" calcext:value-type="float">
            <text:p>4033</text:p>
          </table:table-cell>
          <table:table-cell office:value-type="float" office:value="99.17" calcext:value-type="float">
            <text:p>99.17</text:p>
          </table:table-cell>
          <table:table-cell table:number-columns-repeated="2" office:value-type="float" office:value="5103" calcext:value-type="float">
            <text:p>5103</text:p>
          </table:table-cell>
          <table:table-cell office:value-type="float" office:value="4538" calcext:value-type="float">
            <text:p>4538</text:p>
          </table:table-cell>
          <table:table-cell office:value-type="float" office:value="4537.8" calcext:value-type="float">
            <text:p>4537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9]/[.G109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09]/[.L109]" office:value-type="float" office:value="1" calcext:value-type="float">
            <text:p>1.000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UT_100_M_Cleaned.gpx</text:p>
          </table:table-cell>
          <table:table-cell table:formula="of:=IF(ISNUMBER(SEARCH(&quot;Fixed&quot;; [.A110])); &quot;yes&quot;; IF(ISNUMBER(SEARCH(&quot;Cleaned&quot;; [.A11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7609" calcext:value-type="float">
            <text:p>17609</text:p>
          </table:table-cell>
          <table:table-cell office:value-type="float" office:value="163.93" calcext:value-type="float">
            <text:p>163.93</text:p>
          </table:table-cell>
          <table:table-cell table:number-columns-repeated="2" office:value-type="float" office:value="8883" calcext:value-type="float">
            <text:p>8883</text:p>
          </table:table-cell>
          <table:table-cell office:value-type="float" office:value="7703.2" calcext:value-type="float">
            <text:p>7703.2</text:p>
          </table:table-cell>
          <table:table-cell office:value-type="float" office:value="7701.6" calcext:value-type="float">
            <text:p>7701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0]/[.G110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10]/[.L110]" office:value-type="float" office:value="1" calcext:value-type="float">
            <text:p>1.000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UT_60_Cleaned.gpx</text:p>
          </table:table-cell>
          <table:table-cell table:formula="of:=IF(ISNUMBER(SEARCH(&quot;Fixed&quot;; [.A111])); &quot;yes&quot;; IF(ISNUMBER(SEARCH(&quot;Cleaned&quot;; [.A11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382" calcext:value-type="float">
            <text:p>2382</text:p>
          </table:table-cell>
          <table:table-cell office:value-type="float" office:value="57.41" calcext:value-type="float">
            <text:p>57.41</text:p>
          </table:table-cell>
          <table:table-cell table:number-columns-repeated="2" office:value-type="float" office:value="3314" calcext:value-type="float">
            <text:p>3314</text:p>
          </table:table-cell>
          <table:table-cell office:value-type="float" office:value="2941" calcext:value-type="float">
            <text:p>2941</text:p>
          </table:table-cell>
          <table:table-cell office:value-type="float" office:value="2940.7" calcext:value-type="float">
            <text:p>2940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1]/[.G111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11]/[.L111]" office:value-type="float" office:value="1" calcext:value-type="float">
            <text:p>1.000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UT_Marathon_2025_Cleaned.gpx</text:p>
          </table:table-cell>
          <table:table-cell table:formula="of:=IF(ISNUMBER(SEARCH(&quot;Fixed&quot;; [.A112])); &quot;yes&quot;; IF(ISNUMBER(SEARCH(&quot;Cleaned&quot;; [.A11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793" calcext:value-type="float">
            <text:p>1793</text:p>
          </table:table-cell>
          <table:table-cell office:value-type="float" office:value="42.39" calcext:value-type="float">
            <text:p>42.39</text:p>
          </table:table-cell>
          <table:table-cell table:number-columns-repeated="2" office:value-type="float" office:value="2510" calcext:value-type="float">
            <text:p>2510</text:p>
          </table:table-cell>
          <table:table-cell table:number-columns-repeated="2" office:value-type="float" office:value="2205" calcext:value-type="float">
            <text:p>22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2]/[.G112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12]/[.L112]" office:value-type="float" office:value="1" calcext:value-type="float">
            <text:p>1.000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L_100_M_2025_9636b4cd38_Cleaned.gpx</text:p>
          </table:table-cell>
          <table:table-cell table:formula="of:=IF(ISNUMBER(SEARCH(&quot;Fixed&quot;; [.A113])); &quot;yes&quot;; IF(ISNUMBER(SEARCH(&quot;Cleaned&quot;; [.A11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489" calcext:value-type="float">
            <text:p>2489</text:p>
          </table:table-cell>
          <table:table-cell office:value-type="float" office:value="116.53" calcext:value-type="float">
            <text:p>116.53</text:p>
          </table:table-cell>
          <table:table-cell table:number-columns-repeated="2" office:value-type="float" office:value="6216" calcext:value-type="float">
            <text:p>6216</text:p>
          </table:table-cell>
          <table:table-cell office:value-type="float" office:value="5528.5" calcext:value-type="float">
            <text:p>5528.5</text:p>
          </table:table-cell>
          <table:table-cell office:value-type="float" office:value="5526.9" calcext:value-type="float">
            <text:p>5526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3]/[.G113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13]/[.L113]" office:value-type="float" office:value="1" calcext:value-type="float">
            <text:p>1.000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L_100k_2025_dee77036fd_Cleaned.gpx</text:p>
          </table:table-cell>
          <table:table-cell table:formula="of:=IF(ISNUMBER(SEARCH(&quot;Fixed&quot;; [.A114])); &quot;yes&quot;; IF(ISNUMBER(SEARCH(&quot;Cleaned&quot;; [.A11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702" calcext:value-type="float">
            <text:p>2702</text:p>
          </table:table-cell>
          <table:table-cell office:value-type="float" office:value="77.32" calcext:value-type="float">
            <text:p>77.32</text:p>
          </table:table-cell>
          <table:table-cell table:number-columns-repeated="2" office:value-type="float" office:value="5697" calcext:value-type="float">
            <text:p>5697</text:p>
          </table:table-cell>
          <table:table-cell office:value-type="float" office:value="4444.3" calcext:value-type="float">
            <text:p>4444.3</text:p>
          </table:table-cell>
          <table:table-cell office:value-type="float" office:value="4443.5" calcext:value-type="float">
            <text:p>4443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4]/[.G114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14]/[.L114]" office:value-type="float" office:value="1" calcext:value-type="float">
            <text:p>1.0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export25_Cleaned.gpx</text:p>
          </table:table-cell>
          <table:table-cell table:formula="of:=IF(ISNUMBER(SEARCH(&quot;Fixed&quot;; [.A115])); &quot;yes&quot;; IF(ISNUMBER(SEARCH(&quot;Cleaned&quot;; [.A11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359" calcext:value-type="float">
            <text:p>1359</text:p>
          </table:table-cell>
          <table:table-cell office:value-type="float" office:value="25.86" calcext:value-type="float">
            <text:p>25.86</text:p>
          </table:table-cell>
          <table:table-cell table:number-columns-repeated="2" office:value-type="float" office:value="1699" calcext:value-type="float">
            <text:p>1699</text:p>
          </table:table-cell>
          <table:table-cell office:value-type="float" office:value="1557.6" calcext:value-type="float">
            <text:p>1557.6</text:p>
          </table:table-cell>
          <table:table-cell office:value-type="float" office:value="1557.5" calcext:value-type="float">
            <text:p>1557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5]/[.G115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15]/[.L115]" office:value-type="float" office:value="1" calcext:value-type="float">
            <text:p>1.000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export50_Cleaned.gpx</text:p>
          </table:table-cell>
          <table:table-cell table:formula="of:=IF(ISNUMBER(SEARCH(&quot;Fixed&quot;; [.A116])); &quot;yes&quot;; IF(ISNUMBER(SEARCH(&quot;Cleaned&quot;; [.A11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127" calcext:value-type="float">
            <text:p>3127</text:p>
          </table:table-cell>
          <table:table-cell office:value-type="float" office:value="50.5" calcext:value-type="float">
            <text:p>50.5</text:p>
          </table:table-cell>
          <table:table-cell table:number-columns-repeated="2" office:value-type="float" office:value="3324" calcext:value-type="float">
            <text:p>3324</text:p>
          </table:table-cell>
          <table:table-cell office:value-type="float" office:value="3029.2" calcext:value-type="float">
            <text:p>3029.2</text:p>
          </table:table-cell>
          <table:table-cell office:value-type="float" office:value="3029.1" calcext:value-type="float">
            <text:p>3029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6]/[.G116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16]/[.L116]" office:value-type="float" office:value="1" calcext:value-type="float">
            <text:p>1.000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Vesuvio 30k-2025_Cleaned.gpx</text:p>
          </table:table-cell>
          <table:table-cell table:formula="of:=IF(ISNUMBER(SEARCH(&quot;Fixed&quot;; [.A117])); &quot;yes&quot;; IF(ISNUMBER(SEARCH(&quot;Cleaned&quot;; [.A11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518" calcext:value-type="float">
            <text:p>4518</text:p>
          </table:table-cell>
          <table:table-cell office:value-type="float" office:value="30.06" calcext:value-type="float">
            <text:p>30.06</text:p>
          </table:table-cell>
          <table:table-cell table:number-columns-repeated="2" office:value-type="float" office:value="2277.5" calcext:value-type="float">
            <text:p>2277.5</text:p>
          </table:table-cell>
          <table:table-cell office:value-type="float" office:value="2095.7" calcext:value-type="float">
            <text:p>2095.7</text:p>
          </table:table-cell>
          <table:table-cell office:value-type="float" office:value="2095.3" calcext:value-type="float">
            <text:p>2095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7]/[.G117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17]/[.L117]" office:value-type="float" office:value="1" calcext:value-type="float">
            <text:p>1.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Vesuvio 50K-2025_Cleaned.gpx</text:p>
          </table:table-cell>
          <table:table-cell table:formula="of:=IF(ISNUMBER(SEARCH(&quot;Fixed&quot;; [.A118])); &quot;yes&quot;; IF(ISNUMBER(SEARCH(&quot;Cleaned&quot;; [.A11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502" calcext:value-type="float">
            <text:p>6502</text:p>
          </table:table-cell>
          <table:table-cell office:value-type="float" office:value="48.06" calcext:value-type="float">
            <text:p>48.06</text:p>
          </table:table-cell>
          <table:table-cell table:number-columns-repeated="2" office:value-type="float" office:value="3872.7" calcext:value-type="float">
            <text:p>3872.7</text:p>
          </table:table-cell>
          <table:table-cell office:value-type="float" office:value="3505.1" calcext:value-type="float">
            <text:p>3505.1</text:p>
          </table:table-cell>
          <table:table-cell office:value-type="float" office:value="3504.7" calcext:value-type="float">
            <text:p>3504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8]/[.G118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18]/[.L118]" office:value-type="float" office:value="1" calcext:value-type="float">
            <text:p>1.00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Vesuvio 75K-2025_Cleaned.gpx</text:p>
          </table:table-cell>
          <table:table-cell table:formula="of:=IF(ISNUMBER(SEARCH(&quot;Fixed&quot;; [.A119])); &quot;yes&quot;; IF(ISNUMBER(SEARCH(&quot;Cleaned&quot;; [.A11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7275" calcext:value-type="float">
            <text:p>17275</text:p>
          </table:table-cell>
          <table:table-cell office:value-type="float" office:value="71.96" calcext:value-type="float">
            <text:p>71.96</text:p>
          </table:table-cell>
          <table:table-cell table:number-columns-repeated="2" office:value-type="float" office:value="4725.2" calcext:value-type="float">
            <text:p>4725.2</text:p>
          </table:table-cell>
          <table:table-cell office:value-type="float" office:value="4253" calcext:value-type="float">
            <text:p>4253</text:p>
          </table:table-cell>
          <table:table-cell office:value-type="float" office:value="4251.3" calcext:value-type="float">
            <text:p>425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9]/[.G119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19]/[.L119]" office:value-type="float" office:value="1" calcext:value-type="float">
            <text:p>1.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hochkoenigman-endurane-trail-original_Cleaned.gpx</text:p>
          </table:table-cell>
          <table:table-cell table:formula="of:=IF(ISNUMBER(SEARCH(&quot;Fixed&quot;; [.A120])); &quot;yes&quot;; IF(ISNUMBER(SEARCH(&quot;Cleaned&quot;; [.A12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578" calcext:value-type="float">
            <text:p>6578</text:p>
          </table:table-cell>
          <table:table-cell office:value-type="float" office:value="82.29" calcext:value-type="float">
            <text:p>82.29</text:p>
          </table:table-cell>
          <table:table-cell table:number-columns-repeated="2" office:value-type="float" office:value="6356" calcext:value-type="float">
            <text:p>6356</text:p>
          </table:table-cell>
          <table:table-cell office:value-type="float" office:value="5093.1" calcext:value-type="float">
            <text:p>5093.1</text:p>
          </table:table-cell>
          <table:table-cell office:value-type="float" office:value="5095.1" calcext:value-type="float">
            <text:p>5095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0]/[.G120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20]/[.L120]" office:value-type="float" office:value="1" calcext:value-type="float">
            <text:p>1.000</text:p>
          </table:table-cell>
          <table:table-cell office:value-type="float" office:value="19.9" calcext:value-type="float">
            <text:p>19.9</text:p>
          </table:table-cell>
          <table:table-cell office:value-type="float" office:value="19.8" calcext:value-type="float">
            <text:p>19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hochkoenigman-skyrace-original_Cleaned.gpx</text:p>
          </table:table-cell>
          <table:table-cell table:formula="of:=IF(ISNUMBER(SEARCH(&quot;Fixed&quot;; [.A121])); &quot;yes&quot;; IF(ISNUMBER(SEARCH(&quot;Cleaned&quot;; [.A12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83" calcext:value-type="float">
            <text:p>1083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2610" calcext:value-type="float">
            <text:p>2610</text:p>
          </table:table-cell>
          <table:table-cell office:value-type="float" office:value="2543.3" calcext:value-type="float">
            <text:p>2543.3</text:p>
          </table:table-cell>
          <table:table-cell office:value-type="float" office:value="2543.2" calcext:value-type="float">
            <text:p>2543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1]/[.G121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21]/[.L121]" office:value-type="float" office:value="1" calcext:value-type="float">
            <text:p>1.000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kagaspa100_corrected_ele_20241108_6bebb3a177_Fixed.gpx</text:p>
          </table:table-cell>
          <table:table-cell table:style-name="ce5" table:formula="of:=IF(ISNUMBER(SEARCH(&quot;Fixed&quot;; [.A122])); &quot;yes&quot;; IF(ISNUMBER(SEARCH(&quot;Cleaned&quot;; [.A122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13711" calcext:value-type="float">
            <text:p>13711</text:p>
          </table:table-cell>
          <table:table-cell table:style-name="ce5" office:value-type="float" office:value="97.36" calcext:value-type="float">
            <text:p>97.36</text:p>
          </table:table-cell>
          <table:table-cell table:number-columns-repeated="2" table:style-name="ce5" office:value-type="float" office:value="7967" calcext:value-type="float">
            <text:p>7967</text:p>
          </table:table-cell>
          <table:table-cell table:number-columns-repeated="2" table:style-name="ce5" office:value-type="float" office:value="6760.6" calcext:value-type="float">
            <text:p>6760.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122]/[.G122]" office:value-type="float" office:value="1" calcext:value-type="float">
            <text:p>1.000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M122]/[.L122]" office:value-type="float" office:value="1" calcext:value-type="float">
            <text:p>1.000</text:p>
          </table:table-cell>
          <table:table-cell table:number-columns-repeated="2" table:style-name="ce5" office:value-type="float" office:value="15.1" calcext:value-type="float">
            <text:p>15.1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EXCELLENT (0.95-1.05)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calcext:value-type="string">
            <text:p>le-brin-de-folie_Cleaned.gpx</text:p>
          </table:table-cell>
          <table:table-cell table:formula="of:=IF(ISNUMBER(SEARCH(&quot;Fixed&quot;; [.A123])); &quot;yes&quot;; IF(ISNUMBER(SEARCH(&quot;Cleaned&quot;; [.A12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520" calcext:value-type="float">
            <text:p>2520</text:p>
          </table:table-cell>
          <table:table-cell office:value-type="float" office:value="27.62" calcext:value-type="float">
            <text:p>27.62</text:p>
          </table:table-cell>
          <table:table-cell table:number-columns-repeated="2" office:value-type="float" office:value="1828" calcext:value-type="float">
            <text:p>1828</text:p>
          </table:table-cell>
          <table:table-cell office:value-type="float" office:value="982.2" calcext:value-type="float">
            <text:p>982.2</text:p>
          </table:table-cell>
          <table:table-cell office:value-type="float" office:value="982.6" calcext:value-type="float">
            <text:p>982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3]/[.G123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23]/[.L123]" office:value-type="float" office:value="1" calcext:value-type="float">
            <text:p>1.000</text:p>
          </table:table-cell>
          <table:table-cell office:value-type="float" office:value="46.3" calcext:value-type="float">
            <text:p>46.3</text:p>
          </table:table-cell>
          <table:table-cell office:value-type="float" office:value="46.2" calcext:value-type="float">
            <text:p>46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ontan-aspe-2025-le-raid-aspois-2025_Cleaned.gpx</text:p>
          </table:table-cell>
          <table:table-cell table:formula="of:=IF(ISNUMBER(SEARCH(&quot;Fixed&quot;; [.A124])); &quot;yes&quot;; IF(ISNUMBER(SEARCH(&quot;Cleaned&quot;; [.A12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699" calcext:value-type="float">
            <text:p>4699</text:p>
          </table:table-cell>
          <table:table-cell office:value-type="float" office:value="59.13" calcext:value-type="float">
            <text:p>59.13</text:p>
          </table:table-cell>
          <table:table-cell table:number-columns-repeated="2" office:value-type="float" office:value="5595" calcext:value-type="float">
            <text:p>5595</text:p>
          </table:table-cell>
          <table:table-cell office:value-type="float" office:value="4227.4" calcext:value-type="float">
            <text:p>4227.4</text:p>
          </table:table-cell>
          <table:table-cell office:value-type="float" office:value="4227.2" calcext:value-type="float">
            <text:p>4227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4]/[.G124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24]/[.L124]" office:value-type="float" office:value="1" calcext:value-type="float">
            <text:p>1.000</text:p>
          </table:table-cell>
          <table:table-cell table:number-columns-repeated="2" office:value-type="float" office:value="24.4" calcext:value-type="float">
            <text:p>24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eaks-merlin-long-2025_Cleaned.gpx</text:p>
          </table:table-cell>
          <table:table-cell table:formula="of:=IF(ISNUMBER(SEARCH(&quot;Fixed&quot;; [.A125])); &quot;yes&quot;; IF(ISNUMBER(SEARCH(&quot;Cleaned&quot;; [.A12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456" calcext:value-type="float">
            <text:p>1456</text:p>
          </table:table-cell>
          <table:table-cell office:value-type="float" office:value="54.71" calcext:value-type="float">
            <text:p>54.71</text:p>
          </table:table-cell>
          <table:table-cell table:number-columns-repeated="2" office:value-type="float" office:value="1340.6" calcext:value-type="float">
            <text:p>1340.6</text:p>
          </table:table-cell>
          <table:table-cell office:value-type="float" office:value="1153.4" calcext:value-type="float">
            <text:p>1153.4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5]/[.G125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25]/[.L125]" office:value-type="float" office:value="1" calcext:value-type="float">
            <text:p>1.0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eaks-merlin-ultra-2025_Cleaned.gpx</text:p>
          </table:table-cell>
          <table:table-cell table:formula="of:=IF(ISNUMBER(SEARCH(&quot;Fixed&quot;; [.A126])); &quot;yes&quot;; IF(ISNUMBER(SEARCH(&quot;Cleaned&quot;; [.A12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643" calcext:value-type="float">
            <text:p>2643</text:p>
          </table:table-cell>
          <table:table-cell office:value-type="float" office:value="101.08" calcext:value-type="float">
            <text:p>101.08</text:p>
          </table:table-cell>
          <table:table-cell table:number-columns-repeated="2" office:value-type="float" office:value="2962.9" calcext:value-type="float">
            <text:p>2962.9</text:p>
          </table:table-cell>
          <table:table-cell office:value-type="float" office:value="2614.1" calcext:value-type="float">
            <text:p>2614.1</text:p>
          </table:table-cell>
          <table:table-cell office:value-type="float" office:value="2613.4" calcext:value-type="float">
            <text:p>2613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6]/[.G126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26]/[.L126]" office:value-type="float" office:value="1" calcext:value-type="float">
            <text:p>1.000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okyo-grand-trail-2025-110km_Cleaned.gpx</text:p>
          </table:table-cell>
          <table:table-cell table:formula="of:=IF(ISNUMBER(SEARCH(&quot;Fixed&quot;; [.A127])); &quot;yes&quot;; IF(ISNUMBER(SEARCH(&quot;Cleaned&quot;; [.A12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656" calcext:value-type="float">
            <text:p>5656</text:p>
          </table:table-cell>
          <table:table-cell office:value-type="float" office:value="113.76" calcext:value-type="float">
            <text:p>113.76</text:p>
          </table:table-cell>
          <table:table-cell table:number-columns-repeated="2" office:value-type="float" office:value="10029" calcext:value-type="float">
            <text:p>10029</text:p>
          </table:table-cell>
          <table:table-cell office:value-type="float" office:value="8170.8" calcext:value-type="float">
            <text:p>8170.8</text:p>
          </table:table-cell>
          <table:table-cell office:value-type="float" office:value="8171" calcext:value-type="float">
            <text:p>81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7]/[.G127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27]/[.L127]" office:value-type="float" office:value="1" calcext:value-type="float">
            <text:p>1.000</text:p>
          </table:table-cell>
          <table:table-cell table:number-columns-repeated="2" office:value-type="float" office:value="18.5" calcext:value-type="float">
            <text:p>18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tsg-2025-35k_Cleaned.gpx</text:p>
          </table:table-cell>
          <table:table-cell table:formula="of:=IF(ISNUMBER(SEARCH(&quot;Fixed&quot;; [.A128])); &quot;yes&quot;; IF(ISNUMBER(SEARCH(&quot;Cleaned&quot;; [.A12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86" calcext:value-type="float">
            <text:p>1086</text:p>
          </table:table-cell>
          <table:table-cell office:value-type="float" office:value="37.16" calcext:value-type="float">
            <text:p>37.16</text:p>
          </table:table-cell>
          <table:table-cell table:number-columns-repeated="2" office:value-type="float" office:value="733" calcext:value-type="float">
            <text:p>733</text:p>
          </table:table-cell>
          <table:table-cell office:value-type="float" office:value="624.8" calcext:value-type="float">
            <text:p>624.8</text:p>
          </table:table-cell>
          <table:table-cell office:value-type="float" office:value="624.6" calcext:value-type="float">
            <text:p>624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8]/[.G128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28]/[.L128]" office:value-type="float" office:value="1" calcext:value-type="float">
            <text:p>1.000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volvic-volcanic-experience-2025_Cleaned.gpx</text:p>
          </table:table-cell>
          <table:table-cell table:formula="of:=IF(ISNUMBER(SEARCH(&quot;Fixed&quot;; [.A129])); &quot;yes&quot;; IF(ISNUMBER(SEARCH(&quot;Cleaned&quot;; [.A12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340" calcext:value-type="float">
            <text:p>4340</text:p>
          </table:table-cell>
          <table:table-cell office:value-type="float" office:value="110.7" calcext:value-type="float">
            <text:p>110.7</text:p>
          </table:table-cell>
          <table:table-cell table:number-columns-repeated="2" office:value-type="float" office:value="3898" calcext:value-type="float">
            <text:p>3898</text:p>
          </table:table-cell>
          <table:table-cell office:value-type="float" office:value="3425.3" calcext:value-type="float">
            <text:p>3425.3</text:p>
          </table:table-cell>
          <table:table-cell office:value-type="float" office:value="3425.4" calcext:value-type="float">
            <text:p>3425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/[.G129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29]/[.L129]" office:value-type="float" office:value="1" calcext:value-type="float">
            <text:p>1.000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L_20k_2025_c52a307649_Cleaned.gpx</text:p>
          </table:table-cell>
          <table:table-cell table:formula="of:=IF(ISNUMBER(SEARCH(&quot;Fixed&quot;; [.A130])); &quot;yes&quot;; IF(ISNUMBER(SEARCH(&quot;Cleaned&quot;; [.A13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47" calcext:value-type="float">
            <text:p>847</text:p>
          </table:table-cell>
          <table:table-cell office:value-type="float" office:value="25.39" calcext:value-type="float">
            <text:p>25.39</text:p>
          </table:table-cell>
          <table:table-cell table:number-columns-repeated="2" office:value-type="float" office:value="1874" calcext:value-type="float">
            <text:p>1874</text:p>
          </table:table-cell>
          <table:table-cell office:value-type="float" office:value="1550.5" calcext:value-type="float">
            <text:p>1550.5</text:p>
          </table:table-cell>
          <table:table-cell office:value-type="float" office:value="1552.4" calcext:value-type="float">
            <text:p>1552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0]/[.G130]" office:value-type="float" office:value="1" calcext:value-type="float">
            <text:p>1.000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130]/[.L130]" office:value-type="float" office:value="0.999" calcext:value-type="float">
            <text:p>0.999</text:p>
          </table:table-cell>
          <table:table-cell office:value-type="float" office:value="17.3" calcext:value-type="float">
            <text:p>17.3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hochkoenigman-k3-panorama-trail_Cleaned.gpx</text:p>
          </table:table-cell>
          <table:table-cell table:formula="of:=IF(ISNUMBER(SEARCH(&quot;Fixed&quot;; [.A131])); &quot;yes&quot;; IF(ISNUMBER(SEARCH(&quot;Cleaned&quot;; [.A13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148" calcext:value-type="float">
            <text:p>2148</text:p>
          </table:table-cell>
          <table:table-cell office:value-type="float" office:value="32.41" calcext:value-type="float">
            <text:p>32.41</text:p>
          </table:table-cell>
          <table:table-cell table:number-columns-repeated="2" office:value-type="float" office:value="2382" calcext:value-type="float">
            <text:p>2382</text:p>
          </table:table-cell>
          <table:table-cell office:value-type="float" office:value="2082.5" calcext:value-type="float">
            <text:p>2082.5</text:p>
          </table:table-cell>
          <table:table-cell office:value-type="float" office:value="2084" calcext:value-type="float">
            <text:p>20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/[.G131]" office:value-type="float" office:value="1" calcext:value-type="float">
            <text:p>1.000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131]/[.L131]" office:value-type="float" office:value="0.999" calcext:value-type="float">
            <text:p>0.999</text:p>
          </table:table-cell>
          <table:table-cell office:value-type="float" office:value="12.6" calcext:value-type="float">
            <text:p>12.6</text:p>
          </table:table-cell>
          <table:table-cell office:value-type="float" office:value="12.5" calcext:value-type="float">
            <text:p>12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hochkoenigman-speed-trail-2024-1_Cleaned.gpx</text:p>
          </table:table-cell>
          <table:table-cell table:formula="of:=IF(ISNUMBER(SEARCH(&quot;Fixed&quot;; [.A132])); &quot;yes&quot;; IF(ISNUMBER(SEARCH(&quot;Cleaned&quot;; [.A13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49" calcext:value-type="float">
            <text:p>749</text:p>
          </table:table-cell>
          <table:table-cell office:value-type="float" office:value="20.12" calcext:value-type="float">
            <text:p>20.12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1038.1" calcext:value-type="float">
            <text:p>1038.1</text:p>
          </table:table-cell>
          <table:table-cell office:value-type="float" office:value="1039.2" calcext:value-type="float">
            <text:p>1039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2]/[.G132]" office:value-type="float" office:value="1" calcext:value-type="float">
            <text:p>1.000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132]/[.L132]" office:value-type="float" office:value="0.999" calcext:value-type="float">
            <text:p>0.999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hochkoenigman-business-trail-24_Cleaned.gpx</text:p>
          </table:table-cell>
          <table:table-cell table:formula="of:=IF(ISNUMBER(SEARCH(&quot;Fixed&quot;; [.A133])); &quot;yes&quot;; IF(ISNUMBER(SEARCH(&quot;Cleaned&quot;; [.A13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5" calcext:value-type="float">
            <text:p>125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15.9" calcext:value-type="float">
            <text:p>115.9</text:p>
          </table:table-cell>
          <table:table-cell office:value-type="float" office:value="117.2" calcext:value-type="float">
            <text:p>117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/[.G133]" office:value-type="float" office:value="1" calcext:value-type="float">
            <text:p>1.000</text:p>
          </table:table-cell>
          <table:table-cell office:value-type="float" office:value="0.989" calcext:value-type="float">
            <text:p>0.989</text:p>
          </table:table-cell>
          <table:table-cell table:style-name="ce7" table:formula="of:=[.M133]/[.L133]" office:value-type="float" office:value="0.989" calcext:value-type="float">
            <text:p>0.98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fun_7_1_7baac1030b_Cleaned.gpx</text:p>
          </table:table-cell>
          <table:table-cell table:formula="of:=IF(ISNUMBER(SEARCH(&quot;Fixed&quot;; [.A134])); &quot;yes&quot;; IF(ISNUMBER(SEARCH(&quot;Cleaned&quot;; [.A13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48.5" calcext:value-type="float">
            <text:p>48.5</text:p>
          </table:table-cell>
          <table:table-cell office:value-type="float" office:value="49.1" calcext:value-type="float">
            <text:p>49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4]/[.G134]" office:value-type="float" office:value="1" calcext:value-type="float">
            <text:p>1.000</text:p>
          </table:table-cell>
          <table:table-cell office:value-type="float" office:value="0.988" calcext:value-type="float">
            <text:p>0.988</text:p>
          </table:table-cell>
          <table:table-cell table:style-name="ce7" table:formula="of:=[.M134]/[.L134]" office:value-type="float" office:value="0.988" calcext:value-type="float">
            <text:p>0.988</text:p>
          </table:table-cell>
          <table:table-cell office:value-type="float" office:value="46.1" calcext:value-type="float">
            <text:p>46.1</text:p>
          </table:table-cell>
          <table:table-cell office:value-type="float" office:value="45.5" calcext:value-type="float">
            <text:p>45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VDA_2024_5ab5a38e62_Cleaned.gpx</text:p>
          </table:table-cell>
          <table:table-cell table:formula="of:=IF(ISNUMBER(SEARCH(&quot;Fixed&quot;; [.A135])); &quot;yes&quot;; IF(ISNUMBER(SEARCH(&quot;Cleaned&quot;; [.A13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476" calcext:value-type="float">
            <text:p>12476</text:p>
          </table:table-cell>
          <table:table-cell office:value-type="float" office:value="159.82" calcext:value-type="float">
            <text:p>159.82</text:p>
          </table:table-cell>
          <table:table-cell office:value-type="float" office:value="11251.2" calcext:value-type="float">
            <text:p>11251.2</text:p>
          </table:table-cell>
          <table:table-cell office:value-type="float" office:value="11251.3" calcext:value-type="float">
            <text:p>11251.3</text:p>
          </table:table-cell>
          <table:table-cell office:value-type="float" office:value="9971.6" calcext:value-type="float">
            <text:p>9971.6</text:p>
          </table:table-cell>
          <table:table-cell office:value-type="float" office:value="9973.8" calcext:value-type="float">
            <text:p>9973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5]/[.G135]" office:value-type="float" office:value="0.999991112138153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35]/[.L135]" office:value-type="float" office:value="1.00000888794084" calcext:value-type="float">
            <text:p>1.000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4_wild113k_officiel_96ddad34e6_Cleaned.gpx</text:p>
          </table:table-cell>
          <table:table-cell table:formula="of:=IF(ISNUMBER(SEARCH(&quot;Fixed&quot;; [.A136])); &quot;yes&quot;; IF(ISNUMBER(SEARCH(&quot;Cleaned&quot;; [.A13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1015" calcext:value-type="float">
            <text:p>11015</text:p>
          </table:table-cell>
          <table:table-cell office:value-type="float" office:value="111.79" calcext:value-type="float">
            <text:p>111.79</text:p>
          </table:table-cell>
          <table:table-cell office:value-type="float" office:value="6796.1" calcext:value-type="float">
            <text:p>6796.1</text:p>
          </table:table-cell>
          <table:table-cell office:value-type="float" office:value="6796.3" calcext:value-type="float">
            <text:p>6796.3</text:p>
          </table:table-cell>
          <table:table-cell office:value-type="float" office:value="6417" calcext:value-type="float">
            <text:p>6417</text:p>
          </table:table-cell>
          <table:table-cell office:value-type="float" office:value="6415.8" calcext:value-type="float">
            <text:p>6415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/[.G136]" office:value-type="float" office:value="0.999970572223122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36]/[.L136]" office:value-type="float" office:value="1.0000294286429" calcext:value-type="float">
            <text:p>1.00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MT_46_Cleaned.gpx</text:p>
          </table:table-cell>
          <table:table-cell table:formula="of:=IF(ISNUMBER(SEARCH(&quot;Fixed&quot;; [.A137])); &quot;yes&quot;; IF(ISNUMBER(SEARCH(&quot;Cleaned&quot;; [.A13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474" calcext:value-type="float">
            <text:p>8474</text:p>
          </table:table-cell>
          <table:table-cell office:value-type="float" office:value="45.9" calcext:value-type="float">
            <text:p>45.9</text:p>
          </table:table-cell>
          <table:table-cell office:value-type="float" office:value="1937.1" calcext:value-type="float">
            <text:p>1937.1</text:p>
          </table:table-cell>
          <table:table-cell office:value-type="float" office:value="1937.2" calcext:value-type="float">
            <text:p>1937.2</text:p>
          </table:table-cell>
          <table:table-cell office:value-type="float" office:value="1678.5" calcext:value-type="float">
            <text:p>1678.5</text:p>
          </table:table-cell>
          <table:table-cell office:value-type="float" office:value="1679.7" calcext:value-type="float">
            <text:p>1679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7]/[.G137]" office:value-type="float" office:value="0.999948379103861" calcext:value-type="float">
            <text:p>1.000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137]/[.L137]" office:value-type="float" office:value="0.999051571937432" calcext:value-type="float">
            <text:p>0.999</text:p>
          </table:table-cell>
          <table:table-cell office:value-type="float" office:value="13.4" calcext:value-type="float">
            <text:p>13.4</text:p>
          </table:table-cell>
          <table:table-cell office:value-type="float" office:value="13.3" calcext:value-type="float">
            <text:p>13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293880441_ts 52 2024(1)_Cleaned.gpx</text:p>
          </table:table-cell>
          <table:table-cell table:formula="of:=IF(ISNUMBER(SEARCH(&quot;Fixed&quot;; [.A138])); &quot;yes&quot;; IF(ISNUMBER(SEARCH(&quot;Cleaned&quot;; [.A13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916" calcext:value-type="float">
            <text:p>2916</text:p>
          </table:table-cell>
          <table:table-cell office:value-type="float" office:value="54.12" calcext:value-type="float">
            <text:p>54.12</text:p>
          </table:table-cell>
          <table:table-cell office:value-type="float" office:value="3871" calcext:value-type="float">
            <text:p>3871</text:p>
          </table:table-cell>
          <table:table-cell office:value-type="float" office:value="3871.2" calcext:value-type="float">
            <text:p>3871.2</text:p>
          </table:table-cell>
          <table:table-cell office:value-type="float" office:value="3529" calcext:value-type="float">
            <text:p>3529</text:p>
          </table:table-cell>
          <table:table-cell office:value-type="float" office:value="3531.3" calcext:value-type="float">
            <text:p>353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8]/[.G138]" office:value-type="float" office:value="0.999948336433147" calcext:value-type="float">
            <text:p>1.000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138]/[.L138]" office:value-type="float" office:value="0.999051614569879" calcext:value-type="float">
            <text:p>0.999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HT_20_K_Cleaned.gpx</text:p>
          </table:table-cell>
          <table:table-cell table:formula="of:=IF(ISNUMBER(SEARCH(&quot;Fixed&quot;; [.A139])); &quot;yes&quot;; IF(ISNUMBER(SEARCH(&quot;Cleaned&quot;; [.A13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764" calcext:value-type="float">
            <text:p>1764</text:p>
          </table:table-cell>
          <table:table-cell office:value-type="float" office:value="19.87" calcext:value-type="float">
            <text:p>19.87</text:p>
          </table:table-cell>
          <table:table-cell office:value-type="float" office:value="848.2" calcext:value-type="float">
            <text:p>848.2</text:p>
          </table:table-cell>
          <table:table-cell office:value-type="float" office:value="848.3" calcext:value-type="float">
            <text:p>848.3</text:p>
          </table:table-cell>
          <table:table-cell office:value-type="float" office:value="752.3" calcext:value-type="float">
            <text:p>752.3</text:p>
          </table:table-cell>
          <table:table-cell office:value-type="float" office:value="751.4" calcext:value-type="float">
            <text:p>751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9]/[.G139]" office:value-type="float" office:value="0.999882117175528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139]/[.L139]" office:value-type="float" office:value="1.00111801461919" calcext:value-type="float">
            <text:p>1.001</text:p>
          </table:table-cell>
          <table:table-cell office:value-type="float" office:value="11.3" calcext:value-type="float">
            <text:p>11.3</text:p>
          </table:table-cell>
          <table:table-cell office:value-type="float" office:value="11.4" calcext:value-type="float">
            <text:p>11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Ultra105_K_2024_W_aa29ab62c4_Cleaned.gpx</text:p>
          </table:table-cell>
          <table:table-cell table:formula="of:=IF(ISNUMBER(SEARCH(&quot;Fixed&quot;; [.A140])); &quot;yes&quot;; IF(ISNUMBER(SEARCH(&quot;Cleaned&quot;; [.A14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910" calcext:value-type="float">
            <text:p>3910</text:p>
          </table:table-cell>
          <table:table-cell office:value-type="float" office:value="104.08" calcext:value-type="float">
            <text:p>104.08</text:p>
          </table:table-cell>
          <table:table-cell office:value-type="float" office:value="7616" calcext:value-type="float">
            <text:p>7616</text:p>
          </table:table-cell>
          <table:table-cell office:value-type="float" office:value="7617" calcext:value-type="float">
            <text:p>7617</text:p>
          </table:table-cell>
          <table:table-cell office:value-type="float" office:value="6866.7" calcext:value-type="float">
            <text:p>6866.7</text:p>
          </table:table-cell>
          <table:table-cell office:value-type="float" office:value="6868.3" calcext:value-type="float">
            <text:p>6868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0]/[.G140]" office:value-type="float" office:value="0.99986871471708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40]/[.L140]" office:value-type="float" office:value="1.00013130252101" calcext:value-type="float">
            <text:p>1.000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dg40k_Cleaned.gpx</text:p>
          </table:table-cell>
          <table:table-cell table:formula="of:=IF(ISNUMBER(SEARCH(&quot;Fixed&quot;; [.A141])); &quot;yes&quot;; IF(ISNUMBER(SEARCH(&quot;Cleaned&quot;; [.A14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841" calcext:value-type="float">
            <text:p>2841</text:p>
          </table:table-cell>
          <table:table-cell office:value-type="float" office:value="39.2" calcext:value-type="float">
            <text:p>39.2</text:p>
          </table:table-cell>
          <table:table-cell office:value-type="float" office:value="3038.9" calcext:value-type="float">
            <text:p>3038.9</text:p>
          </table:table-cell>
          <table:table-cell office:value-type="float" office:value="3039.3" calcext:value-type="float">
            <text:p>3039.3</text:p>
          </table:table-cell>
          <table:table-cell office:value-type="float" office:value="2919.1" calcext:value-type="float">
            <text:p>2919.1</text:p>
          </table:table-cell>
          <table:table-cell office:value-type="float" office:value="2917.5" calcext:value-type="float">
            <text:p>2917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1]/[.G141]" office:value-type="float" office:value="0.99986839074787" calcext:value-type="float">
            <text:p>1.000</text:p>
          </table:table-cell>
          <table:table-cell office:value-type="float" office:value="1.001" calcext:value-type="float">
            <text:p>1.001</text:p>
          </table:table-cell>
          <table:table-cell table:style-name="ce7" table:formula="of:=[.M141]/[.L141]" office:value-type="float" office:value="1.00113175820198" calcext:value-type="float">
            <text:p>1.001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iger250_Cleaned.gpx</text:p>
          </table:table-cell>
          <table:table-cell table:formula="of:=IF(ISNUMBER(SEARCH(&quot;Fixed&quot;; [.A142])); &quot;yes&quot;; IF(ISNUMBER(SEARCH(&quot;Cleaned&quot;; [.A14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515" calcext:value-type="float">
            <text:p>10515</text:p>
          </table:table-cell>
          <table:table-cell office:value-type="float" office:value="257.9" calcext:value-type="float">
            <text:p>257.9</text:p>
          </table:table-cell>
          <table:table-cell office:value-type="float" office:value="15757.8" calcext:value-type="float">
            <text:p>15757.8</text:p>
          </table:table-cell>
          <table:table-cell office:value-type="float" office:value="15760.1" calcext:value-type="float">
            <text:p>15760.1</text:p>
          </table:table-cell>
          <table:table-cell office:value-type="float" office:value="15213.4" calcext:value-type="float">
            <text:p>15213.4</text:p>
          </table:table-cell>
          <table:table-cell office:value-type="float" office:value="15213.5" calcext:value-type="float">
            <text:p>15213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2]/[.G142]" office:value-type="float" office:value="0.999854061839709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42]/[.L142]" office:value-type="float" office:value="1.00014595946135" calcext:value-type="float">
            <text:p>1.00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101_2024_ab0382dc7c_Cleaned.gpx</text:p>
          </table:table-cell>
          <table:table-cell table:formula="of:=IF(ISNUMBER(SEARCH(&quot;Fixed&quot;; [.A143])); &quot;yes&quot;; IF(ISNUMBER(SEARCH(&quot;Cleaned&quot;; [.A14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628" calcext:value-type="float">
            <text:p>3628</text:p>
          </table:table-cell>
          <table:table-cell office:value-type="float" office:value="96.19" calcext:value-type="float">
            <text:p>96.19</text:p>
          </table:table-cell>
          <table:table-cell office:value-type="float" office:value="6638" calcext:value-type="float">
            <text:p>6638</text:p>
          </table:table-cell>
          <table:table-cell office:value-type="float" office:value="6639" calcext:value-type="float">
            <text:p>6639</text:p>
          </table:table-cell>
          <table:table-cell office:value-type="float" office:value="6389.2" calcext:value-type="float">
            <text:p>6389.2</text:p>
          </table:table-cell>
          <table:table-cell office:value-type="float" office:value="6388.9" calcext:value-type="float">
            <text:p>6388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3]/[.G143]" office:value-type="float" office:value="0.999849374905859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43]/[.L143]" office:value-type="float" office:value="1.00015064778548" calcext:value-type="float">
            <text:p>1.000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T_2025_47643f828c_Cleaned.gpx</text:p>
          </table:table-cell>
          <table:table-cell table:formula="of:=IF(ISNUMBER(SEARCH(&quot;Fixed&quot;; [.A144])); &quot;yes&quot;; IF(ISNUMBER(SEARCH(&quot;Cleaned&quot;; [.A14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248" calcext:value-type="float">
            <text:p>5248</text:p>
          </table:table-cell>
          <table:table-cell office:value-type="float" office:value="66.73" calcext:value-type="float">
            <text:p>66.73</text:p>
          </table:table-cell>
          <table:table-cell office:value-type="float" office:value="6309.4" calcext:value-type="float">
            <text:p>6309.4</text:p>
          </table:table-cell>
          <table:table-cell office:value-type="float" office:value="6310.4" calcext:value-type="float">
            <text:p>6310.4</text:p>
          </table:table-cell>
          <table:table-cell office:value-type="float" office:value="4165.5" calcext:value-type="float">
            <text:p>4165.5</text:p>
          </table:table-cell>
          <table:table-cell office:value-type="float" office:value="4166.5" calcext:value-type="float">
            <text:p>4166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4]/[.G144]" office:value-type="float" office:value="0.999841531440162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44]/[.L144]" office:value-type="float" office:value="1.0001584936761" calcext:value-type="float">
            <text:p>1.00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X-Alpine_Cleaned.gpx</text:p>
          </table:table-cell>
          <table:table-cell table:formula="of:=IF(ISNUMBER(SEARCH(&quot;Fixed&quot;; [.A145])); &quot;yes&quot;; IF(ISNUMBER(SEARCH(&quot;Cleaned&quot;; [.A14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311" calcext:value-type="float">
            <text:p>8311</text:p>
          </table:table-cell>
          <table:table-cell office:value-type="float" office:value="137.77" calcext:value-type="float">
            <text:p>137.77</text:p>
          </table:table-cell>
          <table:table-cell office:value-type="float" office:value="9466.8" calcext:value-type="float">
            <text:p>9466.8</text:p>
          </table:table-cell>
          <table:table-cell office:value-type="float" office:value="9468.5" calcext:value-type="float">
            <text:p>9468.5</text:p>
          </table:table-cell>
          <table:table-cell office:value-type="float" office:value="9138.9" calcext:value-type="float">
            <text:p>9138.9</text:p>
          </table:table-cell>
          <table:table-cell office:value-type="float" office:value="9139.4" calcext:value-type="float">
            <text:p>9139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5]/[.G145]" office:value-type="float" office:value="0.999820457305803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45]/[.L145]" office:value-type="float" office:value="1.00017957493556" calcext:value-type="float">
            <text:p>1.00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kagaspa50_060225_correctedelevation_639b8dee54_Cleaned.gpx</text:p>
          </table:table-cell>
          <table:table-cell table:formula="of:=IF(ISNUMBER(SEARCH(&quot;Fixed&quot;; [.A146])); &quot;yes&quot;; IF(ISNUMBER(SEARCH(&quot;Cleaned&quot;; [.A14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689" calcext:value-type="float">
            <text:p>1689</text:p>
          </table:table-cell>
          <table:table-cell office:value-type="float" office:value="55.16" calcext:value-type="float">
            <text:p>55.16</text:p>
          </table:table-cell>
          <table:table-cell office:value-type="float" office:value="3592.1" calcext:value-type="float">
            <text:p>3592.1</text:p>
          </table:table-cell>
          <table:table-cell office:value-type="float" office:value="3592.8" calcext:value-type="float">
            <text:p>3592.8</text:p>
          </table:table-cell>
          <table:table-cell office:value-type="float" office:value="3086.3" calcext:value-type="float">
            <text:p>3086.3</text:p>
          </table:table-cell>
          <table:table-cell office:value-type="float" office:value="3086.2" calcext:value-type="float">
            <text:p>3086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6]/[.G146]" office:value-type="float" office:value="0.99980516588733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46]/[.L146]" office:value-type="float" office:value="1.0001948720804" calcext:value-type="float">
            <text:p>1.000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207466148_tschirgantskyrun ts16(2)_Cleaned.gpx</text:p>
          </table:table-cell>
          <table:table-cell table:formula="of:=IF(ISNUMBER(SEARCH(&quot;Fixed&quot;; [.A147])); &quot;yes&quot;; IF(ISNUMBER(SEARCH(&quot;Cleaned&quot;; [.A14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910" calcext:value-type="float">
            <text:p>910</text:p>
          </table:table-cell>
          <table:table-cell office:value-type="float" office:value="16.92" calcext:value-type="float">
            <text:p>16.92</text:p>
          </table:table-cell>
          <table:table-cell office:value-type="float" office:value="947.3" calcext:value-type="float">
            <text:p>947.3</text:p>
          </table:table-cell>
          <table:table-cell office:value-type="float" office:value="947.5" calcext:value-type="float">
            <text:p>947.5</text:p>
          </table:table-cell>
          <table:table-cell office:value-type="float" office:value="847.4" calcext:value-type="float">
            <text:p>847.4</text:p>
          </table:table-cell>
          <table:table-cell office:value-type="float" office:value="849.2" calcext:value-type="float">
            <text:p>849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7]/[.G147]" office:value-type="float" office:value="0.999788918205805" calcext:value-type="float">
            <text:p>1.000</text:p>
          </table:table-cell>
          <table:table-cell office:value-type="float" office:value="0.998" calcext:value-type="float">
            <text:p>0.998</text:p>
          </table:table-cell>
          <table:table-cell table:style-name="ce7" table:formula="of:=[.M147]/[.L147]" office:value-type="float" office:value="0.998210704106408" calcext:value-type="float">
            <text:p>0.998</text:p>
          </table:table-cell>
          <table:table-cell office:value-type="float" office:value="10.5" calcext:value-type="float">
            <text:p>10.5</text:p>
          </table:table-cell>
          <table:table-cell office:value-type="float" office:value="10.4" calcext:value-type="float">
            <text:p>10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Lavaredo10_K_2025_1def89aacb_Cleaned.gpx</text:p>
          </table:table-cell>
          <table:table-cell table:formula="of:=IF(ISNUMBER(SEARCH(&quot;Fixed&quot;; [.A148])); &quot;yes&quot;; IF(ISNUMBER(SEARCH(&quot;Cleaned&quot;; [.A14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22" calcext:value-type="float">
            <text:p>622</text:p>
          </table:table-cell>
          <table:table-cell office:value-type="float" office:value="9.69" calcext:value-type="float">
            <text:p>9.69</text:p>
          </table:table-cell>
          <table:table-cell office:value-type="float" office:value="427" calcext:value-type="float">
            <text:p>427</text:p>
          </table:table-cell>
          <table:table-cell office:value-type="float" office:value="427.1" calcext:value-type="float">
            <text:p>427.1</text:p>
          </table:table-cell>
          <table:table-cell office:value-type="float" office:value="359.4" calcext:value-type="float">
            <text:p>359.4</text:p>
          </table:table-cell>
          <table:table-cell office:value-type="float" office:value="360.8" calcext:value-type="float">
            <text:p>36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8]/[.G148]" office:value-type="float" office:value="0.999765862795598" calcext:value-type="float">
            <text:p>1.000</text:p>
          </table:table-cell>
          <table:table-cell office:value-type="float" office:value="0.996" calcext:value-type="float">
            <text:p>0.996</text:p>
          </table:table-cell>
          <table:table-cell table:style-name="ce7" table:formula="of:=[.M148]/[.L148]" office:value-type="float" office:value="0.996233255269321" calcext:value-type="float">
            <text:p>0.996</text:p>
          </table:table-cell>
          <table:table-cell office:value-type="float" office:value="15.8" calcext:value-type="float">
            <text:p>15.8</text:p>
          </table:table-cell>
          <table:table-cell office:value-type="float" office:value="15.5" calcext:value-type="float">
            <text:p>15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T_2025_70d0b03ccb_Cleaned.gpx</text:p>
          </table:table-cell>
          <table:table-cell table:formula="of:=IF(ISNUMBER(SEARCH(&quot;Fixed&quot;; [.A149])); &quot;yes&quot;; IF(ISNUMBER(SEARCH(&quot;Cleaned&quot;; [.A14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398" calcext:value-type="float">
            <text:p>2398</text:p>
          </table:table-cell>
          <table:table-cell office:value-type="float" office:value="32.15" calcext:value-type="float">
            <text:p>32.15</text:p>
          </table:table-cell>
          <table:table-cell office:value-type="float" office:value="3507" calcext:value-type="float">
            <text:p>3507</text:p>
          </table:table-cell>
          <table:table-cell office:value-type="float" office:value="3508" calcext:value-type="float">
            <text:p>3508</text:p>
          </table:table-cell>
          <table:table-cell office:value-type="float" office:value="2461.7" calcext:value-type="float">
            <text:p>2461.7</text:p>
          </table:table-cell>
          <table:table-cell office:value-type="float" office:value="2461.5" calcext:value-type="float">
            <text:p>246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9]/[.G149]" office:value-type="float" office:value="0.999714937286203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49]/[.L149]" office:value-type="float" office:value="1.00028514399772" calcext:value-type="float">
            <text:p>1.000</text:p>
          </table:table-cell>
          <table:table-cell table:number-columns-repeated="2" office:value-type="float" office:value="29.8" calcext:value-type="float">
            <text:p>29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4_Kodiak_Ultra_Marathons_by_UTMB_50k_Course_5c997f1fd3_Cleaned.gpx</text:p>
          </table:table-cell>
          <table:table-cell table:formula="of:=IF(ISNUMBER(SEARCH(&quot;Fixed&quot;; [.A150])); &quot;yes&quot;; IF(ISNUMBER(SEARCH(&quot;Cleaned&quot;; [.A15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590" calcext:value-type="float">
            <text:p>1590</text:p>
          </table:table-cell>
          <table:table-cell office:value-type="float" office:value="49.67" calcext:value-type="float">
            <text:p>49.67</text:p>
          </table:table-cell>
          <table:table-cell office:value-type="float" office:value="1398.3" calcext:value-type="float">
            <text:p>1398.3</text:p>
          </table:table-cell>
          <table:table-cell office:value-type="float" office:value="1398.7" calcext:value-type="float">
            <text:p>1398.7</text:p>
          </table:table-cell>
          <table:table-cell office:value-type="float" office:value="1173.3" calcext:value-type="float">
            <text:p>1173.3</text:p>
          </table:table-cell>
          <table:table-cell office:value-type="float" office:value="1173.2" calcext:value-type="float">
            <text:p>1173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0]/[.G150]" office:value-type="float" office:value="0.999714020161579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50]/[.L150]" office:value-type="float" office:value="1.00028606164629" calcext:value-type="float">
            <text:p>1.000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E51_2024_4583390aec_Cleaned.gpx</text:p>
          </table:table-cell>
          <table:table-cell table:formula="of:=IF(ISNUMBER(SEARCH(&quot;Fixed&quot;; [.A151])); &quot;yes&quot;; IF(ISNUMBER(SEARCH(&quot;Cleaned&quot;; [.A15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841" calcext:value-type="float">
            <text:p>1841</text:p>
          </table:table-cell>
          <table:table-cell office:value-type="float" office:value="50.94" calcext:value-type="float">
            <text:p>50.94</text:p>
          </table:table-cell>
          <table:table-cell office:value-type="float" office:value="2986" calcext:value-type="float">
            <text:p>2986</text:p>
          </table:table-cell>
          <table:table-cell office:value-type="float" office:value="2987" calcext:value-type="float">
            <text:p>2987</text:p>
          </table:table-cell>
          <table:table-cell office:value-type="float" office:value="2832.4" calcext:value-type="float">
            <text:p>2832.4</text:p>
          </table:table-cell>
          <table:table-cell office:value-type="float" office:value="2834.5" calcext:value-type="float">
            <text:p>2834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1]/[.G151]" office:value-type="float" office:value="0.999665215935721" calcext:value-type="float">
            <text:p>1.000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151]/[.L151]" office:value-type="float" office:value="0.999334561286001" calcext:value-type="float">
            <text:p>0.999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dg29k_Cleaned.gpx</text:p>
          </table:table-cell>
          <table:table-cell table:formula="of:=IF(ISNUMBER(SEARCH(&quot;Fixed&quot;; [.A152])); &quot;yes&quot;; IF(ISNUMBER(SEARCH(&quot;Cleaned&quot;; [.A15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178" calcext:value-type="float">
            <text:p>2178</text:p>
          </table:table-cell>
          <table:table-cell office:value-type="float" office:value="28.39" calcext:value-type="float">
            <text:p>28.39</text:p>
          </table:table-cell>
          <table:table-cell office:value-type="float" office:value="2129.5" calcext:value-type="float">
            <text:p>2129.5</text:p>
          </table:table-cell>
          <table:table-cell office:value-type="float" office:value="2130.3" calcext:value-type="float">
            <text:p>2130.3</text:p>
          </table:table-cell>
          <table:table-cell office:value-type="float" office:value="2037.9" calcext:value-type="float">
            <text:p>2037.9</text:p>
          </table:table-cell>
          <table:table-cell office:value-type="float" office:value="2037.7" calcext:value-type="float">
            <text:p>2037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2]/[.G152]" office:value-type="float" office:value="0.999624466037647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52]/[.L152]" office:value-type="float" office:value="1.00037567504109" calcext:value-type="float">
            <text:p>1.000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dolomiti-extreme-trail-2025-gps-35k_Cleaned.gpx</text:p>
          </table:table-cell>
          <table:table-cell table:formula="of:=IF(ISNUMBER(SEARCH(&quot;Fixed&quot;; [.A153])); &quot;yes&quot;; IF(ISNUMBER(SEARCH(&quot;Cleaned&quot;; [.A15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652" calcext:value-type="float">
            <text:p>1652</text:p>
          </table:table-cell>
          <table:table-cell office:value-type="float" office:value="35.92" calcext:value-type="float">
            <text:p>35.92</text:p>
          </table:table-cell>
          <table:table-cell office:value-type="float" office:value="2113.3" calcext:value-type="float">
            <text:p>2113.3</text:p>
          </table:table-cell>
          <table:table-cell office:value-type="float" office:value="2114.2" calcext:value-type="float">
            <text:p>2114.2</text:p>
          </table:table-cell>
          <table:table-cell office:value-type="float" office:value="2091.8" calcext:value-type="float">
            <text:p>2091.8</text:p>
          </table:table-cell>
          <table:table-cell office:value-type="float" office:value="2091.1" calcext:value-type="float">
            <text:p>2091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3]/[.G153]" office:value-type="float" office:value="0.999574307066503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7" table:formula="of:=[.M153]/[.L153]" office:value-type="float" office:value="1.00042587422515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he-arctic-triple-lofoten-ultra-trail-100-miles_Cleaned.gpx</text:p>
          </table:table-cell>
          <table:table-cell table:formula="of:=IF(ISNUMBER(SEARCH(&quot;Fixed&quot;; [.A154])); &quot;yes&quot;; IF(ISNUMBER(SEARCH(&quot;Cleaned&quot;; [.A15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9170" calcext:value-type="float">
            <text:p>19170</text:p>
          </table:table-cell>
          <table:table-cell office:value-type="float" office:value="159.68" calcext:value-type="float">
            <text:p>159.68</text:p>
          </table:table-cell>
          <table:table-cell office:value-type="float" office:value="7697.4" calcext:value-type="float">
            <text:p>7697.4</text:p>
          </table:table-cell>
          <table:table-cell office:value-type="float" office:value="7701.5" calcext:value-type="float">
            <text:p>7701.5</text:p>
          </table:table-cell>
          <table:table-cell office:value-type="float" office:value="6200.8" calcext:value-type="float">
            <text:p>6200.8</text:p>
          </table:table-cell>
          <table:table-cell office:value-type="float" office:value="6205.5" calcext:value-type="float">
            <text:p>6205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4]/[.G154]" office:value-type="float" office:value="0.999467636174771" calcext:value-type="float">
            <text:p>0.999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154]/[.L154]" office:value-type="float" office:value="0.999532114740042" calcext:value-type="float">
            <text:p>1.000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_MYULTRA_MY_100_CLEAN_c1be1715b0_Cleaned.gpx</text:p>
          </table:table-cell>
          <table:table-cell table:formula="of:=IF(ISNUMBER(SEARCH(&quot;Fixed&quot;; [.A155])); &quot;yes&quot;; IF(ISNUMBER(SEARCH(&quot;Cleaned&quot;; [.A15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385" calcext:value-type="float">
            <text:p>4385</text:p>
          </table:table-cell>
          <table:table-cell office:value-type="float" office:value="93.92" calcext:value-type="float">
            <text:p>93.92</text:p>
          </table:table-cell>
          <table:table-cell office:value-type="float" office:value="7765" calcext:value-type="float">
            <text:p>7765</text:p>
          </table:table-cell>
          <table:table-cell office:value-type="float" office:value="7770" calcext:value-type="float">
            <text:p>7770</text:p>
          </table:table-cell>
          <table:table-cell office:value-type="float" office:value="5627" calcext:value-type="float">
            <text:p>5627</text:p>
          </table:table-cell>
          <table:table-cell office:value-type="float" office:value="5631.5" calcext:value-type="float">
            <text:p>563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5]/[.G155]" office:value-type="float" office:value="0.999356499356499" calcext:value-type="float">
            <text:p>0.999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155]/[.L155]" office:value-type="float" office:value="0.999643271088216" calcext:value-type="float">
            <text:p>1.000</text:p>
          </table:table-cell>
          <table:table-cell table:number-columns-repeated="2" office:value-type="float" office:value="27.5" calcext:value-type="float">
            <text:p>27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293879757_ts42 2024(2)_Cleaned.gpx</text:p>
          </table:table-cell>
          <table:table-cell table:formula="of:=IF(ISNUMBER(SEARCH(&quot;Fixed&quot;; [.A156])); &quot;yes&quot;; IF(ISNUMBER(SEARCH(&quot;Cleaned&quot;; [.A15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474" calcext:value-type="float">
            <text:p>2474</text:p>
          </table:table-cell>
          <table:table-cell office:value-type="float" office:value="43.98" calcext:value-type="float">
            <text:p>43.98</text:p>
          </table:table-cell>
          <table:table-cell office:value-type="float" office:value="2743.2" calcext:value-type="float">
            <text:p>2743.2</text:p>
          </table:table-cell>
          <table:table-cell office:value-type="float" office:value="2745.8" calcext:value-type="float">
            <text:p>2745.8</text:p>
          </table:table-cell>
          <table:table-cell office:value-type="float" office:value="2412.3" calcext:value-type="float">
            <text:p>2412.3</text:p>
          </table:table-cell>
          <table:table-cell office:value-type="float" office:value="2417.8" calcext:value-type="float">
            <text:p>2417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6]/[.G156]" office:value-type="float" office:value="0.9990530992788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 table:style-name="ce7" table:formula="of:=[.M156]/[.L156]" office:value-type="float" office:value="0.998945902595509" calcext:value-type="float">
            <text:p>0.999</text:p>
          </table:table-cell>
          <table:table-cell office:value-type="float" office:value="12.1" calcext:value-type="float">
            <text:p>12.1</text:p>
          </table:table-cell>
          <table:table-cell office:value-type="float" office:value="11.9" calcext:value-type="float">
            <text:p>11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Trail_10_K_2024_1_66d8b7cf23_Cleaned.gpx</text:p>
          </table:table-cell>
          <table:table-cell table:formula="of:=IF(ISNUMBER(SEARCH(&quot;Fixed&quot;; [.A157])); &quot;yes&quot;; IF(ISNUMBER(SEARCH(&quot;Cleaned&quot;; [.A15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9264" calcext:value-type="float">
            <text:p>9264</text:p>
          </table:table-cell>
          <table:table-cell office:value-type="float" office:value="10.73" calcext:value-type="float">
            <text:p>10.73</text:p>
          </table:table-cell>
          <table:table-cell office:value-type="float" office:value="609.2" calcext:value-type="float">
            <text:p>609.2</text:p>
          </table:table-cell>
          <table:table-cell office:value-type="float" office:value="609.8" calcext:value-type="float">
            <text:p>609.8</text:p>
          </table:table-cell>
          <table:table-cell office:value-type="float" office:value="531.4" calcext:value-type="float">
            <text:p>531.4</text:p>
          </table:table-cell>
          <table:table-cell office:value-type="float" office:value="532.8" calcext:value-type="float">
            <text:p>532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7]/[.G157]" office:value-type="float" office:value="0.9990160708429" calcext:value-type="float">
            <text:p>0.999</text:p>
          </table:table-cell>
          <table:table-cell office:value-type="float" office:value="0.997" calcext:value-type="float">
            <text:p>0.997</text:p>
          </table:table-cell>
          <table:table-cell table:style-name="ce7" table:formula="of:=[.M157]/[.L157]" office:value-type="float" office:value="0.997981943532502" calcext:value-type="float">
            <text:p>0.998</text:p>
          </table:table-cell>
          <table:table-cell office:value-type="float" office:value="12.8" calcext:value-type="float">
            <text:p>12.8</text:p>
          </table:table-cell>
          <table:table-cell office:value-type="float" office:value="12.6" calcext:value-type="float">
            <text:p>12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2025_MYULTRA_MY_50_CLEAN_9b15cbb2f9_Cleaned.gpx</text:p>
          </table:table-cell>
          <table:table-cell table:formula="of:=IF(ISNUMBER(SEARCH(&quot;Fixed&quot;; [.A158])); &quot;yes&quot;; IF(ISNUMBER(SEARCH(&quot;Cleaned&quot;; [.A15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558" calcext:value-type="float">
            <text:p>3558</text:p>
          </table:table-cell>
          <table:table-cell office:value-type="float" office:value="53.47" calcext:value-type="float">
            <text:p>53.47</text:p>
          </table:table-cell>
          <table:table-cell office:value-type="float" office:value="3677" calcext:value-type="float">
            <text:p>3677</text:p>
          </table:table-cell>
          <table:table-cell office:value-type="float" office:value="3681" calcext:value-type="float">
            <text:p>3681</text:p>
          </table:table-cell>
          <table:table-cell office:value-type="float" office:value="2402.5" calcext:value-type="float">
            <text:p>2402.5</text:p>
          </table:table-cell>
          <table:table-cell office:value-type="float" office:value="2406.1" calcext:value-type="float">
            <text:p>2406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8]/[.G158]" office:value-type="float" office:value="0.99891333876664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 table:style-name="ce7" table:formula="of:=[.M158]/[.L158]" office:value-type="float" office:value="0.999085667663856" calcext:value-type="float">
            <text:p>0.999</text:p>
          </table:table-cell>
          <table:table-cell office:value-type="float" office:value="34.7" calcext:value-type="float">
            <text:p>34.7</text:p>
          </table:table-cell>
          <table:table-cell office:value-type="float" office:value="34.6" calcext:value-type="float">
            <text:p>34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rono30_Cleaned.gpx</text:p>
          </table:table-cell>
          <table:table-cell table:formula="of:=IF(ISNUMBER(SEARCH(&quot;Fixed&quot;; [.A159])); &quot;yes&quot;; IF(ISNUMBER(SEARCH(&quot;Cleaned&quot;; [.A15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45" calcext:value-type="float">
            <text:p>445</text:p>
          </table:table-cell>
          <table:table-cell office:value-type="float" office:value="28.48" calcext:value-type="float">
            <text:p>28.48</text:p>
          </table:table-cell>
          <table:table-cell office:value-type="float" office:value="1856.7" calcext:value-type="float">
            <text:p>1856.7</text:p>
          </table:table-cell>
          <table:table-cell office:value-type="float" office:value="1858.8" calcext:value-type="float">
            <text:p>1858.8</text:p>
          </table:table-cell>
          <table:table-cell office:value-type="float" office:value="1756.8" calcext:value-type="float">
            <text:p>1756.8</text:p>
          </table:table-cell>
          <table:table-cell office:value-type="float" office:value="1761.8" calcext:value-type="float">
            <text:p>1761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9]/[.G159]" office:value-type="float" office:value="0.998870238863783" calcext:value-type="float">
            <text:p>0.999</text:p>
          </table:table-cell>
          <table:table-cell office:value-type="float" office:value="0.997" calcext:value-type="float">
            <text:p>0.997</text:p>
          </table:table-cell>
          <table:table-cell table:style-name="ce7" table:formula="of:=[.M159]/[.L159]" office:value-type="float" office:value="0.998127645823235" calcext:value-type="float">
            <text:p>0.998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Ultrak10_Cleaned.gpx</text:p>
          </table:table-cell>
          <table:table-cell table:formula="of:=IF(ISNUMBER(SEARCH(&quot;Fixed&quot;; [.A160])); &quot;yes&quot;; IF(ISNUMBER(SEARCH(&quot;Cleaned&quot;; [.A16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933" calcext:value-type="float">
            <text:p>1933</text:p>
          </table:table-cell>
          <table:table-cell office:value-type="float" office:value="9.57" calcext:value-type="float">
            <text:p>9.57</text:p>
          </table:table-cell>
          <table:table-cell office:value-type="float" office:value="502.2" calcext:value-type="float">
            <text:p>502.2</text:p>
          </table:table-cell>
          <table:table-cell office:value-type="float" office:value="502.8" calcext:value-type="float">
            <text:p>502.8</text:p>
          </table:table-cell>
          <table:table-cell office:value-type="float" office:value="439.9" calcext:value-type="float">
            <text:p>439.9</text:p>
          </table:table-cell>
          <table:table-cell office:value-type="float" office:value="442.3" calcext:value-type="float">
            <text:p>44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0]/[.G160]" office:value-type="float" office:value="0.998806682577566" calcext:value-type="float">
            <text:p>0.999</text:p>
          </table:table-cell>
          <table:table-cell office:value-type="float" office:value="0.995" calcext:value-type="float">
            <text:p>0.995</text:p>
          </table:table-cell>
          <table:table-cell table:style-name="ce7" table:formula="of:=[.M160]/[.L160]" office:value-type="float" office:value="0.996188769414576" calcext:value-type="float">
            <text:p>0.996</text:p>
          </table:table-cell>
          <table:table-cell office:value-type="float" office:value="12.4" calcext:value-type="float">
            <text:p>12.4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laudia_Augusta_Altinate_Trail_41_Cleaned.gpx</text:p>
          </table:table-cell>
          <table:table-cell table:formula="of:=IF(ISNUMBER(SEARCH(&quot;Fixed&quot;; [.A161])); &quot;yes&quot;; IF(ISNUMBER(SEARCH(&quot;Cleaned&quot;; [.A16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7729" calcext:value-type="float">
            <text:p>17729</text:p>
          </table:table-cell>
          <table:table-cell office:value-type="float" office:value="40.42" calcext:value-type="float">
            <text:p>40.42</text:p>
          </table:table-cell>
          <table:table-cell office:value-type="float" office:value="2168" calcext:value-type="float">
            <text:p>2168</text:p>
          </table:table-cell>
          <table:table-cell office:value-type="float" office:value="2171" calcext:value-type="float">
            <text:p>2171</text:p>
          </table:table-cell>
          <table:table-cell office:value-type="float" office:value="2060.8" calcext:value-type="float">
            <text:p>2060.8</text:p>
          </table:table-cell>
          <table:table-cell office:value-type="float" office:value="2062.1" calcext:value-type="float">
            <text:p>2062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1]/[.G161]" office:value-type="float" office:value="0.998618148318747" calcext:value-type="float">
            <text:p>0.999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161]/[.L161]" office:value-type="float" office:value="1.0003823800738" calcext:value-type="float">
            <text:p>1.000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UTMB_24_25k_completo_agrofloresta_1_700f24c800_Cleaned.gpx</text:p>
          </table:table-cell>
          <table:table-cell table:formula="of:=IF(ISNUMBER(SEARCH(&quot;Fixed&quot;; [.A162])); &quot;yes&quot;; IF(ISNUMBER(SEARCH(&quot;Cleaned&quot;; [.A16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0028" calcext:value-type="float">
            <text:p>10028</text:p>
          </table:table-cell>
          <table:table-cell office:value-type="float" office:value="26.76" calcext:value-type="float">
            <text:p>26.76</text:p>
          </table:table-cell>
          <table:table-cell office:value-type="float" office:value="948" calcext:value-type="float">
            <text:p>948</text:p>
          </table:table-cell>
          <table:table-cell office:value-type="float" office:value="949.4" calcext:value-type="float">
            <text:p>949.4</text:p>
          </table:table-cell>
          <table:table-cell office:value-type="float" office:value="805.7" calcext:value-type="float">
            <text:p>805.7</text:p>
          </table:table-cell>
          <table:table-cell office:value-type="float" office:value="806.2" calcext:value-type="float">
            <text:p>806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2]/[.G162]" office:value-type="float" office:value="0.998525384453339" calcext:value-type="float">
            <text:p>0.999</text:p>
          </table:table-cell>
          <table:table-cell office:value-type="float" office:value="0.999" calcext:value-type="float">
            <text:p>0.999</text:p>
          </table:table-cell>
          <table:table-cell table:style-name="ce7" table:formula="of:=[.M162]/[.L162]" office:value-type="float" office:value="1.0004753164557" calcext:value-type="float">
            <text:p>1.000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TRACK_Travesera-OFICIAL_Cleaned.gpx</text:p>
          </table:table-cell>
          <table:table-cell table:formula="of:=IF(ISNUMBER(SEARCH(&quot;Fixed&quot;; [.A163])); &quot;yes&quot;; IF(ISNUMBER(SEARCH(&quot;Cleaned&quot;; [.A16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887" calcext:value-type="float">
            <text:p>5887</text:p>
          </table:table-cell>
          <table:table-cell office:value-type="float" office:value="70.83" calcext:value-type="float">
            <text:p>70.83</text:p>
          </table:table-cell>
          <table:table-cell office:value-type="float" office:value="6585.5" calcext:value-type="float">
            <text:p>6585.5</text:p>
          </table:table-cell>
          <table:table-cell office:value-type="float" office:value="6595.5" calcext:value-type="float">
            <text:p>6595.5</text:p>
          </table:table-cell>
          <table:table-cell office:value-type="float" office:value="6343" calcext:value-type="float">
            <text:p>6343</text:p>
          </table:table-cell>
          <table:table-cell office:value-type="float" office:value="6364.9" calcext:value-type="float">
            <text:p>6364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3]/[.G163]" office:value-type="float" office:value="0.998483814722159" calcext:value-type="float">
            <text:p>0.998</text:p>
          </table:table-cell>
          <table:table-cell office:value-type="float" office:value="0.997" calcext:value-type="float">
            <text:p>0.997</text:p>
          </table:table-cell>
          <table:table-cell table:style-name="ce7" table:formula="of:=[.M163]/[.L163]" office:value-type="float" office:value="0.998513932123605" calcext:value-type="float">
            <text:p>0.999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2025_MYULTRA_MY_25_CLEAN_64581e4ad1_Cleaned.gpx</text:p>
          </table:table-cell>
          <table:table-cell table:formula="of:=IF(ISNUMBER(SEARCH(&quot;Fixed&quot;; [.A164])); &quot;yes&quot;; IF(ISNUMBER(SEARCH(&quot;Cleaned&quot;; [.A16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073" calcext:value-type="float">
            <text:p>2073</text:p>
          </table:table-cell>
          <table:table-cell office:value-type="float" office:value="25.66" calcext:value-type="float">
            <text:p>25.66</text:p>
          </table:table-cell>
          <table:table-cell office:value-type="float" office:value="2222" calcext:value-type="float">
            <text:p>2222</text:p>
          </table:table-cell>
          <table:table-cell office:value-type="float" office:value="2226" calcext:value-type="float">
            <text:p>2226</text:p>
          </table:table-cell>
          <table:table-cell office:value-type="float" office:value="1403.1" calcext:value-type="float">
            <text:p>1403.1</text:p>
          </table:table-cell>
          <table:table-cell office:value-type="float" office:value="1406.1" calcext:value-type="float">
            <text:p>1406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4]/[.G164]" office:value-type="float" office:value="0.99820305480682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table:style-name="ce7" table:formula="of:=[.M164]/[.L164]" office:value-type="float" office:value="0.999796579657966" calcext:value-type="float">
            <text:p>1.000</text:p>
          </table:table-cell>
          <table:table-cell office:value-type="float" office:value="36.9" calcext:value-type="float">
            <text:p>36.9</text:p>
          </table:table-cell>
          <table:table-cell office:value-type="float" office:value="36.8" calcext:value-type="float">
            <text:p>36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SUTHEP_20_Cleaned.gpx</text:p>
          </table:table-cell>
          <table:table-cell table:formula="of:=IF(ISNUMBER(SEARCH(&quot;Fixed&quot;; [.A165])); &quot;yes&quot;; IF(ISNUMBER(SEARCH(&quot;Cleaned&quot;; [.A16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098" calcext:value-type="float">
            <text:p>2098</text:p>
          </table:table-cell>
          <table:table-cell office:value-type="float" office:value="23.26" calcext:value-type="float">
            <text:p>23.26</text:p>
          </table:table-cell>
          <table:table-cell office:value-type="float" office:value="1325" calcext:value-type="float">
            <text:p>1325</text:p>
          </table:table-cell>
          <table:table-cell office:value-type="float" office:value="1327.4" calcext:value-type="float">
            <text:p>1327.4</text:p>
          </table:table-cell>
          <table:table-cell office:value-type="float" office:value="1180.3" calcext:value-type="float">
            <text:p>1180.3</text:p>
          </table:table-cell>
          <table:table-cell office:value-type="float" office:value="1182.7" calcext:value-type="float">
            <text:p>1182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5]/[.G165]" office:value-type="float" office:value="0.998191954196173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table:style-name="ce7" table:formula="of:=[.M165]/[.L165]" office:value-type="float" office:value="0.999807698113208" calcext:value-type="float">
            <text:p>1.000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erlin Garmin_Cleaned.gpx</text:p>
          </table:table-cell>
          <table:table-cell table:formula="of:=IF(ISNUMBER(SEARCH(&quot;Fixed&quot;; [.A166])); &quot;yes&quot;; IF(ISNUMBER(SEARCH(&quot;Cleaned&quot;; [.A16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596" calcext:value-type="float">
            <text:p>12596</text:p>
          </table:table-cell>
          <table:table-cell office:value-type="float" office:value="42.67" calcext:value-type="float">
            <text:p>42.67</text:p>
          </table:table-cell>
          <table:table-cell office:value-type="float" office:value="220" calcext:value-type="float">
            <text:p>220</text:p>
          </table:table-cell>
          <table:table-cell office:value-type="float" office:value="220.4" calcext:value-type="float">
            <text:p>220.4</text:p>
          </table:table-cell>
          <table:table-cell office:value-type="float" office:value="68.9" calcext:value-type="float">
            <text:p>68.9</text:p>
          </table:table-cell>
          <table:table-cell office:value-type="float" office:value="68.4" calcext:value-type="float">
            <text:p>68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6]/[.G166]" office:value-type="float" office:value="0.998185117967332" calcext:value-type="float">
            <text:p>0.998</text:p>
          </table:table-cell>
          <table:table-cell office:value-type="float" office:value="1.007" calcext:value-type="float">
            <text:p>1.007</text:p>
          </table:table-cell>
          <table:table-cell table:style-name="ce7" table:formula="of:=[.M166]/[.L166]" office:value-type="float" office:value="1.00883090909091" calcext:value-type="float">
            <text:p>1.009</text:p>
          </table:table-cell>
          <table:table-cell office:value-type="float" office:value="68.7" calcext:value-type="float">
            <text:p>68.7</text:p>
          </table:table-cell>
          <table:table-cell office:value-type="float" office:value="69" calcext:value-type="float">
            <text:p>6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IrbisRace25_32461738921725_Cleaned.gpx</text:p>
          </table:table-cell>
          <table:table-cell table:formula="of:=IF(ISNUMBER(SEARCH(&quot;Fixed&quot;; [.A167])); &quot;yes&quot;; IF(ISNUMBER(SEARCH(&quot;Cleaned&quot;; [.A16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2400" calcext:value-type="float">
            <text:p>22400</text:p>
          </table:table-cell>
          <table:table-cell office:value-type="float" office:value="40.43" calcext:value-type="float">
            <text:p>40.43</text:p>
          </table:table-cell>
          <table:table-cell office:value-type="float" office:value="3830.8" calcext:value-type="float">
            <text:p>3830.8</text:p>
          </table:table-cell>
          <table:table-cell office:value-type="float" office:value="3841.2" calcext:value-type="float">
            <text:p>3841.2</text:p>
          </table:table-cell>
          <table:table-cell office:value-type="float" office:value="3651.5" calcext:value-type="float">
            <text:p>3651.5</text:p>
          </table:table-cell>
          <table:table-cell office:value-type="float" office:value="3659.3" calcext:value-type="float">
            <text:p>3659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7]/[.G167]" office:value-type="float" office:value="0.99729251275643" calcext:value-type="float">
            <text:p>0.997</text:p>
          </table:table-cell>
          <table:table-cell office:value-type="float" office:value="0.998" calcext:value-type="float">
            <text:p>0.998</text:p>
          </table:table-cell>
          <table:table-cell table:style-name="ce7" table:formula="of:=[.M167]/[.L167]" office:value-type="float" office:value="1.00070940795656" calcext:value-type="float">
            <text:p>1.001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the-arctic-triple-lofoten-ultra-trail-50-miles_Cleaned.gpx</text:p>
          </table:table-cell>
          <table:table-cell table:formula="of:=IF(ISNUMBER(SEARCH(&quot;Fixed&quot;; [.A168])); &quot;yes&quot;; IF(ISNUMBER(SEARCH(&quot;Cleaned&quot;; [.A16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865" calcext:value-type="float">
            <text:p>12865</text:p>
          </table:table-cell>
          <table:table-cell office:value-type="float" office:value="87.29" calcext:value-type="float">
            <text:p>87.29</text:p>
          </table:table-cell>
          <table:table-cell office:value-type="float" office:value="4349.3" calcext:value-type="float">
            <text:p>4349.3</text:p>
          </table:table-cell>
          <table:table-cell office:value-type="float" office:value="4361.3" calcext:value-type="float">
            <text:p>4361.3</text:p>
          </table:table-cell>
          <table:table-cell office:value-type="float" office:value="3478.9" calcext:value-type="float">
            <text:p>3478.9</text:p>
          </table:table-cell>
          <table:table-cell office:value-type="float" office:value="3490.8" calcext:value-type="float">
            <text:p>349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8]/[.G168]" office:value-type="float" office:value="0.997248526815399" calcext:value-type="float">
            <text:p>0.997</text:p>
          </table:table-cell>
          <table:table-cell office:value-type="float" office:value="0.997" calcext:value-type="float">
            <text:p>0.997</text:p>
          </table:table-cell>
          <table:table-cell table:style-name="ce7" table:formula="of:=[.M168]/[.L168]" office:value-type="float" office:value="0.999750787483043" calcext:value-type="float">
            <text:p>1.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KAT_Easy_Trail_Cleaned.gpx</text:p>
          </table:table-cell>
          <table:table-cell table:formula="of:=IF(ISNUMBER(SEARCH(&quot;Fixed&quot;; [.A169])); &quot;yes&quot;; IF(ISNUMBER(SEARCH(&quot;Cleaned&quot;; [.A16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10" calcext:value-type="float">
            <text:p>710</text:p>
          </table:table-cell>
          <table:table-cell office:value-type="float" office:value="8.07" calcext:value-type="float">
            <text:p>8.07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40.2" calcext:value-type="float">
            <text:p>240.2</text:p>
          </table:table-cell>
          <table:table-cell office:value-type="float" office:value="242.4" calcext:value-type="float">
            <text:p>242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9]/[.G169]" office:value-type="float" office:value="0.99615384615384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table:style-name="ce7" table:formula="of:=[.M169]/[.L169]" office:value-type="float" office:value="0.994826254826255" calcext:value-type="float">
            <text:p>0.995</text:p>
          </table:table-cell>
          <table:table-cell office:value-type="float" office:value="7.3" calcext:value-type="float">
            <text:p>7.3</text:p>
          </table:table-cell>
          <table:table-cell office:value-type="float" office:value="6.8" calcext:value-type="float">
            <text:p>6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/>
          <table:table-cell table:style-name="ce5" table:number-columns-repeated="16361"/>
        </table:table-row>
        <table:table-row table:style-name="ro1">
          <table:table-cell office:value-type="string" calcext:value-type="string">
            <text:p>Crono9_Cleaned.gpx</text:p>
          </table:table-cell>
          <table:table-cell table:formula="of:=IF(ISNUMBER(SEARCH(&quot;Fixed&quot;; [.A170])); &quot;yes&quot;; IF(ISNUMBER(SEARCH(&quot;Cleaned&quot;; [.A17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34" calcext:value-type="float">
            <text:p>134</text:p>
          </table:table-cell>
          <table:table-cell office:value-type="float" office:value="8.01" calcext:value-type="float">
            <text:p>8.01</text:p>
          </table:table-cell>
          <table:table-cell office:value-type="float" office:value="601.5" calcext:value-type="float">
            <text:p>601.5</text:p>
          </table:table-cell>
          <table:table-cell office:value-type="float" office:value="603.9" calcext:value-type="float">
            <text:p>603.9</text:p>
          </table:table-cell>
          <table:table-cell office:value-type="float" office:value="585.1" calcext:value-type="float">
            <text:p>585.1</text:p>
          </table:table-cell>
          <table:table-cell office:value-type="float" office:value="590.8" calcext:value-type="float">
            <text:p>59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0]/[.G170]" office:value-type="float" office:value="0.996025832091406" calcext:value-type="float">
            <text:p>0.996</text:p>
          </table:table-cell>
          <table:table-cell office:value-type="float" office:value="0.99" calcext:value-type="float">
            <text:p>0.99</text:p>
          </table:table-cell>
          <table:table-cell table:style-name="ce7" table:formula="of:=[.M170]/[.L170]" office:value-type="float" office:value="0.993950124688279" calcext:value-type="float">
            <text:p>0.994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arawera_Ultra_Trail_160km_Cleaned.gpx</text:p>
          </table:table-cell>
          <table:table-cell table:formula="of:=IF(ISNUMBER(SEARCH(&quot;Fixed&quot;; [.A171])); &quot;yes&quot;; IF(ISNUMBER(SEARCH(&quot;Cleaned&quot;; [.A17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9112" calcext:value-type="float">
            <text:p>19112</text:p>
          </table:table-cell>
          <table:table-cell office:value-type="float" office:value="161.61" calcext:value-type="float">
            <text:p>161.61</text:p>
          </table:table-cell>
          <table:table-cell office:value-type="float" office:value="5376.7" calcext:value-type="float">
            <text:p>5376.7</text:p>
          </table:table-cell>
          <table:table-cell office:value-type="float" office:value="5401.7" calcext:value-type="float">
            <text:p>5401.7</text:p>
          </table:table-cell>
          <table:table-cell office:value-type="float" office:value="4313.1" calcext:value-type="float">
            <text:p>4313.1</text:p>
          </table:table-cell>
          <table:table-cell office:value-type="float" office:value="4339.7" calcext:value-type="float">
            <text:p>4339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1]/[.G171]" office:value-type="float" office:value="0.995371827387674" calcext:value-type="float">
            <text:p>0.995</text:p>
          </table:table-cell>
          <table:table-cell office:value-type="float" office:value="0.994" calcext:value-type="float">
            <text:p>0.994</text:p>
          </table:table-cell>
          <table:table-cell table:style-name="ce7" table:formula="of:=[.M171]/[.L171]" office:value-type="float" office:value="0.998621794037235" calcext:value-type="float">
            <text:p>0.999</text:p>
          </table:table-cell>
          <table:table-cell office:value-type="float" office:value="19.8" calcext:value-type="float">
            <text:p>19.8</text:p>
          </table:table-cell>
          <table:table-cell office:value-type="float" office:value="19.7" calcext:value-type="float">
            <text:p>19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rail-de-haute-provence-2025-thp120_Cleaned.gpx</text:p>
          </table:table-cell>
          <table:table-cell table:formula="of:=IF(ISNUMBER(SEARCH(&quot;Fixed&quot;; [.A172])); &quot;yes&quot;; IF(ISNUMBER(SEARCH(&quot;Cleaned&quot;; [.A17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878" calcext:value-type="float">
            <text:p>12878</text:p>
          </table:table-cell>
          <table:table-cell office:value-type="float" office:value="125.35" calcext:value-type="float">
            <text:p>125.35</text:p>
          </table:table-cell>
          <table:table-cell office:value-type="float" office:value="8241" calcext:value-type="float">
            <text:p>8241</text:p>
          </table:table-cell>
          <table:table-cell office:value-type="float" office:value="8281" calcext:value-type="float">
            <text:p>8281</text:p>
          </table:table-cell>
          <table:table-cell office:value-type="float" office:value="5962" calcext:value-type="float">
            <text:p>5962</text:p>
          </table:table-cell>
          <table:table-cell office:value-type="float" office:value="6003" calcext:value-type="float">
            <text:p>6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2]/[.G172]" office:value-type="float" office:value="0.995169665499336" calcext:value-type="float">
            <text:p>0.995</text:p>
          </table:table-cell>
          <table:table-cell office:value-type="float" office:value="0.993" calcext:value-type="float">
            <text:p>0.993</text:p>
          </table:table-cell>
          <table:table-cell table:style-name="ce7" table:formula="of:=[.M172]/[.L172]" office:value-type="float" office:value="0.997819803421915" calcext:value-type="float">
            <text:p>0.998</text:p>
          </table:table-cell>
          <table:table-cell office:value-type="float" office:value="27.7" calcext:value-type="float">
            <text:p>27.7</text:p>
          </table:table-cell>
          <table:table-cell office:value-type="float" office:value="27.5" calcext:value-type="float">
            <text:p>27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rono21_Cleaned.gpx</text:p>
          </table:table-cell>
          <table:table-cell table:formula="of:=IF(ISNUMBER(SEARCH(&quot;Fixed&quot;; [.A173])); &quot;yes&quot;; IF(ISNUMBER(SEARCH(&quot;Cleaned&quot;; [.A17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26" calcext:value-type="float">
            <text:p>326</text:p>
          </table:table-cell>
          <table:table-cell office:value-type="float" office:value="20.29" calcext:value-type="float">
            <text:p>20.29</text:p>
          </table:table-cell>
          <table:table-cell office:value-type="float" office:value="1324.7" calcext:value-type="float">
            <text:p>1324.7</text:p>
          </table:table-cell>
          <table:table-cell office:value-type="float" office:value="1331.4" calcext:value-type="float">
            <text:p>1331.4</text:p>
          </table:table-cell>
          <table:table-cell office:value-type="float" office:value="1274.3" calcext:value-type="float">
            <text:p>1274.3</text:p>
          </table:table-cell>
          <table:table-cell office:value-type="float" office:value="1284.1" calcext:value-type="float">
            <text:p>1284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3]/[.G173]" office:value-type="float" office:value="0.994967703169596" calcext:value-type="float">
            <text:p>0.995</text:p>
          </table:table-cell>
          <table:table-cell office:value-type="float" office:value="0.992" calcext:value-type="float">
            <text:p>0.992</text:p>
          </table:table-cell>
          <table:table-cell table:style-name="ce7" table:formula="of:=[.M173]/[.L173]" office:value-type="float" office:value="0.997017286932891" calcext:value-type="float">
            <text:p>0.997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_MYULTRA_MY_13_CLEAN_dd75786950_Cleaned.gpx</text:p>
          </table:table-cell>
          <table:table-cell table:formula="of:=IF(ISNUMBER(SEARCH(&quot;Fixed&quot;; [.A174])); &quot;yes&quot;; IF(ISNUMBER(SEARCH(&quot;Cleaned&quot;; [.A17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189" calcext:value-type="float">
            <text:p>1189</text:p>
          </table:table-cell>
          <table:table-cell office:value-type="float" office:value="14.01" calcext:value-type="float">
            <text:p>14.01</text:p>
          </table:table-cell>
          <table:table-cell office:value-type="float" office:value="753" calcext:value-type="float">
            <text:p>753</text:p>
          </table:table-cell>
          <table:table-cell office:value-type="float" office:value="757" calcext:value-type="float">
            <text:p>757</text:p>
          </table:table-cell>
          <table:table-cell office:value-type="float" office:value="391.2" calcext:value-type="float">
            <text:p>391.2</text:p>
          </table:table-cell>
          <table:table-cell office:value-type="float" office:value="393.7" calcext:value-type="float">
            <text:p>393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/[.G174]" office:value-type="float" office:value="0.994715984147953" calcext:value-type="float">
            <text:p>0.995</text:p>
          </table:table-cell>
          <table:table-cell office:value-type="float" office:value="0.994" calcext:value-type="float">
            <text:p>0.994</text:p>
          </table:table-cell>
          <table:table-cell table:style-name="ce7" table:formula="of:=[.M174]/[.L174]" office:value-type="float" office:value="0.9992802124834" calcext:value-type="float">
            <text:p>0.99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HEDI_10_Cleaned.gpx</text:p>
          </table:table-cell>
          <table:table-cell table:formula="of:=IF(ISNUMBER(SEARCH(&quot;Fixed&quot;; [.A175])); &quot;yes&quot;; IF(ISNUMBER(SEARCH(&quot;Cleaned&quot;; [.A17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929" calcext:value-type="float">
            <text:p>929</text:p>
          </table:table-cell>
          <table:table-cell office:value-type="float" office:value="12.65" calcext:value-type="float">
            <text:p>12.65</text:p>
          </table:table-cell>
          <table:table-cell office:value-type="float" office:value="423.9" calcext:value-type="float">
            <text:p>423.9</text:p>
          </table:table-cell>
          <table:table-cell office:value-type="float" office:value="426.3" calcext:value-type="float">
            <text:p>426.3</text:p>
          </table:table-cell>
          <table:table-cell office:value-type="float" office:value="313.9" calcext:value-type="float">
            <text:p>313.9</text:p>
          </table:table-cell>
          <table:table-cell office:value-type="float" office:value="315.4" calcext:value-type="float">
            <text:p>315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5]/[.G175]" office:value-type="float" office:value="0.994370161857847" calcext:value-type="float">
            <text:p>0.994</text:p>
          </table:table-cell>
          <table:table-cell office:value-type="float" office:value="0.995" calcext:value-type="float">
            <text:p>0.995</text:p>
          </table:table-cell>
          <table:table-cell table:style-name="ce7" table:formula="of:=[.M175]/[.L175]" office:value-type="float" office:value="1.00063340410474" calcext:value-type="float">
            <text:p>1.001</text:p>
          </table:table-cell>
          <table:table-cell office:value-type="float" office:value="25.9" calcext:value-type="float">
            <text:p>25.9</text:p>
          </table:table-cell>
          <table:table-cell office:value-type="float" office:value="26" calcext:value-type="float">
            <text:p>2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Y26_67931743082741_Cleaned.gpx</text:p>
          </table:table-cell>
          <table:table-cell table:formula="of:=IF(ISNUMBER(SEARCH(&quot;Fixed&quot;; [.A176])); &quot;yes&quot;; IF(ISNUMBER(SEARCH(&quot;Cleaned&quot;; [.A17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36" calcext:value-type="float">
            <text:p>136</text:p>
          </table:table-cell>
          <table:table-cell office:value-type="float" office:value="6.71" calcext:value-type="float">
            <text:p>6.71</text:p>
          </table:table-cell>
          <table:table-cell office:value-type="float" office:value="51.7" calcext:value-type="float">
            <text:p>51.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4.7" calcext:value-type="float">
            <text:p>34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6]/[.G176]" office:value-type="float" office:value="0.994230769230769" calcext:value-type="float">
            <text:p>0.994</text:p>
          </table:table-cell>
          <table:table-cell office:value-type="float" office:value="1" calcext:value-type="float">
            <text:p>1</text:p>
          </table:table-cell>
          <table:table-cell table:style-name="ce7" table:formula="of:=[.M176]/[.L176]" office:value-type="float" office:value="1.00580270793037" calcext:value-type="float">
            <text:p>1.006</text:p>
          </table:table-cell>
          <table:table-cell office:value-type="float" office:value="32.9" calcext:value-type="float">
            <text:p>32.9</text:p>
          </table:table-cell>
          <table:table-cell office:value-type="float" office:value="33.3" calcext:value-type="float">
            <text:p>33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Arc_Of_Attrition_25_2025_V4_0_6876b56e8d_Cleaned.gpx</text:p>
          </table:table-cell>
          <table:table-cell table:formula="of:=IF(ISNUMBER(SEARCH(&quot;Fixed&quot;; [.A177])); &quot;yes&quot;; IF(ISNUMBER(SEARCH(&quot;Cleaned&quot;; [.A17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05" calcext:value-type="float">
            <text:p>605</text:p>
          </table:table-cell>
          <table:table-cell office:value-type="float" office:value="40.69" calcext:value-type="float">
            <text:p>40.69</text:p>
          </table:table-cell>
          <table:table-cell office:value-type="float" office:value="1054" calcext:value-type="float">
            <text:p>1054</text:p>
          </table:table-cell>
          <table:table-cell office:value-type="float" office:value="1064" calcext:value-type="float">
            <text:p>1064</text:p>
          </table:table-cell>
          <table:table-cell office:value-type="float" office:value="874.5" calcext:value-type="float">
            <text:p>874.5</text:p>
          </table:table-cell>
          <table:table-cell office:value-type="float" office:value="885.1" calcext:value-type="float">
            <text:p>885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7]/[.G177]" office:value-type="float" office:value="0.990601503759399" calcext:value-type="float">
            <text:p>0.991</text:p>
          </table:table-cell>
          <table:table-cell office:value-type="float" office:value="0.988" calcext:value-type="float">
            <text:p>0.988</text:p>
          </table:table-cell>
          <table:table-cell table:style-name="ce7" table:formula="of:=[.M177]/[.L177]" office:value-type="float" office:value="0.997373814041746" calcext:value-type="float">
            <text:p>0.997</text:p>
          </table:table-cell>
          <table:table-cell office:value-type="float" office:value="17" calcext:value-type="float">
            <text:p>17</text:p>
          </table:table-cell>
          <table:table-cell office:value-type="float" office:value="16.8" calcext:value-type="float">
            <text:p>16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UT_25_KM_2025_Cleaned.gpx</text:p>
          </table:table-cell>
          <table:table-cell table:formula="of:=IF(ISNUMBER(SEARCH(&quot;Fixed&quot;; [.A178])); &quot;yes&quot;; IF(ISNUMBER(SEARCH(&quot;Cleaned&quot;; [.A17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251" calcext:value-type="float">
            <text:p>4251</text:p>
          </table:table-cell>
          <table:table-cell office:value-type="float" office:value="25.58" calcext:value-type="float">
            <text:p>25.58</text:p>
          </table:table-cell>
          <table:table-cell office:value-type="float" office:value="1343" calcext:value-type="float">
            <text:p>1343</text:p>
          </table:table-cell>
          <table:table-cell office:value-type="float" office:value="1361" calcext:value-type="float">
            <text:p>1361</text:p>
          </table:table-cell>
          <table:table-cell office:value-type="float" office:value="1026.7" calcext:value-type="float">
            <text:p>1026.7</text:p>
          </table:table-cell>
          <table:table-cell office:value-type="float" office:value="1043.6" calcext:value-type="float">
            <text:p>1043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8]/[.G178]" office:value-type="float" office:value="0.98677443056576" calcext:value-type="float">
            <text:p>0.987</text:p>
          </table:table-cell>
          <table:table-cell office:value-type="float" office:value="0.984" calcext:value-type="float">
            <text:p>0.984</text:p>
          </table:table-cell>
          <table:table-cell table:style-name="ce7" table:formula="of:=[.M178]/[.L178]" office:value-type="float" office:value="0.997188384214445" calcext:value-type="float">
            <text:p>0.997</text:p>
          </table:table-cell>
          <table:table-cell office:value-type="float" office:value="23.6" calcext:value-type="float">
            <text:p>23.6</text:p>
          </table:table-cell>
          <table:table-cell office:value-type="float" office:value="23.3" calcext:value-type="float">
            <text:p>23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W70_ufficiale22_Cleaned.gpx</text:p>
          </table:table-cell>
          <table:table-cell table:formula="of:=IF(ISNUMBER(SEARCH(&quot;Fixed&quot;; [.A179])); &quot;yes&quot;; IF(ISNUMBER(SEARCH(&quot;Cleaned&quot;; [.A17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882" calcext:value-type="float">
            <text:p>6882</text:p>
          </table:table-cell>
          <table:table-cell office:value-type="float" office:value="70.17" calcext:value-type="float">
            <text:p>70.17</text:p>
          </table:table-cell>
          <table:table-cell office:value-type="float" office:value="5706" calcext:value-type="float">
            <text:p>5706</text:p>
          </table:table-cell>
          <table:table-cell office:value-type="float" office:value="5809" calcext:value-type="float">
            <text:p>5809</text:p>
          </table:table-cell>
          <table:table-cell office:value-type="float" office:value="4922.8" calcext:value-type="float">
            <text:p>4922.8</text:p>
          </table:table-cell>
          <table:table-cell office:value-type="float" office:value="5024.4" calcext:value-type="float">
            <text:p>5024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9]/[.G179]" office:value-type="float" office:value="0.982268893096919" calcext:value-type="float">
            <text:p>0.982</text:p>
          </table:table-cell>
          <table:table-cell office:value-type="float" office:value="0.98" calcext:value-type="float">
            <text:p>0.98</text:p>
          </table:table-cell>
          <table:table-cell table:style-name="ce7" table:formula="of:=[.M179]/[.L179]" office:value-type="float" office:value="0.997690150718542" calcext:value-type="float">
            <text:p>0.998</text:p>
          </table:table-cell>
          <table:table-cell office:value-type="float" office:value="13.7" calcext:value-type="float">
            <text:p>13.7</text:p>
          </table:table-cell>
          <table:table-cell office:value-type="float" office:value="13.5" calcext:value-type="float">
            <text:p>13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GT_2025_16337d7757_Cleaned.gpx</text:p>
          </table:table-cell>
          <table:table-cell table:formula="of:=IF(ISNUMBER(SEARCH(&quot;Fixed&quot;; [.A180])); &quot;yes&quot;; IF(ISNUMBER(SEARCH(&quot;Cleaned&quot;; [.A18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582" calcext:value-type="float">
            <text:p>1582</text:p>
          </table:table-cell>
          <table:table-cell office:value-type="float" office:value="17.65" calcext:value-type="float">
            <text:p>17.65</text:p>
          </table:table-cell>
          <table:table-cell office:value-type="float" office:value="697" calcext:value-type="float">
            <text:p>697</text:p>
          </table:table-cell>
          <table:table-cell office:value-type="float" office:value="710.6" calcext:value-type="float">
            <text:p>710.6</text:p>
          </table:table-cell>
          <table:table-cell office:value-type="float" office:value="657" calcext:value-type="float">
            <text:p>657</text:p>
          </table:table-cell>
          <table:table-cell office:value-type="float" office:value="670.3" calcext:value-type="float">
            <text:p>67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0]/[.G180]" office:value-type="float" office:value="0.980861244019139" calcext:value-type="float">
            <text:p>0.981</text:p>
          </table:table-cell>
          <table:table-cell office:value-type="float" office:value="0.98" calcext:value-type="float">
            <text:p>0.98</text:p>
          </table:table-cell>
          <table:table-cell table:style-name="ce7" table:formula="of:=[.M180]/[.L180]" office:value-type="float" office:value="0.999121951219512" calcext:value-type="float">
            <text:p>0.999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X-Traverse_Cleaned.gpx</text:p>
          </table:table-cell>
          <table:table-cell table:formula="of:=IF(ISNUMBER(SEARCH(&quot;Fixed&quot;; [.A181])); &quot;yes&quot;; IF(ISNUMBER(SEARCH(&quot;Cleaned&quot;; [.A18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342" calcext:value-type="float">
            <text:p>7342</text:p>
          </table:table-cell>
          <table:table-cell office:value-type="float" office:value="75.38" calcext:value-type="float">
            <text:p>75.38</text:p>
          </table:table-cell>
          <table:table-cell office:value-type="float" office:value="5572.2" calcext:value-type="float">
            <text:p>5572.2</text:p>
          </table:table-cell>
          <table:table-cell office:value-type="float" office:value="5685.3" calcext:value-type="float">
            <text:p>5685.3</text:p>
          </table:table-cell>
          <table:table-cell office:value-type="float" office:value="5215.4" calcext:value-type="float">
            <text:p>5215.4</text:p>
          </table:table-cell>
          <table:table-cell office:value-type="float" office:value="5327.5" calcext:value-type="float">
            <text:p>5327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1]/[.G181]" office:value-type="float" office:value="0.980106590681231" calcext:value-type="float">
            <text:p>0.980</text:p>
          </table:table-cell>
          <table:table-cell office:value-type="float" office:value="0.979" calcext:value-type="float">
            <text:p>0.979</text:p>
          </table:table-cell>
          <table:table-cell table:style-name="ce7" table:formula="of:=[.M181]/[.L181]" office:value-type="float" office:value="0.998870948637881" calcext:value-type="float">
            <text:p>0.999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01_Oslo-Bergen_Cleaned.gpx</text:p>
          </table:table-cell>
          <table:table-cell table:formula="of:=IF(ISNUMBER(SEARCH(&quot;Fixed&quot;; [.A182])); &quot;yes&quot;; IF(ISNUMBER(SEARCH(&quot;Cleaned&quot;; [.A18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0473" calcext:value-type="float">
            <text:p>20473</text:p>
          </table:table-cell>
          <table:table-cell office:value-type="float" office:value="500.05" calcext:value-type="float">
            <text:p>500.05</text:p>
          </table:table-cell>
          <table:table-cell office:value-type="float" office:value="19497.6" calcext:value-type="float">
            <text:p>19497.6</text:p>
          </table:table-cell>
          <table:table-cell office:value-type="float" office:value="19929.6" calcext:value-type="float">
            <text:p>19929.6</text:p>
          </table:table-cell>
          <table:table-cell office:value-type="float" office:value="17466.8" calcext:value-type="float">
            <text:p>17466.8</text:p>
          </table:table-cell>
          <table:table-cell office:value-type="float" office:value="17897.7" calcext:value-type="float">
            <text:p>17897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2]/[.G182]" office:value-type="float" office:value="0.978323699421965" calcext:value-type="float">
            <text:p>0.978</text:p>
          </table:table-cell>
          <table:table-cell office:value-type="float" office:value="0.976" calcext:value-type="float">
            <text:p>0.976</text:p>
          </table:table-cell>
          <table:table-cell table:style-name="ce7" table:formula="of:=[.M182]/[.L182]" office:value-type="float" office:value="0.997624815361891" calcext:value-type="float">
            <text:p>0.998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tEsjaUltra2021_Cleaned.gpx</text:p>
          </table:table-cell>
          <table:table-cell table:formula="of:=IF(ISNUMBER(SEARCH(&quot;Fixed&quot;; [.A183])); &quot;yes&quot;; IF(ISNUMBER(SEARCH(&quot;Cleaned&quot;; [.A18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696" calcext:value-type="float">
            <text:p>7696</text:p>
          </table:table-cell>
          <table:table-cell office:value-type="float" office:value="43.18" calcext:value-type="float">
            <text:p>43.18</text:p>
          </table:table-cell>
          <table:table-cell office:value-type="float" office:value="3746.2" calcext:value-type="float">
            <text:p>3746.2</text:p>
          </table:table-cell>
          <table:table-cell office:value-type="float" office:value="3831.4" calcext:value-type="float">
            <text:p>3831.4</text:p>
          </table:table-cell>
          <table:table-cell office:value-type="float" office:value="3578.1" calcext:value-type="float">
            <text:p>3578.1</text:p>
          </table:table-cell>
          <table:table-cell office:value-type="float" office:value="3663" calcext:value-type="float">
            <text:p>36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3]/[.G183]" office:value-type="float" office:value="0.977762697708409" calcext:value-type="float">
            <text:p>0.978</text:p>
          </table:table-cell>
          <table:table-cell office:value-type="float" office:value="0.977" calcext:value-type="float">
            <text:p>0.977</text:p>
          </table:table-cell>
          <table:table-cell table:style-name="ce7" table:formula="of:=[.M183]/[.L183]" office:value-type="float" office:value="0.999219956222305" calcext:value-type="float">
            <text:p>0.999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W30_ufficiale22_Cleaned.gpx</text:p>
          </table:table-cell>
          <table:table-cell table:formula="of:=IF(ISNUMBER(SEARCH(&quot;Fixed&quot;; [.A184])); &quot;yes&quot;; IF(ISNUMBER(SEARCH(&quot;Cleaned&quot;; [.A18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139" calcext:value-type="float">
            <text:p>3139</text:p>
          </table:table-cell>
          <table:table-cell office:value-type="float" office:value="30.16" calcext:value-type="float">
            <text:p>30.16</text:p>
          </table:table-cell>
          <table:table-cell office:value-type="float" office:value="2772" calcext:value-type="float">
            <text:p>2772</text:p>
          </table:table-cell>
          <table:table-cell office:value-type="float" office:value="2877" calcext:value-type="float">
            <text:p>2877</text:p>
          </table:table-cell>
          <table:table-cell office:value-type="float" office:value="2498.5" calcext:value-type="float">
            <text:p>2498.5</text:p>
          </table:table-cell>
          <table:table-cell office:value-type="float" office:value="2603" calcext:value-type="float">
            <text:p>26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4]/[.G184]" office:value-type="float" office:value="0.963503649635037" calcext:value-type="float">
            <text:p>0.964</text:p>
          </table:table-cell>
          <table:table-cell office:value-type="float" office:value="0.96" calcext:value-type="float">
            <text:p>0.96</text:p>
          </table:table-cell>
          <table:table-cell table:style-name="ce7" table:formula="of:=[.M184]/[.L184]" office:value-type="float" office:value="0.996363636363636" calcext:value-type="float">
            <text:p>0.996</text:p>
          </table:table-cell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ISTRIA_100_Cleaned.gpx</text:p>
          </table:table-cell>
          <table:table-cell table:formula="of:=IF(ISNUMBER(SEARCH(&quot;Fixed&quot;; [.A185])); &quot;yes&quot;; IF(ISNUMBER(SEARCH(&quot;Cleaned&quot;; [.A18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290" calcext:value-type="float">
            <text:p>7290</text:p>
          </table:table-cell>
          <table:table-cell office:value-type="float" office:value="166.83" calcext:value-type="float">
            <text:p>166.83</text:p>
          </table:table-cell>
          <table:table-cell office:value-type="float" office:value="7443.3" calcext:value-type="float">
            <text:p>7443.3</text:p>
          </table:table-cell>
          <table:table-cell office:value-type="float" office:value="7735.7" calcext:value-type="float">
            <text:p>7735.7</text:p>
          </table:table-cell>
          <table:table-cell office:value-type="float" office:value="6747.6" calcext:value-type="float">
            <text:p>6747.6</text:p>
          </table:table-cell>
          <table:table-cell office:value-type="float" office:value="7039.5" calcext:value-type="float">
            <text:p>7039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5]/[.G185]" office:value-type="float" office:value="0.962201222901612" calcext:value-type="float">
            <text:p>0.962</text:p>
          </table:table-cell>
          <table:table-cell office:value-type="float" office:value="0.959" calcext:value-type="float">
            <text:p>0.959</text:p>
          </table:table-cell>
          <table:table-cell table:style-name="ce7" table:formula="of:=[.M185]/[.L185]" office:value-type="float" office:value="0.996673021374928" calcext:value-type="float">
            <text:p>0.997</text:p>
          </table:table-cell>
          <table:table-cell office:value-type="float" office:value="9.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Valencia2022_Cleaned.gpx</text:p>
          </table:table-cell>
          <table:table-cell table:formula="of:=IF(ISNUMBER(SEARCH(&quot;Fixed&quot;; [.A186])); &quot;yes&quot;; IF(ISNUMBER(SEARCH(&quot;Cleaned&quot;; [.A18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12" calcext:value-type="float">
            <text:p>312</text:p>
          </table:table-cell>
          <table:table-cell office:value-type="float" office:value="42.27" calcext:value-type="float">
            <text:p>42.27</text:p>
          </table:table-cell>
          <table:table-cell office:value-type="float" office:value="121.9" calcext:value-type="float">
            <text:p>121.9</text:p>
          </table:table-cell>
          <table:table-cell office:value-type="float" office:value="127.8" calcext:value-type="float">
            <text:p>127.8</text:p>
          </table:table-cell>
          <table:table-cell office:value-type="float" office:value="72.4" calcext:value-type="float">
            <text:p>72.4</text:p>
          </table:table-cell>
          <table:table-cell office:value-type="float" office:value="77.3" calcext:value-type="float">
            <text:p>77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6]/[.G186]" office:value-type="float" office:value="0.953834115805947" calcext:value-type="float">
            <text:p>0.954</text:p>
          </table:table-cell>
          <table:table-cell office:value-type="float" office:value="0.936" calcext:value-type="float">
            <text:p>0.936</text:p>
          </table:table-cell>
          <table:table-cell table:style-name="ce7" table:formula="of:=[.M186]/[.L186]" office:value-type="float" office:value="0.981302707136998" calcext:value-type="float">
            <text:p>0.981</text:p>
          </table:table-cell>
          <table:table-cell office:value-type="float" office:value="40.6" calcext:value-type="float">
            <text:p>40.6</text:p>
          </table:table-cell>
          <table:table-cell office:value-type="float" office:value="39.5" calcext:value-type="float">
            <text:p>39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LUT_20k_variante_2024_de2a531f04_Cleaned.gpx</text:p>
          </table:table-cell>
          <table:table-cell table:formula="of:=IF(ISNUMBER(SEARCH(&quot;Fixed&quot;; [.A187])); &quot;yes&quot;; IF(ISNUMBER(SEARCH(&quot;Cleaned&quot;; [.A18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703" calcext:value-type="float">
            <text:p>2703</text:p>
          </table:table-cell>
          <table:table-cell office:value-type="float" office:value="19.51" calcext:value-type="float">
            <text:p>19.51</text:p>
          </table:table-cell>
          <table:table-cell office:value-type="float" office:value="1080.4" calcext:value-type="float">
            <text:p>1080.4</text:p>
          </table:table-cell>
          <table:table-cell office:value-type="float" office:value="1133" calcext:value-type="float">
            <text:p>1133</text:p>
          </table:table-cell>
          <table:table-cell office:value-type="float" office:value="1056.3" calcext:value-type="float">
            <text:p>1056.3</text:p>
          </table:table-cell>
          <table:table-cell office:value-type="float" office:value="1108.8" calcext:value-type="float">
            <text:p>1108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7]/[.G187]" office:value-type="float" office:value="0.953574580759047" calcext:value-type="float">
            <text:p>0.954</text:p>
          </table:table-cell>
          <table:table-cell office:value-type="float" office:value="0.953" calcext:value-type="float">
            <text:p>0.953</text:p>
          </table:table-cell>
          <table:table-cell table:style-name="ce7" table:formula="of:=[.M187]/[.L187]" office:value-type="float" office:value="0.999397445390596" calcext:value-type="float">
            <text:p>0.999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CELLENT (0.95-1.05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UT_LITE_2025_Cleaned.gpx</text:p>
          </table:table-cell>
          <table:table-cell table:formula="of:=IF(ISNUMBER(SEARCH(&quot;Fixed&quot;; [.A188])); &quot;yes&quot;; IF(ISNUMBER(SEARCH(&quot;Cleaned&quot;; [.A18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83" calcext:value-type="float">
            <text:p>583</text:p>
          </table:table-cell>
          <table:table-cell office:value-type="float" office:value="11.82" calcext:value-type="float">
            <text:p>11.82</text:p>
          </table:table-cell>
          <table:table-cell office:value-type="float" office:value="338" calcext:value-type="float">
            <text:p>338</text:p>
          </table:table-cell>
          <table:table-cell office:value-type="float" office:value="357" calcext:value-type="float">
            <text:p>357</text:p>
          </table:table-cell>
          <table:table-cell office:value-type="float" office:value="298.7" calcext:value-type="float">
            <text:p>298.7</text:p>
          </table:table-cell>
          <table:table-cell office:value-type="float" office:value="317.2" calcext:value-type="float">
            <text:p>317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8]/[.G188]" office:value-type="float" office:value="0.946778711484594" calcext:value-type="float">
            <text:p>0.947</text:p>
          </table:table-cell>
          <table:table-cell office:value-type="float" office:value="0.942" calcext:value-type="float">
            <text:p>0.942</text:p>
          </table:table-cell>
          <table:table-cell table:style-name="ce7" table:formula="of:=[.M188]/[.L188]" office:value-type="float" office:value="0.994952662721893" calcext:value-type="float">
            <text:p>0.995</text:p>
          </table:table-cell>
          <table:table-cell office:value-type="float" office:value="11.6" calcext:value-type="float">
            <text:p>11.6</text:p>
          </table:table-cell>
          <table:table-cell office:value-type="float" office:value="11.2" calcext:value-type="float">
            <text:p>11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marathon_2985511d33_Cleaned.gpx</text:p>
          </table:table-cell>
          <table:table-cell table:formula="of:=IF(ISNUMBER(SEARCH(&quot;Fixed&quot;; [.A189])); &quot;yes&quot;; IF(ISNUMBER(SEARCH(&quot;Cleaned&quot;; [.A18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407" calcext:value-type="float">
            <text:p>6407</text:p>
          </table:table-cell>
          <table:table-cell office:value-type="float" office:value="43.85" calcext:value-type="float">
            <text:p>43.85</text:p>
          </table:table-cell>
          <table:table-cell office:value-type="float" office:value="3275.1" calcext:value-type="float">
            <text:p>3275.1</text:p>
          </table:table-cell>
          <table:table-cell office:value-type="float" office:value="3478.3" calcext:value-type="float">
            <text:p>3478.3</text:p>
          </table:table-cell>
          <table:table-cell office:value-type="float" office:value="3102.5" calcext:value-type="float">
            <text:p>3102.5</text:p>
          </table:table-cell>
          <table:table-cell office:value-type="float" office:value="3305.8" calcext:value-type="float">
            <text:p>3305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9]/[.G189]" office:value-type="float" office:value="0.941580657217606" calcext:value-type="float">
            <text:p>0.942</text:p>
          </table:table-cell>
          <table:table-cell office:value-type="float" office:value="0.939" calcext:value-type="float">
            <text:p>0.939</text:p>
          </table:table-cell>
          <table:table-cell table:style-name="ce7" table:formula="of:=[.M189]/[.L189]" office:value-type="float" office:value="0.997259228725841" calcext:value-type="float">
            <text:p>0.997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X-Marathon_Cleaned.gpx</text:p>
          </table:table-cell>
          <table:table-cell table:formula="of:=IF(ISNUMBER(SEARCH(&quot;Fixed&quot;; [.A190])); &quot;yes&quot;; IF(ISNUMBER(SEARCH(&quot;Cleaned&quot;; [.A19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407" calcext:value-type="float">
            <text:p>6407</text:p>
          </table:table-cell>
          <table:table-cell office:value-type="float" office:value="43.85" calcext:value-type="float">
            <text:p>43.85</text:p>
          </table:table-cell>
          <table:table-cell office:value-type="float" office:value="3275.1" calcext:value-type="float">
            <text:p>3275.1</text:p>
          </table:table-cell>
          <table:table-cell office:value-type="float" office:value="3478.3" calcext:value-type="float">
            <text:p>3478.3</text:p>
          </table:table-cell>
          <table:table-cell office:value-type="float" office:value="3102.5" calcext:value-type="float">
            <text:p>3102.5</text:p>
          </table:table-cell>
          <table:table-cell office:value-type="float" office:value="3305.8" calcext:value-type="float">
            <text:p>3305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0]/[.G190]" office:value-type="float" office:value="0.941580657217606" calcext:value-type="float">
            <text:p>0.942</text:p>
          </table:table-cell>
          <table:table-cell office:value-type="float" office:value="0.939" calcext:value-type="float">
            <text:p>0.939</text:p>
          </table:table-cell>
          <table:table-cell table:style-name="ce7" table:formula="of:=[.M190]/[.L190]" office:value-type="float" office:value="0.997259228725841" calcext:value-type="float">
            <text:p>0.997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DA_2024_b0233ba7ee_Cleaned.gpx</text:p>
          </table:table-cell>
          <table:table-cell table:formula="of:=IF(ISNUMBER(SEARCH(&quot;Fixed&quot;; [.A191])); &quot;yes&quot;; IF(ISNUMBER(SEARCH(&quot;Cleaned&quot;; [.A19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2039" calcext:value-type="float">
            <text:p>12039</text:p>
          </table:table-cell>
          <table:table-cell office:value-type="float" office:value="53.79" calcext:value-type="float">
            <text:p>53.79</text:p>
          </table:table-cell>
          <table:table-cell office:value-type="float" office:value="3728.5" calcext:value-type="float">
            <text:p>3728.5</text:p>
          </table:table-cell>
          <table:table-cell office:value-type="float" office:value="4016.4" calcext:value-type="float">
            <text:p>4016.4</text:p>
          </table:table-cell>
          <table:table-cell office:value-type="float" office:value="3243.9" calcext:value-type="float">
            <text:p>3243.9</text:p>
          </table:table-cell>
          <table:table-cell office:value-type="float" office:value="3530.2" calcext:value-type="float">
            <text:p>3530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1]/[.G191]" office:value-type="float" office:value="0.928318892540584" calcext:value-type="float">
            <text:p>0.928</text:p>
          </table:table-cell>
          <table:table-cell office:value-type="float" office:value="0.919" calcext:value-type="float">
            <text:p>0.919</text:p>
          </table:table-cell>
          <table:table-cell table:style-name="ce7" table:formula="of:=[.M191]/[.L191]" office:value-type="float" office:value="0.989961539493094" calcext:value-type="float">
            <text:p>0.990</text:p>
          </table:table-cell>
          <table:table-cell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v8_2024_UTK_by_UTMB_100km_RACE_ALIGNMENT_WEB_7df486a34b_Cleaned.gpx</text:p>
          </table:table-cell>
          <table:table-cell table:formula="of:=IF(ISNUMBER(SEARCH(&quot;Fixed&quot;; [.A192])); &quot;yes&quot;; IF(ISNUMBER(SEARCH(&quot;Cleaned&quot;; [.A19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7648" calcext:value-type="float">
            <text:p>7648</text:p>
          </table:table-cell>
          <table:table-cell office:value-type="float" office:value="106.47" calcext:value-type="float">
            <text:p>106.47</text:p>
          </table:table-cell>
          <table:table-cell office:value-type="float" office:value="4576" calcext:value-type="float">
            <text:p>4576</text:p>
          </table:table-cell>
          <table:table-cell office:value-type="float" office:value="4930.7" calcext:value-type="float">
            <text:p>4930.7</text:p>
          </table:table-cell>
          <table:table-cell office:value-type="float" office:value="3607.2" calcext:value-type="float">
            <text:p>3607.2</text:p>
          </table:table-cell>
          <table:table-cell office:value-type="float" office:value="3960.4" calcext:value-type="float">
            <text:p>396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2]/[.G192]" office:value-type="float" office:value="0.928062952521954" calcext:value-type="float">
            <text:p>0.928</text:p>
          </table:table-cell>
          <table:table-cell office:value-type="float" office:value="0.911" calcext:value-type="float">
            <text:p>0.911</text:p>
          </table:table-cell>
          <table:table-cell table:style-name="ce7" table:formula="of:=[.M192]/[.L192]" office:value-type="float" office:value="0.98161444493007" calcext:value-type="float">
            <text:p>0.982</text:p>
          </table:table-cell>
          <table:table-cell office:value-type="float" office:value="21.2" calcext:value-type="float">
            <text:p>21.2</text:p>
          </table:table-cell>
          <table:table-cell office:value-type="float" office:value="19.7" calcext:value-type="float">
            <text:p>19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_GOOD (0.9-1.1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W15_ufficiale22_Cleaned.gpx</text:p>
          </table:table-cell>
          <table:table-cell table:formula="of:=IF(ISNUMBER(SEARCH(&quot;Fixed&quot;; [.A193])); &quot;yes&quot;; IF(ISNUMBER(SEARCH(&quot;Cleaned&quot;; [.A19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474" calcext:value-type="float">
            <text:p>1474</text:p>
          </table:table-cell>
          <table:table-cell office:value-type="float" office:value="14.79" calcext:value-type="float">
            <text:p>14.79</text:p>
          </table:table-cell>
          <table:table-cell office:value-type="float" office:value="1053" calcext:value-type="float">
            <text:p>1053</text:p>
          </table:table-cell>
          <table:table-cell office:value-type="float" office:value="1157" calcext:value-type="float">
            <text:p>1157</text:p>
          </table:table-cell>
          <table:table-cell office:value-type="float" office:value="732.3" calcext:value-type="float">
            <text:p>732.3</text:p>
          </table:table-cell>
          <table:table-cell office:value-type="float" office:value="834.9" calcext:value-type="float">
            <text:p>834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3]/[.G193]" office:value-type="float" office:value="0.910112359550562" calcext:value-type="float">
            <text:p>0.910</text:p>
          </table:table-cell>
          <table:table-cell office:value-type="float" office:value="0.877" calcext:value-type="float">
            <text:p>0.877</text:p>
          </table:table-cell>
          <table:table-cell table:style-name="ce7" table:formula="of:=[.M193]/[.L193]" office:value-type="float" office:value="0.963617283950617" calcext:value-type="float">
            <text:p>0.964</text:p>
          </table:table-cell>
          <table:table-cell office:value-type="float" office:value="30.5" calcext:value-type="float">
            <text:p>30.5</text:p>
          </table:table-cell>
          <table:table-cell office:value-type="float" office:value="27.8" calcext:value-type="float">
            <text:p>27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OD (0.8-1.2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ozart100_LIGHT_Cleaned.gpx</text:p>
          </table:table-cell>
          <table:table-cell table:formula="of:=IF(ISNUMBER(SEARCH(&quot;Fixed&quot;; [.A194])); &quot;yes&quot;; IF(ISNUMBER(SEARCH(&quot;Cleaned&quot;; [.A19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485" calcext:value-type="float">
            <text:p>1485</text:p>
          </table:table-cell>
          <table:table-cell office:value-type="float" office:value="36.61" calcext:value-type="float">
            <text:p>36.61</text:p>
          </table:table-cell>
          <table:table-cell office:value-type="float" office:value="2293.8" calcext:value-type="float">
            <text:p>2293.8</text:p>
          </table:table-cell>
          <table:table-cell office:value-type="float" office:value="2531.3" calcext:value-type="float">
            <text:p>2531.3</text:p>
          </table:table-cell>
          <table:table-cell office:value-type="float" office:value="1948.7" calcext:value-type="float">
            <text:p>1948.7</text:p>
          </table:table-cell>
          <table:table-cell office:value-type="float" office:value="2183" calcext:value-type="float">
            <text:p>21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4]/[.G194]" office:value-type="float" office:value="0.906174692845573" calcext:value-type="float">
            <text:p>0.906</text:p>
          </table:table-cell>
          <table:table-cell office:value-type="float" office:value="0.893" calcext:value-type="float">
            <text:p>0.893</text:p>
          </table:table-cell>
          <table:table-cell table:style-name="ce7" table:formula="of:=[.M194]/[.L194]" office:value-type="float" office:value="0.985461199755864" calcext:value-type="float">
            <text:p>0.985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OD (0.8-1.2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arawera_Ultra_Trail_21km_Cleaned.gpx</text:p>
          </table:table-cell>
          <table:table-cell table:formula="of:=IF(ISNUMBER(SEARCH(&quot;Fixed&quot;; [.A195])); &quot;yes&quot;; IF(ISNUMBER(SEARCH(&quot;Cleaned&quot;; [.A19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970" calcext:value-type="float">
            <text:p>2970</text:p>
          </table:table-cell>
          <table:table-cell office:value-type="float" office:value="22.59" calcext:value-type="float">
            <text:p>22.59</text:p>
          </table:table-cell>
          <table:table-cell office:value-type="float" office:value="1025.3" calcext:value-type="float">
            <text:p>1025.3</text:p>
          </table:table-cell>
          <table:table-cell office:value-type="float" office:value="1168.1" calcext:value-type="float">
            <text:p>1168.1</text:p>
          </table:table-cell>
          <table:table-cell office:value-type="float" office:value="686.6" calcext:value-type="float">
            <text:p>686.6</text:p>
          </table:table-cell>
          <table:table-cell office:value-type="float" office:value="831.1" calcext:value-type="float">
            <text:p>831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5]/[.G195]" office:value-type="float" office:value="0.877750192620495" calcext:value-type="float">
            <text:p>0.878</text:p>
          </table:table-cell>
          <table:table-cell office:value-type="float" office:value="0.826" calcext:value-type="float">
            <text:p>0.826</text:p>
          </table:table-cell>
          <table:table-cell table:style-name="ce7" table:formula="of:=[.M195]/[.L195]" office:value-type="float" office:value="0.941042231541988" calcext:value-type="float">
            <text:p>0.941</text:p>
          </table:table-cell>
          <table:table-cell office:value-type="float" office:value="33" calcext:value-type="float">
            <text:p>33</text:p>
          </table:table-cell>
          <table:table-cell office:value-type="float" office:value="28.9" calcext:value-type="float">
            <text:p>28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OD (0.8-1.2)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kagaspa20_20250109_7667eb0ce1_Fixed.gpx</text:p>
          </table:table-cell>
          <table:table-cell table:style-name="ce5" table:formula="of:=IF(ISNUMBER(SEARCH(&quot;Fixed&quot;; [.A196])); &quot;yes&quot;; IF(ISNUMBER(SEARCH(&quot;Cleaned&quot;; [.A196])); &quot;no&quot;; &quot;&quot;))" office:value-type="string" office:string-value="yes" calcext:value-type="string">
            <text:p>yes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float" office:value="879" calcext:value-type="float">
            <text:p>879</text:p>
          </table:table-cell>
          <table:table-cell table:style-name="ce5" office:value-type="float" office:value="20.01" calcext:value-type="float">
            <text:p>20.01</text:p>
          </table:table-cell>
          <table:table-cell table:style-name="ce5" office:value-type="float" office:value="1821" calcext:value-type="float">
            <text:p>1821</text:p>
          </table:table-cell>
          <table:table-cell table:style-name="ce5" office:value-type="float" office:value="2092" calcext:value-type="float">
            <text:p>2092</text:p>
          </table:table-cell>
          <table:table-cell table:style-name="ce5" office:value-type="float" office:value="1313.8" calcext:value-type="float">
            <text:p>1313.8</text:p>
          </table:table-cell>
          <table:table-cell table:style-name="ce5" office:value-type="float" office:value="1582.9" calcext:value-type="float">
            <text:p>1582.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[.F196]/[.G196]" office:value-type="float" office:value="0.870458891013384" calcext:value-type="float">
            <text:p>0.870</text:p>
          </table:table-cell>
          <table:table-cell table:style-name="ce5" office:value-type="float" office:value="0.83" calcext:value-type="float">
            <text:p>0.83</text:p>
          </table:table-cell>
          <table:table-cell table:style-name="ce7" table:formula="of:=[.M196]/[.L196]" office:value-type="float" office:value="0.953520043931906" calcext:value-type="float">
            <text:p>0.954</text:p>
          </table:table-cell>
          <table:table-cell table:style-name="ce5" office:value-type="float" office:value="27.9" calcext:value-type="float">
            <text:p>27.9</text:p>
          </table:table-cell>
          <table:table-cell table:style-name="ce5" office:value-type="float" office:value="24.3" calcext:value-type="float">
            <text:p>24.3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SymmetricFixed</text:p>
          </table:table-cell>
          <table:table-cell table:style-name="ce5" office:value-type="string" calcext:value-type="string">
            <text:p>Symmetric (Fixed)</text:p>
          </table:table-cell>
          <table:table-cell table:style-name="ce5" office:value-type="string" calcext:value-type="string">
            <text:p>NO_OFFICIAL_DATA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GOOD (0.8-1.2)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calcext:value-type="string">
            <text:p>v8_2024_UTK_by_UTMB_50km_RACE_ALIGNMENT_WEB_38e245c8e7_Cleaned.gpx</text:p>
          </table:table-cell>
          <table:table-cell table:formula="of:=IF(ISNUMBER(SEARCH(&quot;Fixed&quot;; [.A197])); &quot;yes&quot;; IF(ISNUMBER(SEARCH(&quot;Cleaned&quot;; [.A197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5413" calcext:value-type="float">
            <text:p>5413</text:p>
          </table:table-cell>
          <table:table-cell office:value-type="float" office:value="50" calcext:value-type="float">
            <text:p>50</text:p>
          </table:table-cell>
          <table:table-cell office:value-type="float" office:value="2256.9" calcext:value-type="float">
            <text:p>2256.9</text:p>
          </table:table-cell>
          <table:table-cell office:value-type="float" office:value="2612.6" calcext:value-type="float">
            <text:p>2612.6</text:p>
          </table:table-cell>
          <table:table-cell office:value-type="float" office:value="1674.6" calcext:value-type="float">
            <text:p>1674.6</text:p>
          </table:table-cell>
          <table:table-cell office:value-type="float" office:value="2027.6" calcext:value-type="float">
            <text:p>2027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7]/[.G197]" office:value-type="float" office:value="0.863852101354972" calcext:value-type="float">
            <text:p>0.864</text:p>
          </table:table-cell>
          <table:table-cell office:value-type="float" office:value="0.826" calcext:value-type="float">
            <text:p>0.826</text:p>
          </table:table-cell>
          <table:table-cell table:style-name="ce7" table:formula="of:=[.M197]/[.L197]" office:value-type="float" office:value="0.956182196818645" calcext:value-type="float">
            <text:p>0.956</text:p>
          </table:table-cell>
          <table:table-cell office:value-type="float" office:value="25.8" calcext:value-type="float">
            <text:p>25.8</text:p>
          </table:table-cell>
          <table:table-cell office:value-type="float" office:value="22.4" calcext:value-type="float">
            <text:p>22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OD (0.8-1.2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ISTRIA_42_Cleaned.gpx</text:p>
          </table:table-cell>
          <table:table-cell table:formula="of:=IF(ISNUMBER(SEARCH(&quot;Fixed&quot;; [.A198])); &quot;yes&quot;; IF(ISNUMBER(SEARCH(&quot;Cleaned&quot;; [.A198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1800" calcext:value-type="float">
            <text:p>1800</text:p>
          </table:table-cell>
          <table:table-cell office:value-type="float" office:value="41.9" calcext:value-type="float">
            <text:p>41.9</text:p>
          </table:table-cell>
          <table:table-cell office:value-type="float" office:value="1158.4" calcext:value-type="float">
            <text:p>1158.4</text:p>
          </table:table-cell>
          <table:table-cell office:value-type="float" office:value="1341" calcext:value-type="float">
            <text:p>1341</text:p>
          </table:table-cell>
          <table:table-cell office:value-type="float" office:value="985.9" calcext:value-type="float">
            <text:p>985.9</text:p>
          </table:table-cell>
          <table:table-cell office:value-type="float" office:value="1169.8" calcext:value-type="float">
            <text:p>1169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8]/[.G198]" office:value-type="float" office:value="0.863832960477256" calcext:value-type="float">
            <text:p>0.864</text:p>
          </table:table-cell>
          <table:table-cell office:value-type="float" office:value="0.843" calcext:value-type="float">
            <text:p>0.843</text:p>
          </table:table-cell>
          <table:table-cell table:style-name="ce7" table:formula="of:=[.M198]/[.L198]" office:value-type="float" office:value="0.975883114640884" calcext:value-type="float">
            <text:p>0.976</text:p>
          </table:table-cell>
          <table:table-cell office:value-type="float" office:value="14.9" calcext:value-type="float">
            <text:p>14.9</text:p>
          </table:table-cell>
          <table:table-cell office:value-type="float" office:value="12.8" calcext:value-type="float">
            <text:p>12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OD (0.8-1.2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_Canyons_Endurance_Runs_by_UTMB_100_mile_Course_ALT_60104edc9c_Cleaned.gpx</text:p>
          </table:table-cell>
          <table:table-cell table:formula="of:=IF(ISNUMBER(SEARCH(&quot;Fixed&quot;; [.A199])); &quot;yes&quot;; IF(ISNUMBER(SEARCH(&quot;Cleaned&quot;; [.A199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6636" calcext:value-type="float">
            <text:p>6636</text:p>
          </table:table-cell>
          <table:table-cell office:value-type="float" office:value="158.68" calcext:value-type="float">
            <text:p>158.68</text:p>
          </table:table-cell>
          <table:table-cell office:value-type="float" office:value="6146.1" calcext:value-type="float">
            <text:p>6146.1</text:p>
          </table:table-cell>
          <table:table-cell office:value-type="float" office:value="7288.5" calcext:value-type="float">
            <text:p>7288.5</text:p>
          </table:table-cell>
          <table:table-cell office:value-type="float" office:value="5345.7" calcext:value-type="float">
            <text:p>5345.7</text:p>
          </table:table-cell>
          <table:table-cell office:value-type="float" office:value="6487.6" calcext:value-type="float">
            <text:p>6487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9]/[.G199]" office:value-type="float" office:value="0.843259930026755" calcext:value-type="float">
            <text:p>0.843</text:p>
          </table:table-cell>
          <table:table-cell office:value-type="float" office:value="0.824" calcext:value-type="float">
            <text:p>0.824</text:p>
          </table:table-cell>
          <table:table-cell table:style-name="ce7" table:formula="of:=[.M199]/[.L199]" office:value-type="float" office:value="0.977160150339239" calcext:value-type="float">
            <text:p>0.97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OD (0.8-1.2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ozart100_HALF_Cleaned.gpx</text:p>
          </table:table-cell>
          <table:table-cell table:formula="of:=IF(ISNUMBER(SEARCH(&quot;Fixed&quot;; [.A200])); &quot;yes&quot;; IF(ISNUMBER(SEARCH(&quot;Cleaned&quot;; [.A200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2292" calcext:value-type="float">
            <text:p>2292</text:p>
          </table:table-cell>
          <table:table-cell office:value-type="float" office:value="22.44" calcext:value-type="float">
            <text:p>22.44</text:p>
          </table:table-cell>
          <table:table-cell office:value-type="float" office:value="1387.8" calcext:value-type="float">
            <text:p>1387.8</text:p>
          </table:table-cell>
          <table:table-cell office:value-type="float" office:value="1690.7" calcext:value-type="float">
            <text:p>1690.7</text:p>
          </table:table-cell>
          <table:table-cell office:value-type="float" office:value="1142.6" calcext:value-type="float">
            <text:p>1142.6</text:p>
          </table:table-cell>
          <table:table-cell office:value-type="float" office:value="1443.3" calcext:value-type="float">
            <text:p>1443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0]/[.G200]" office:value-type="float" office:value="0.820843437629384" calcext:value-type="float">
            <text:p>0.821</text:p>
          </table:table-cell>
          <table:table-cell office:value-type="float" office:value="0.792" calcext:value-type="float">
            <text:p>0.792</text:p>
          </table:table-cell>
          <table:table-cell table:style-name="ce7" table:formula="of:=[.M200]/[.L200]" office:value-type="float" office:value="0.96486121919585" calcext:value-type="float">
            <text:p>0.965</text:p>
          </table:table-cell>
          <table:table-cell office:value-type="float" office:value="17.7" calcext:value-type="float">
            <text:p>17.7</text:p>
          </table:table-cell>
          <table:table-cell office:value-type="float" office:value="14.6" calcext:value-type="float">
            <text:p>14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PTABLE (0.5-2.0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WSERUpdatedAug2024_Cleaned.gpx</text:p>
          </table:table-cell>
          <table:table-cell table:formula="of:=IF(ISNUMBER(SEARCH(&quot;Fixed&quot;; [.A201])); &quot;yes&quot;; IF(ISNUMBER(SEARCH(&quot;Cleaned&quot;; [.A201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067" calcext:value-type="float">
            <text:p>8067</text:p>
          </table:table-cell>
          <table:table-cell office:value-type="float" office:value="160.6" calcext:value-type="float">
            <text:p>160.6</text:p>
          </table:table-cell>
          <table:table-cell office:value-type="float" office:value="6208.3" calcext:value-type="float">
            <text:p>6208.3</text:p>
          </table:table-cell>
          <table:table-cell office:value-type="float" office:value="7713.5" calcext:value-type="float">
            <text:p>7713.5</text:p>
          </table:table-cell>
          <table:table-cell office:value-type="float" office:value="5260.9" calcext:value-type="float">
            <text:p>5260.9</text:p>
          </table:table-cell>
          <table:table-cell office:value-type="float" office:value="6766.9" calcext:value-type="float">
            <text:p>6766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1]/[.G201]" office:value-type="float" office:value="0.804861606274713" calcext:value-type="float">
            <text:p>0.805</text:p>
          </table:table-cell>
          <table:table-cell office:value-type="float" office:value="0.777" calcext:value-type="float">
            <text:p>0.777</text:p>
          </table:table-cell>
          <table:table-cell table:style-name="ce7" table:formula="of:=[.M201]/[.L201]" office:value-type="float" office:value="0.965383357762995" calcext:value-type="float">
            <text:p>0.965</text:p>
          </table:table-cell>
          <table:table-cell office:value-type="float" office:value="15.3" calcext:value-type="float">
            <text:p>15.3</text:p>
          </table:table-cell>
          <table:table-cell office:value-type="float" office:value="12.3" calcext:value-type="float">
            <text:p>12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PTABLE (0.5-2.0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v8_2024_UTK_by_UTMB_30km_RACE_ALIGNMENT_WEB_1f05f20777_Cleaned.gpx</text:p>
          </table:table-cell>
          <table:table-cell table:formula="of:=IF(ISNUMBER(SEARCH(&quot;Fixed&quot;; [.A202])); &quot;yes&quot;; IF(ISNUMBER(SEARCH(&quot;Cleaned&quot;; [.A202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054" calcext:value-type="float">
            <text:p>3054</text:p>
          </table:table-cell>
          <table:table-cell office:value-type="float" office:value="31.99" calcext:value-type="float">
            <text:p>31.99</text:p>
          </table:table-cell>
          <table:table-cell office:value-type="float" office:value="1295.5" calcext:value-type="float">
            <text:p>1295.5</text:p>
          </table:table-cell>
          <table:table-cell office:value-type="float" office:value="1650.7" calcext:value-type="float">
            <text:p>1650.7</text:p>
          </table:table-cell>
          <table:table-cell office:value-type="float" office:value="882.3" calcext:value-type="float">
            <text:p>882.3</text:p>
          </table:table-cell>
          <table:table-cell office:value-type="float" office:value="1236.5" calcext:value-type="float">
            <text:p>1236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2]/[.G202]" office:value-type="float" office:value="0.784818561822257" calcext:value-type="float">
            <text:p>0.785</text:p>
          </table:table-cell>
          <table:table-cell office:value-type="float" office:value="0.713" calcext:value-type="float">
            <text:p>0.713</text:p>
          </table:table-cell>
          <table:table-cell table:style-name="ce7" table:formula="of:=[.M202]/[.L202]" office:value-type="float" office:value="0.908490235430336" calcext:value-type="float">
            <text:p>0.908</text:p>
          </table:table-cell>
          <table:table-cell office:value-type="float" office:value="31.9" calcext:value-type="float">
            <text:p>31.9</text:p>
          </table:table-cell>
          <table:table-cell office:value-type="float" office:value="25.1" calcext:value-type="float">
            <text:p>2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PTABLE (0.5-2.0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5_Canyons_Endurance_Runs_by_UTMB_100k_Course_Alternate_013bd61cda_Cleaned.gpx</text:p>
          </table:table-cell>
          <table:table-cell table:formula="of:=IF(ISNUMBER(SEARCH(&quot;Fixed&quot;; [.A203])); &quot;yes&quot;; IF(ISNUMBER(SEARCH(&quot;Cleaned&quot;; [.A203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4205" calcext:value-type="float">
            <text:p>4205</text:p>
          </table:table-cell>
          <table:table-cell office:value-type="float" office:value="98.43" calcext:value-type="float">
            <text:p>98.43</text:p>
          </table:table-cell>
          <table:table-cell office:value-type="float" office:value="4151.2" calcext:value-type="float">
            <text:p>4151.2</text:p>
          </table:table-cell>
          <table:table-cell office:value-type="float" office:value="5293.6" calcext:value-type="float">
            <text:p>5293.6</text:p>
          </table:table-cell>
          <table:table-cell office:value-type="float" office:value="3668.6" calcext:value-type="float">
            <text:p>3668.6</text:p>
          </table:table-cell>
          <table:table-cell office:value-type="float" office:value="4811.4" calcext:value-type="float">
            <text:p>4811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3]/[.G203]" office:value-type="float" office:value="0.784192232129364" calcext:value-type="float">
            <text:p>0.784</text:p>
          </table:table-cell>
          <table:table-cell office:value-type="float" office:value="0.762" calcext:value-type="float">
            <text:p>0.762</text:p>
          </table:table-cell>
          <table:table-cell table:style-name="ce7" table:formula="of:=[.M203]/[.L203]" office:value-type="float" office:value="0.971700520331471" calcext:value-type="float">
            <text:p>0.972</text:p>
          </table:table-cell>
          <table:table-cell office:value-type="float" office:value="11.6" calcext:value-type="float">
            <text:p>11.6</text:p>
          </table:table-cell>
          <table:table-cell office:value-type="float" office:value="9.1" calcext:value-type="float">
            <text:p>9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PTABLE (0.5-2.0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RACK_Traveserina_OFICIAL_Cleaned.gpx</text:p>
          </table:table-cell>
          <table:table-cell table:formula="of:=IF(ISNUMBER(SEARCH(&quot;Fixed&quot;; [.A204])); &quot;yes&quot;; IF(ISNUMBER(SEARCH(&quot;Cleaned&quot;; [.A204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153" calcext:value-type="float">
            <text:p>3153</text:p>
          </table:table-cell>
          <table:table-cell office:value-type="float" office:value="44.61" calcext:value-type="float">
            <text:p>44.61</text:p>
          </table:table-cell>
          <table:table-cell office:value-type="float" office:value="3089.1" calcext:value-type="float">
            <text:p>3089.1</text:p>
          </table:table-cell>
          <table:table-cell office:value-type="float" office:value="3976.7" calcext:value-type="float">
            <text:p>3976.7</text:p>
          </table:table-cell>
          <table:table-cell office:value-type="float" office:value="2868.8" calcext:value-type="float">
            <text:p>2868.8</text:p>
          </table:table-cell>
          <table:table-cell office:value-type="float" office:value="3753.3" calcext:value-type="float">
            <text:p>3753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4]/[.G204]" office:value-type="float" office:value="0.776799859179722" calcext:value-type="float">
            <text:p>0.777</text:p>
          </table:table-cell>
          <table:table-cell office:value-type="float" office:value="0.764" calcext:value-type="float">
            <text:p>0.764</text:p>
          </table:table-cell>
          <table:table-cell table:style-name="ce7" table:formula="of:=[.M204]/[.L204]" office:value-type="float" office:value="0.98352232041695" calcext:value-type="float">
            <text:p>0.984</text:p>
          </table:table-cell>
          <table:table-cell office:value-type="float" office:value="7.1" calcext:value-type="float">
            <text:p>7.1</text:p>
          </table:table-cell>
          <table:table-cell office:value-type="float" office:value="5.6" calcext:value-type="float">
            <text:p>5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PTABLE (0.5-2.0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stonMarathon2024_Cleaned.gpx</text:p>
          </table:table-cell>
          <table:table-cell table:formula="of:=IF(ISNUMBER(SEARCH(&quot;Fixed&quot;; [.A205])); &quot;yes&quot;; IF(ISNUMBER(SEARCH(&quot;Cleaned&quot;; [.A205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318" calcext:value-type="float">
            <text:p>318</text:p>
          </table:table-cell>
          <table:table-cell office:value-type="float" office:value="42.29" calcext:value-type="float">
            <text:p>42.29</text:p>
          </table:table-cell>
          <table:table-cell office:value-type="float" office:value="281" calcext:value-type="float">
            <text:p>281</text:p>
          </table:table-cell>
          <table:table-cell office:value-type="float" office:value="422" calcext:value-type="float">
            <text:p>422</text:p>
          </table:table-cell>
          <table:table-cell office:value-type="float" office:value="219.4" calcext:value-type="float">
            <text:p>219.4</text:p>
          </table:table-cell>
          <table:table-cell office:value-type="float" office:value="357.3" calcext:value-type="float">
            <text:p>357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5]/[.G205]" office:value-type="float" office:value="0.665876777251185" calcext:value-type="float">
            <text:p>0.666</text:p>
          </table:table-cell>
          <table:table-cell office:value-type="float" office:value="0.614" calcext:value-type="float">
            <text:p>0.614</text:p>
          </table:table-cell>
          <table:table-cell table:style-name="ce7" table:formula="of:=[.M205]/[.L205]" office:value-type="float" office:value="0.922092526690391" calcext:value-type="float">
            <text:p>0.922</text:p>
          </table:table-cell>
          <table:table-cell office:value-type="float" office:value="21.9" calcext:value-type="float">
            <text:p>21.9</text:p>
          </table:table-cell>
          <table:table-cell office:value-type="float" office:value="15.3" calcext:value-type="float">
            <text:p>1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PTABLE (0.5-2.0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ISTRIA_21_Cleaned.gpx</text:p>
          </table:table-cell>
          <table:table-cell table:formula="of:=IF(ISNUMBER(SEARCH(&quot;Fixed&quot;; [.A206])); &quot;yes&quot;; IF(ISNUMBER(SEARCH(&quot;Cleaned&quot;; [.A206])); &quot;no&quot;; &quot;&quot;))" office:value-type="string" office:string-value="no" calcext:value-type="string">
            <text:p>no</text:p>
          </table:table-cell>
          <table:table-cell office:value-type="string" calcext:value-type="string">
            <text:p>SUCCESS</text:p>
          </table:table-cell>
          <table:table-cell office:value-type="float" office:value="804" calcext:value-type="float">
            <text:p>804</text:p>
          </table:table-cell>
          <table:table-cell office:value-type="float" office:value="21.51" calcext:value-type="float">
            <text:p>21.51</text:p>
          </table:table-cell>
          <table:table-cell office:value-type="float" office:value="220.5" calcext:value-type="float">
            <text:p>220.5</text:p>
          </table:table-cell>
          <table:table-cell office:value-type="float" office:value="495.6" calcext:value-type="float">
            <text:p>495.6</text:p>
          </table:table-cell>
          <table:table-cell office:value-type="float" office:value="164.2" calcext:value-type="float">
            <text:p>164.2</text:p>
          </table:table-cell>
          <table:table-cell office:value-type="float" office:value="439.4" calcext:value-type="float">
            <text:p>439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6]/[.G206]" office:value-type="float" office:value="0.444915254237288" calcext:value-type="float">
            <text:p>0.445</text:p>
          </table:table-cell>
          <table:table-cell office:value-type="float" office:value="0.374" calcext:value-type="float">
            <text:p>0.374</text:p>
          </table:table-cell>
          <table:table-cell table:style-name="ce7" table:formula="of:=[.M206]/[.L206]" office:value-type="float" office:value="0.840609523809524" calcext:value-type="float">
            <text:p>0.841</text:p>
          </table:table-cell>
          <table:table-cell office:value-type="float" office:value="25.5" calcext:value-type="float">
            <text:p>25.5</text:p>
          </table:table-cell>
          <table:table-cell office:value-type="float" office:value="11.3" calcext:value-type="float">
            <text:p>11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ymmetricFixed</text:p>
          </table:table-cell>
          <table:table-cell office:value-type="string" calcext:value-type="string">
            <text:p>Symmetric (Fixed)</text:p>
          </table:table-cell>
          <table:table-cell office:value-type="string" calcext:value-type="string">
            <text:p>NO_OFFICIAL_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OR (&lt;0.5 or &gt;2.0)</text:p>
          </table:table-cell>
          <table:table-cell table:number-columns-repeated="16362"/>
        </table:table-row>
        <table:table-row table:style-name="ro1" table:number-rows-repeated="10483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1.9m_symmetric_detailed_results'.A1:'1.9m_symmetric_detailed_results'.W206" table:display-filter-buttons="tru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01T12:38:59.014227500</dc:date>
    <meta:editing-duration>PT47S</meta:editing-duration>
    <meta:editing-cycles>1</meta:editing-cycles>
    <meta:document-statistic meta:table-count="1" meta:cell-count="4533" meta:object-count="0"/>
    <meta:generator>LibreOffice/25.2.2.2$Windows_X86_64 LibreOffice_project/7370d4be9e3cf6031a51beef54ff3bda878e3fac</meta:generator>
  </office:meta>
</office:document-meta>
</file>